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4cm"/>
    </style:style>
    <style:style style:name="co8" style:family="table-column">
      <style:table-column-properties fo:break-before="auto" style:column-width="3.63cm"/>
    </style:style>
    <style:style style:name="co9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5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0-04-29_lu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utc_datetim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aylight</text:p>
          </table:table-cell>
          <table:table-cell office:value-type="string" calcext:value-type="string">
            <text:p>lightlevel</text:p>
          </table:table-cell>
          <table:table-cell office:value-type="string" calcext:value-type="string">
            <text:p>lux</text:p>
          </table:table-cell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string" calcext:value-type="string">
            <text:p>2020-04-29T10:34:0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173" calcext:value-type="float">
            <text:p>21173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DATEVALUE(LEFT([.A2];10))+TIMEVALUE(MID([.A2];12;8))" office:value-type="date" office:date-value="2020-04-29T10:34:04" calcext:value-type="date">
            <text:p>29/04/20 10:3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20-04-29T10:34: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2228" calcext:value-type="float">
            <text:p>22228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DATEVALUE(LEFT([.A3];10))+TIMEVALUE(MID([.A3];12;8))" office:value-type="date" office:date-value="2020-04-29T10:34:16" calcext:value-type="date">
            <text:p>29/04/20 10:3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2020-04-29T10:34: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2577" calcext:value-type="float">
            <text:p>22577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DATEVALUE(LEFT([.A4];10))+TIMEVALUE(MID([.A4];12;8))" office:value-type="date" office:date-value="2020-04-29T10:34:22" calcext:value-type="date">
            <text:p>29/04/20 10:3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2020-04-29T10:34:3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315" calcext:value-type="float">
            <text:p>15315</text:p>
          </table:table-cell>
          <table:table-cell office:value-type="float" office:value="34" calcext:value-type="float">
            <text:p>34</text:p>
          </table:table-cell>
          <table:table-cell/>
          <table:table-cell table:formula="of:=DATEVALUE(LEFT([.A5];10))+TIMEVALUE(MID([.A5];12;8))" office:value-type="date" office:date-value="2020-04-29T10:34:34" calcext:value-type="date">
            <text:p>29/04/20 10:3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20-04-29T10:34:4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435" calcext:value-type="float">
            <text:p>16435</text:p>
          </table:table-cell>
          <table:table-cell office:value-type="float" office:value="44" calcext:value-type="float">
            <text:p>44</text:p>
          </table:table-cell>
          <table:table-cell/>
          <table:table-cell table:formula="of:=DATEVALUE(LEFT([.A6];10))+TIMEVALUE(MID([.A6];12;8))" office:value-type="date" office:date-value="2020-04-29T10:34:47" calcext:value-type="date">
            <text:p>29/04/20 10: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20-04-29T10:34:5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847" calcext:value-type="float">
            <text:p>21847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DATEVALUE(LEFT([.A7];10))+TIMEVALUE(MID([.A7];12;8))" office:value-type="date" office:date-value="2020-04-29T10:34:53" calcext:value-type="date">
            <text:p>29/04/20 10:3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20-04-29T10:34: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2014" calcext:value-type="float">
            <text:p>22014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DATEVALUE(LEFT([.A8];10))+TIMEVALUE(MID([.A8];12;8))" office:value-type="date" office:date-value="2020-04-29T10:34:59" calcext:value-type="date">
            <text:p>29/04/20 10:3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20-04-29T10:35: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2042" calcext:value-type="float">
            <text:p>22042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DATEVALUE(LEFT([.A9];10))+TIMEVALUE(MID([.A9];12;8))" office:value-type="date" office:date-value="2020-04-29T10:35:01" calcext:value-type="date">
            <text:p>29/04/20 10:3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20-04-29T10:35:0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2069" calcext:value-type="float">
            <text:p>22069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DATEVALUE(LEFT([.A10];10))+TIMEVALUE(MID([.A10];12;8))" office:value-type="date" office:date-value="2020-04-29T10:35:03" calcext:value-type="date">
            <text:p>29/04/20 10:3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20-04-29T10:35: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2069" calcext:value-type="float">
            <text:p>22069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DATEVALUE(LEFT([.A11];10))+TIMEVALUE(MID([.A11];12;8))" office:value-type="date" office:date-value="2020-04-29T10:35:05" calcext:value-type="date">
            <text:p>29/04/20 10:3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20-04-29T10:35: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970" calcext:value-type="float">
            <text:p>20970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DATEVALUE(LEFT([.A12];10))+TIMEVALUE(MID([.A12];12;8))" office:value-type="date" office:date-value="2020-04-29T10:35:05" calcext:value-type="date">
            <text:p>29/04/20 10:3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20-04-29T10:35:1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128" calcext:value-type="float">
            <text:p>16128</text:p>
          </table:table-cell>
          <table:table-cell office:value-type="float" office:value="41" calcext:value-type="float">
            <text:p>41</text:p>
          </table:table-cell>
          <table:table-cell/>
          <table:table-cell table:formula="of:=DATEVALUE(LEFT([.A13];10))+TIMEVALUE(MID([.A13];12;8))" office:value-type="date" office:date-value="2020-04-29T10:35:11" calcext:value-type="date">
            <text:p>29/04/20 10: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20-04-29T10:35:1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533" calcext:value-type="float">
            <text:p>1653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DATEVALUE(LEFT([.A14];10))+TIMEVALUE(MID([.A14];12;8))" office:value-type="date" office:date-value="2020-04-29T10:35:17" calcext:value-type="date">
            <text:p>29/04/20 10: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20-04-29T10:35:1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911" calcext:value-type="float">
            <text:p>15911</text:p>
          </table:table-cell>
          <table:table-cell office:value-type="float" office:value="39" calcext:value-type="float">
            <text:p>39</text:p>
          </table:table-cell>
          <table:table-cell/>
          <table:table-cell table:formula="of:=DATEVALUE(LEFT([.A15];10))+TIMEVALUE(MID([.A15];12;8))" office:value-type="date" office:date-value="2020-04-29T10:35:17" calcext:value-type="date">
            <text:p>29/04/20 10: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20-04-29T10:35:2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865" calcext:value-type="float">
            <text:p>18865</text:p>
          </table:table-cell>
          <table:table-cell office:value-type="float" office:value="77" calcext:value-type="float">
            <text:p>77</text:p>
          </table:table-cell>
          <table:table-cell/>
          <table:table-cell table:formula="of:=DATEVALUE(LEFT([.A16];10))+TIMEVALUE(MID([.A16];12;8))" office:value-type="date" office:date-value="2020-04-29T10:35:22" calcext:value-type="date">
            <text:p>29/04/20 10:3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20-04-29T10:35:2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3618" calcext:value-type="float">
            <text:p>13618</text:p>
          </table:table-cell>
          <table:table-cell office:value-type="float" office:value="23" calcext:value-type="float">
            <text:p>23</text:p>
          </table:table-cell>
          <table:table-cell/>
          <table:table-cell table:formula="of:=DATEVALUE(LEFT([.A17];10))+TIMEVALUE(MID([.A17];12;8))" office:value-type="date" office:date-value="2020-04-29T10:35:28" calcext:value-type="date">
            <text:p>29/04/20 10: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20-04-29T10:35:3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813" calcext:value-type="float">
            <text:p>16813</text:p>
          </table:table-cell>
          <table:table-cell office:value-type="float" office:value="48" calcext:value-type="float">
            <text:p>48</text:p>
          </table:table-cell>
          <table:table-cell/>
          <table:table-cell table:formula="of:=DATEVALUE(LEFT([.A18];10))+TIMEVALUE(MID([.A18];12;8))" office:value-type="date" office:date-value="2020-04-29T10:35:33" calcext:value-type="date">
            <text:p>29/04/20 10: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20-04-29T10:35:3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751" calcext:value-type="float">
            <text:p>18751</text:p>
          </table:table-cell>
          <table:table-cell office:value-type="float" office:value="75" calcext:value-type="float">
            <text:p>75</text:p>
          </table:table-cell>
          <table:table-cell/>
          <table:table-cell table:formula="of:=DATEVALUE(LEFT([.A19];10))+TIMEVALUE(MID([.A19];12;8))" office:value-type="date" office:date-value="2020-04-29T10:35:38" calcext:value-type="date">
            <text:p>29/04/20 10:3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20-04-29T10:35: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9494" calcext:value-type="float">
            <text:p>19494</text:p>
          </table:table-cell>
          <table:table-cell office:value-type="float" office:value="89" calcext:value-type="float">
            <text:p>89</text:p>
          </table:table-cell>
          <table:table-cell/>
          <table:table-cell table:formula="of:=DATEVALUE(LEFT([.A20];10))+TIMEVALUE(MID([.A20];12;8))" office:value-type="date" office:date-value="2020-04-29T10:35:44" calcext:value-type="date">
            <text:p>29/04/20 10:3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0-04-29T10:35:4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404" calcext:value-type="float">
            <text:p>17404</text:p>
          </table:table-cell>
          <table:table-cell office:value-type="float" office:value="55" calcext:value-type="float">
            <text:p>55</text:p>
          </table:table-cell>
          <table:table-cell/>
          <table:table-cell table:formula="of:=DATEVALUE(LEFT([.A21];10))+TIMEVALUE(MID([.A21];12;8))" office:value-type="date" office:date-value="2020-04-29T10:35:49" calcext:value-type="date">
            <text:p>29/04/20 10:3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20-04-29T10:35:5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628" calcext:value-type="float">
            <text:p>16628</text:p>
          </table:table-cell>
          <table:table-cell office:value-type="float" office:value="46" calcext:value-type="float">
            <text:p>46</text:p>
          </table:table-cell>
          <table:table-cell/>
          <table:table-cell table:formula="of:=DATEVALUE(LEFT([.A22];10))+TIMEVALUE(MID([.A22];12;8))" office:value-type="date" office:date-value="2020-04-29T10:35:54" calcext:value-type="date">
            <text:p>29/04/20 10:3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20-04-29T10:36:0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3618" calcext:value-type="float">
            <text:p>13618</text:p>
          </table:table-cell>
          <table:table-cell office:value-type="float" office:value="23" calcext:value-type="float">
            <text:p>23</text:p>
          </table:table-cell>
          <table:table-cell/>
          <table:table-cell table:formula="of:=DATEVALUE(LEFT([.A23];10))+TIMEVALUE(MID([.A23];12;8))" office:value-type="date" office:date-value="2020-04-29T10:36:02" calcext:value-type="date">
            <text:p>29/04/20 10: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20-04-29T10:36:0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150" calcext:value-type="float">
            <text:p>1415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DATEVALUE(LEFT([.A24];10))+TIMEVALUE(MID([.A24];12;8))" office:value-type="date" office:date-value="2020-04-29T10:36:02" calcext:value-type="date">
            <text:p>29/04/20 10: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0-04-29T10:36:0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324" calcext:value-type="float">
            <text:p>17324</text:p>
          </table:table-cell>
          <table:table-cell office:value-type="float" office:value="54" calcext:value-type="float">
            <text:p>54</text:p>
          </table:table-cell>
          <table:table-cell/>
          <table:table-cell table:formula="of:=DATEVALUE(LEFT([.A25];10))+TIMEVALUE(MID([.A25];12;8))" office:value-type="date" office:date-value="2020-04-29T10:36:09" calcext:value-type="date">
            <text:p>29/04/20 10:3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20-04-29T10:36:1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324" calcext:value-type="float">
            <text:p>17324</text:p>
          </table:table-cell>
          <table:table-cell office:value-type="float" office:value="54" calcext:value-type="float">
            <text:p>54</text:p>
          </table:table-cell>
          <table:table-cell/>
          <table:table-cell table:formula="of:=DATEVALUE(LEFT([.A26];10))+TIMEVALUE(MID([.A26];12;8))" office:value-type="date" office:date-value="2020-04-29T10:36:14" calcext:value-type="date">
            <text:p>29/04/20 10:3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20-04-29T10:36: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921" calcext:value-type="float">
            <text:p>18921</text:p>
          </table:table-cell>
          <table:table-cell office:value-type="float" office:value="78" calcext:value-type="float">
            <text:p>78</text:p>
          </table:table-cell>
          <table:table-cell/>
          <table:table-cell table:formula="of:=DATEVALUE(LEFT([.A27];10))+TIMEVALUE(MID([.A27];12;8))" office:value-type="date" office:date-value="2020-04-29T10:36:20" calcext:value-type="date">
            <text:p>29/04/20 10:3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20-04-29T10:36:2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977" calcext:value-type="float">
            <text:p>18977</text:p>
          </table:table-cell>
          <table:table-cell office:value-type="float" office:value="79" calcext:value-type="float">
            <text:p>79</text:p>
          </table:table-cell>
          <table:table-cell/>
          <table:table-cell table:formula="of:=DATEVALUE(LEFT([.A28];10))+TIMEVALUE(MID([.A28];12;8))" office:value-type="date" office:date-value="2020-04-29T10:36:22" calcext:value-type="date">
            <text:p>29/04/20 10:3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20-04-29T10:36:2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751" calcext:value-type="float">
            <text:p>18751</text:p>
          </table:table-cell>
          <table:table-cell office:value-type="float" office:value="75" calcext:value-type="float">
            <text:p>75</text:p>
          </table:table-cell>
          <table:table-cell/>
          <table:table-cell table:formula="of:=DATEVALUE(LEFT([.A29];10))+TIMEVALUE(MID([.A29];12;8))" office:value-type="date" office:date-value="2020-04-29T10:36:24" calcext:value-type="date">
            <text:p>29/04/20 10:3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20-04-29T10:36:2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977" calcext:value-type="float">
            <text:p>18977</text:p>
          </table:table-cell>
          <table:table-cell office:value-type="float" office:value="79" calcext:value-type="float">
            <text:p>79</text:p>
          </table:table-cell>
          <table:table-cell/>
          <table:table-cell table:formula="of:=DATEVALUE(LEFT([.A30];10))+TIMEVALUE(MID([.A30];12;8))" office:value-type="date" office:date-value="2020-04-29T10:36:26" calcext:value-type="date">
            <text:p>29/04/20 10:3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20-04-29T10:36:2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693" calcext:value-type="float">
            <text:p>18693</text:p>
          </table:table-cell>
          <table:table-cell office:value-type="float" office:value="74" calcext:value-type="float">
            <text:p>74</text:p>
          </table:table-cell>
          <table:table-cell/>
          <table:table-cell table:formula="of:=DATEVALUE(LEFT([.A31];10))+TIMEVALUE(MID([.A31];12;8))" office:value-type="date" office:date-value="2020-04-29T10:36:29" calcext:value-type="date">
            <text:p>29/04/20 10:3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20-04-29T10:36:2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389" calcext:value-type="float">
            <text:p>18389</text:p>
          </table:table-cell>
          <table:table-cell office:value-type="float" office:value="69" calcext:value-type="float">
            <text:p>69</text:p>
          </table:table-cell>
          <table:table-cell/>
          <table:table-cell table:formula="of:=DATEVALUE(LEFT([.A32];10))+TIMEVALUE(MID([.A32];12;8))" office:value-type="date" office:date-value="2020-04-29T10:36:29" calcext:value-type="date">
            <text:p>29/04/20 10:3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20-04-29T10:36:3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865" calcext:value-type="float">
            <text:p>18865</text:p>
          </table:table-cell>
          <table:table-cell office:value-type="float" office:value="77" calcext:value-type="float">
            <text:p>77</text:p>
          </table:table-cell>
          <table:table-cell/>
          <table:table-cell table:formula="of:=DATEVALUE(LEFT([.A33];10))+TIMEVALUE(MID([.A33];12;8))" office:value-type="date" office:date-value="2020-04-29T10:36:36" calcext:value-type="date">
            <text:p>29/04/20 10:3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20-04-29T10:36:3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921" calcext:value-type="float">
            <text:p>18921</text:p>
          </table:table-cell>
          <table:table-cell office:value-type="float" office:value="78" calcext:value-type="float">
            <text:p>78</text:p>
          </table:table-cell>
          <table:table-cell/>
          <table:table-cell table:formula="of:=DATEVALUE(LEFT([.A34];10))+TIMEVALUE(MID([.A34];12;8))" office:value-type="date" office:date-value="2020-04-29T10:36:38" calcext:value-type="date">
            <text:p>29/04/20 10:3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20-04-29T10:36:3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9868" calcext:value-type="float">
            <text:p>19868</text:p>
          </table:table-cell>
          <table:table-cell office:value-type="float" office:value="97" calcext:value-type="float">
            <text:p>97</text:p>
          </table:table-cell>
          <table:table-cell/>
          <table:table-cell table:formula="of:=DATEVALUE(LEFT([.A35];10))+TIMEVALUE(MID([.A35];12;8))" office:value-type="date" office:date-value="2020-04-29T10:36:38" calcext:value-type="date">
            <text:p>29/04/20 10:3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20-04-29T10:36: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9591" calcext:value-type="float">
            <text:p>19591</text:p>
          </table:table-cell>
          <table:table-cell office:value-type="float" office:value="91" calcext:value-type="float">
            <text:p>91</text:p>
          </table:table-cell>
          <table:table-cell/>
          <table:table-cell table:formula="of:=DATEVALUE(LEFT([.A36];10))+TIMEVALUE(MID([.A36];12;8))" office:value-type="date" office:date-value="2020-04-29T10:36:44" calcext:value-type="date">
            <text:p>29/04/20 10: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0-04-29T10:36: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531" calcext:value-type="float">
            <text:p>20531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DATEVALUE(LEFT([.A37];10))+TIMEVALUE(MID([.A37];12;8))" office:value-type="date" office:date-value="2020-04-29T10:36:50" calcext:value-type="date">
            <text:p>29/04/20 10:3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20-04-29T10:36:5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2069" calcext:value-type="float">
            <text:p>22069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DATEVALUE(LEFT([.A38];10))+TIMEVALUE(MID([.A38];12;8))" office:value-type="date" office:date-value="2020-04-29T10:36:55" calcext:value-type="date">
            <text:p>29/04/20 10:3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20-04-29T10:37: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294" calcext:value-type="float">
            <text:p>20294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DATEVALUE(LEFT([.A39];10))+TIMEVALUE(MID([.A39];12;8))" office:value-type="date" office:date-value="2020-04-29T10:37:00" calcext:value-type="date">
            <text:p>29/04/20 10:3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20-04-29T10:37:0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336" calcext:value-type="float">
            <text:p>21336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DATEVALUE(LEFT([.A40];10))+TIMEVALUE(MID([.A40];12;8))" office:value-type="date" office:date-value="2020-04-29T10:37:06" calcext:value-type="date">
            <text:p>29/04/20 10:3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20-04-29T10:37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462" calcext:value-type="float">
            <text:p>21462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DATEVALUE(LEFT([.A41];10))+TIMEVALUE(MID([.A41];12;8))" office:value-type="date" office:date-value="2020-04-29T10:37:13" calcext:value-type="date">
            <text:p>29/04/20 10:3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20-04-29T10:37: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732" calcext:value-type="float">
            <text:p>21732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DATEVALUE(LEFT([.A42];10))+TIMEVALUE(MID([.A42];12;8))" office:value-type="date" office:date-value="2020-04-29T10:37:19" calcext:value-type="date">
            <text:p>29/04/20 10:3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20-04-29T10:37: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703" calcext:value-type="float">
            <text:p>21703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DATEVALUE(LEFT([.A43];10))+TIMEVALUE(MID([.A43];12;8))" office:value-type="date" office:date-value="2020-04-29T10:37:19" calcext:value-type="date">
            <text:p>29/04/20 10:3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20-04-29T10:37: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584" calcext:value-type="float">
            <text:p>21584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DATEVALUE(LEFT([.A44];10))+TIMEVALUE(MID([.A44];12;8))" office:value-type="date" office:date-value="2020-04-29T10:37:24" calcext:value-type="date">
            <text:p>29/04/20 10:3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20-04-29T10:37: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614" calcext:value-type="float">
            <text:p>2161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DATEVALUE(LEFT([.A45];10))+TIMEVALUE(MID([.A45];12;8))" office:value-type="date" office:date-value="2020-04-29T10:37:30" calcext:value-type="date">
            <text:p>29/04/20 10:3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20-04-29T10:37:3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272" calcext:value-type="float">
            <text:p>21272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DATEVALUE(LEFT([.A46];10))+TIMEVALUE(MID([.A46];12;8))" office:value-type="date" office:date-value="2020-04-29T10:37:35" calcext:value-type="date">
            <text:p>29/04/20 10:3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20-04-29T10:37: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140" calcext:value-type="float">
            <text:p>2114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DATEVALUE(LEFT([.A47];10))+TIMEVALUE(MID([.A47];12;8))" office:value-type="date" office:date-value="2020-04-29T10:37:41" calcext:value-type="date">
            <text:p>29/04/20 10:3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20-04-29T10:37: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004" calcext:value-type="float">
            <text:p>21004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DATEVALUE(LEFT([.A48];10))+TIMEVALUE(MID([.A48];12;8))" office:value-type="date" office:date-value="2020-04-29T10:37:46" calcext:value-type="date">
            <text:p>29/04/20 10:3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20-04-29T10:37:5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970" calcext:value-type="float">
            <text:p>20970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DATEVALUE(LEFT([.A49];10))+TIMEVALUE(MID([.A49];12;8))" office:value-type="date" office:date-value="2020-04-29T10:37:51" calcext:value-type="date">
            <text:p>29/04/20 10:3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20-04-29T10:37:5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493" calcext:value-type="float">
            <text:p>21493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DATEVALUE(LEFT([.A50];10))+TIMEVALUE(MID([.A50];12;8))" office:value-type="date" office:date-value="2020-04-29T10:37:57" calcext:value-type="date">
            <text:p>29/04/20 10:3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20-04-29T10:38:0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272" calcext:value-type="float">
            <text:p>21272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DATEVALUE(LEFT([.A51];10))+TIMEVALUE(MID([.A51];12;8))" office:value-type="date" office:date-value="2020-04-29T10:38:02" calcext:value-type="date">
            <text:p>29/04/20 10:3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20-04-29T10:38: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399" calcext:value-type="float">
            <text:p>21399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DATEVALUE(LEFT([.A52];10))+TIMEVALUE(MID([.A52];12;8))" office:value-type="date" office:date-value="2020-04-29T10:38:10" calcext:value-type="date">
            <text:p>29/04/20 10: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20-04-29T10:38: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399" calcext:value-type="float">
            <text:p>21399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DATEVALUE(LEFT([.A53];10))+TIMEVALUE(MID([.A53];12;8))" office:value-type="date" office:date-value="2020-04-29T10:38:12" calcext:value-type="date">
            <text:p>29/04/20 10: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20-04-29T10:38: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399" calcext:value-type="float">
            <text:p>21399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DATEVALUE(LEFT([.A54];10))+TIMEVALUE(MID([.A54];12;8))" office:value-type="date" office:date-value="2020-04-29T10:38:14" calcext:value-type="date">
            <text:p>29/04/20 10: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20-04-29T10:38: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399" calcext:value-type="float">
            <text:p>21399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DATEVALUE(LEFT([.A55];10))+TIMEVALUE(MID([.A55];12;8))" office:value-type="date" office:date-value="2020-04-29T10:38:14" calcext:value-type="date">
            <text:p>29/04/20 10: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20-04-29T10:38: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336" calcext:value-type="float">
            <text:p>21336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DATEVALUE(LEFT([.A56];10))+TIMEVALUE(MID([.A56];12;8))" office:value-type="date" office:date-value="2020-04-29T10:38:21" calcext:value-type="date">
            <text:p>29/04/20 10:3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20-04-29T10:38:2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336" calcext:value-type="float">
            <text:p>21336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DATEVALUE(LEFT([.A57];10))+TIMEVALUE(MID([.A57];12;8))" office:value-type="date" office:date-value="2020-04-29T10:38:23" calcext:value-type="date">
            <text:p>29/04/20 10:3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20-04-29T10:38: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336" calcext:value-type="float">
            <text:p>21336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DATEVALUE(LEFT([.A58];10))+TIMEVALUE(MID([.A58];12;8))" office:value-type="date" office:date-value="2020-04-29T10:38:25" calcext:value-type="date">
            <text:p>29/04/20 10:3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20-04-29T10:38: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368" calcext:value-type="float">
            <text:p>21368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DATEVALUE(LEFT([.A59];10))+TIMEVALUE(MID([.A59];12;8))" office:value-type="date" office:date-value="2020-04-29T10:38:27" calcext:value-type="date">
            <text:p>29/04/20 10: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20-04-29T10:38: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368" calcext:value-type="float">
            <text:p>21368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DATEVALUE(LEFT([.A60];10))+TIMEVALUE(MID([.A60];12;8))" office:value-type="date" office:date-value="2020-04-29T10:38:29" calcext:value-type="date">
            <text:p>29/04/20 10: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20-04-29T10:38: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368" calcext:value-type="float">
            <text:p>21368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DATEVALUE(LEFT([.A61];10))+TIMEVALUE(MID([.A61];12;8))" office:value-type="date" office:date-value="2020-04-29T10:38:31" calcext:value-type="date">
            <text:p>29/04/20 10: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20-04-29T10:38: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368" calcext:value-type="float">
            <text:p>21368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DATEVALUE(LEFT([.A62];10))+TIMEVALUE(MID([.A62];12;8))" office:value-type="date" office:date-value="2020-04-29T10:38:33" calcext:value-type="date">
            <text:p>29/04/20 10: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20-04-29T10:38:3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368" calcext:value-type="float">
            <text:p>21368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DATEVALUE(LEFT([.A63];10))+TIMEVALUE(MID([.A63];12;8))" office:value-type="date" office:date-value="2020-04-29T10:38:35" calcext:value-type="date">
            <text:p>29/04/20 10: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20-04-29T10:38:3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336" calcext:value-type="float">
            <text:p>21336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DATEVALUE(LEFT([.A64];10))+TIMEVALUE(MID([.A64];12;8))" office:value-type="date" office:date-value="2020-04-29T10:38:37" calcext:value-type="date">
            <text:p>29/04/20 10:3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20-04-29T10:38: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336" calcext:value-type="float">
            <text:p>21336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DATEVALUE(LEFT([.A65];10))+TIMEVALUE(MID([.A65];12;8))" office:value-type="date" office:date-value="2020-04-29T10:38:39" calcext:value-type="date">
            <text:p>29/04/20 10:3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20-04-29T10:38: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336" calcext:value-type="float">
            <text:p>21336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DATEVALUE(LEFT([.A66];10))+TIMEVALUE(MID([.A66];12;8))" office:value-type="date" office:date-value="2020-04-29T10:38:41" calcext:value-type="date">
            <text:p>29/04/20 10:3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20-04-29T10:38: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368" calcext:value-type="float">
            <text:p>21368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DATEVALUE(LEFT([.A67];10))+TIMEVALUE(MID([.A67];12;8))" office:value-type="date" office:date-value="2020-04-29T10:38:43" calcext:value-type="date">
            <text:p>29/04/20 10: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20-04-29T10:38: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336" calcext:value-type="float">
            <text:p>21336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DATEVALUE(LEFT([.A68];10))+TIMEVALUE(MID([.A68];12;8))" office:value-type="date" office:date-value="2020-04-29T10:38:45" calcext:value-type="date">
            <text:p>29/04/20 10:3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20-04-29T10:38:5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368" calcext:value-type="float">
            <text:p>21368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DATEVALUE(LEFT([.A69];10))+TIMEVALUE(MID([.A69];12;8))" office:value-type="date" office:date-value="2020-04-29T10:38:51" calcext:value-type="date">
            <text:p>29/04/20 10: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20-04-29T10:39:3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970" calcext:value-type="float">
            <text:p>20970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DATEVALUE(LEFT([.A70];10))+TIMEVALUE(MID([.A70];12;8))" office:value-type="date" office:date-value="2020-04-29T10:39:35" calcext:value-type="date">
            <text:p>29/04/20 10:3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20-04-29T10:39: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970" calcext:value-type="float">
            <text:p>20970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DATEVALUE(LEFT([.A71];10))+TIMEVALUE(MID([.A71];12;8))" office:value-type="date" office:date-value="2020-04-29T10:39:40" calcext:value-type="date">
            <text:p>29/04/20 10:3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20-04-29T10:39: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970" calcext:value-type="float">
            <text:p>20970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DATEVALUE(LEFT([.A72];10))+TIMEVALUE(MID([.A72];12;8))" office:value-type="date" office:date-value="2020-04-29T10:39:46" calcext:value-type="date">
            <text:p>29/04/20 10:3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20-04-29T10:39:5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106" calcext:value-type="float">
            <text:p>21106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DATEVALUE(LEFT([.A73];10))+TIMEVALUE(MID([.A73];12;8))" office:value-type="date" office:date-value="2020-04-29T10:39:51" calcext:value-type="date">
            <text:p>29/04/20 10:3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20-04-29T10:40: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073" calcext:value-type="float">
            <text:p>21073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DATEVALUE(LEFT([.A74];10))+TIMEVALUE(MID([.A74];12;8))" office:value-type="date" office:date-value="2020-04-29T10:40:01" calcext:value-type="date">
            <text:p>29/04/20 10:4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20-04-29T10:41:0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462" calcext:value-type="float">
            <text:p>21462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DATEVALUE(LEFT([.A75];10))+TIMEVALUE(MID([.A75];12;8))" office:value-type="date" office:date-value="2020-04-29T10:41:07" calcext:value-type="date">
            <text:p>29/04/20 10:4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20-04-29T10:41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304" calcext:value-type="float">
            <text:p>21304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DATEVALUE(LEFT([.A76];10))+TIMEVALUE(MID([.A76];12;8))" office:value-type="date" office:date-value="2020-04-29T10:41:13" calcext:value-type="date">
            <text:p>29/04/20 10:4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20-04-29T10:41: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336" calcext:value-type="float">
            <text:p>21336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DATEVALUE(LEFT([.A77];10))+TIMEVALUE(MID([.A77];12;8))" office:value-type="date" office:date-value="2020-04-29T10:41:21" calcext:value-type="date">
            <text:p>29/04/20 10:4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20-04-29T10:41: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399" calcext:value-type="float">
            <text:p>21399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DATEVALUE(LEFT([.A78];10))+TIMEVALUE(MID([.A78];12;8))" office:value-type="date" office:date-value="2020-04-29T10:41:31" calcext:value-type="date">
            <text:p>29/04/20 10:4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20-04-29T10:42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584" calcext:value-type="float">
            <text:p>21584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DATEVALUE(LEFT([.A79];10))+TIMEVALUE(MID([.A79];12;8))" office:value-type="date" office:date-value="2020-04-29T10:42:13" calcext:value-type="date">
            <text:p>29/04/20 10:4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20-04-29T10:42: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523" calcext:value-type="float">
            <text:p>21523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DATEVALUE(LEFT([.A80];10))+TIMEVALUE(MID([.A80];12;8))" office:value-type="date" office:date-value="2020-04-29T10:42:42" calcext:value-type="date">
            <text:p>29/04/20 10:4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20-04-29T10:42: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336" calcext:value-type="float">
            <text:p>21336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DATEVALUE(LEFT([.A81];10))+TIMEVALUE(MID([.A81];12;8))" office:value-type="date" office:date-value="2020-04-29T10:42:48" calcext:value-type="date">
            <text:p>29/04/20 10:4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20-04-29T10:42:5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554" calcext:value-type="float">
            <text:p>21554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DATEVALUE(LEFT([.A82];10))+TIMEVALUE(MID([.A82];12;8))" office:value-type="date" office:date-value="2020-04-29T10:42:53" calcext:value-type="date">
            <text:p>29/04/20 10:4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20-04-29T10:42: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523" calcext:value-type="float">
            <text:p>21523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DATEVALUE(LEFT([.A83];10))+TIMEVALUE(MID([.A83];12;8))" office:value-type="date" office:date-value="2020-04-29T10:42:58" calcext:value-type="date">
            <text:p>29/04/20 10:4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20-04-29T10:43: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554" calcext:value-type="float">
            <text:p>21554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DATEVALUE(LEFT([.A84];10))+TIMEVALUE(MID([.A84];12;8))" office:value-type="date" office:date-value="2020-04-29T10:43:18" calcext:value-type="date">
            <text:p>29/04/20 10:4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20-04-29T10:43: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368" calcext:value-type="float">
            <text:p>21368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DATEVALUE(LEFT([.A85];10))+TIMEVALUE(MID([.A85];12;8))" office:value-type="date" office:date-value="2020-04-29T10:43:24" calcext:value-type="date">
            <text:p>29/04/20 10:4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20-04-29T10:43: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399" calcext:value-type="float">
            <text:p>21399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DATEVALUE(LEFT([.A86];10))+TIMEVALUE(MID([.A86];12;8))" office:value-type="date" office:date-value="2020-04-29T10:43:30" calcext:value-type="date">
            <text:p>29/04/20 10:4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20-04-29T10:43: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368" calcext:value-type="float">
            <text:p>21368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DATEVALUE(LEFT([.A87];10))+TIMEVALUE(MID([.A87];12;8))" office:value-type="date" office:date-value="2020-04-29T10:43:36" calcext:value-type="date">
            <text:p>29/04/20 10:4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20-04-29T10:43: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584" calcext:value-type="float">
            <text:p>21584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DATEVALUE(LEFT([.A88];10))+TIMEVALUE(MID([.A88];12;8))" office:value-type="date" office:date-value="2020-04-29T10:43:41" calcext:value-type="date">
            <text:p>29/04/20 10: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20-04-29T10:43:4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431" calcext:value-type="float">
            <text:p>21431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DATEVALUE(LEFT([.A89];10))+TIMEVALUE(MID([.A89];12;8))" office:value-type="date" office:date-value="2020-04-29T10:43:47" calcext:value-type="date">
            <text:p>29/04/20 10:4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20-04-29T10:43: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462" calcext:value-type="float">
            <text:p>21462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DATEVALUE(LEFT([.A90];10))+TIMEVALUE(MID([.A90];12;8))" office:value-type="date" office:date-value="2020-04-29T10:43:52" calcext:value-type="date">
            <text:p>29/04/20 10:4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20-04-29T10:43: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462" calcext:value-type="float">
            <text:p>21462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DATEVALUE(LEFT([.A91];10))+TIMEVALUE(MID([.A91];12;8))" office:value-type="date" office:date-value="2020-04-29T10:43:59" calcext:value-type="date">
            <text:p>29/04/20 10:4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20-04-29T10:44: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554" calcext:value-type="float">
            <text:p>21554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DATEVALUE(LEFT([.A92];10))+TIMEVALUE(MID([.A92];12;8))" office:value-type="date" office:date-value="2020-04-29T10:44:14" calcext:value-type="date">
            <text:p>29/04/20 10:4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20-04-29T10:44: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761" calcext:value-type="float">
            <text:p>21761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DATEVALUE(LEFT([.A93];10))+TIMEVALUE(MID([.A93];12;8))" office:value-type="date" office:date-value="2020-04-29T10:44:42" calcext:value-type="date">
            <text:p>29/04/20 10: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20-04-29T10:44:5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2122" calcext:value-type="float">
            <text:p>22122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DATEVALUE(LEFT([.A94];10))+TIMEVALUE(MID([.A94];12;8))" office:value-type="date" office:date-value="2020-04-29T10:44:51" calcext:value-type="date">
            <text:p>29/04/20 10:4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20-04-29T10:44: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932" calcext:value-type="float">
            <text:p>21932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DATEVALUE(LEFT([.A95];10))+TIMEVALUE(MID([.A95];12;8))" office:value-type="date" office:date-value="2020-04-29T10:44:58" calcext:value-type="date">
            <text:p>29/04/20 10:4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20-04-29T10:45: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2719" calcext:value-type="float">
            <text:p>22719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DATEVALUE(LEFT([.A96];10))+TIMEVALUE(MID([.A96];12;8))" office:value-type="date" office:date-value="2020-04-29T10:45:39" calcext:value-type="date">
            <text:p>29/04/20 10:4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20-04-29T10:45:4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2480" calcext:value-type="float">
            <text:p>22480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DATEVALUE(LEFT([.A97];10))+TIMEVALUE(MID([.A97];12;8))" office:value-type="date" office:date-value="2020-04-29T10:45:47" calcext:value-type="date">
            <text:p>29/04/20 10:4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2020-04-29T10:47:0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2175" calcext:value-type="float">
            <text:p>22175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DATEVALUE(LEFT([.A98];10))+TIMEVALUE(MID([.A98];12;8))" office:value-type="date" office:date-value="2020-04-29T10:47:04" calcext:value-type="date">
            <text:p>29/04/20 10:4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20-04-29T10:47: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614" calcext:value-type="float">
            <text:p>2161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DATEVALUE(LEFT([.A99];10))+TIMEVALUE(MID([.A99];12;8))" office:value-type="date" office:date-value="2020-04-29T10:47:29" calcext:value-type="date">
            <text:p>29/04/20 10:4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20-04-29T10:47:3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004" calcext:value-type="float">
            <text:p>21004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DATEVALUE(LEFT([.A100];10))+TIMEVALUE(MID([.A100];12;8))" office:value-type="date" office:date-value="2020-04-29T10:47:38" calcext:value-type="date">
            <text:p>29/04/20 10:4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20-04-29T10:47:5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792" calcext:value-type="float">
            <text:p>20792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DATEVALUE(LEFT([.A101];10))+TIMEVALUE(MID([.A101];12;8))" office:value-type="date" office:date-value="2020-04-29T10:47:54" calcext:value-type="date">
            <text:p>29/04/20 10: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20-04-29T10:48: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792" calcext:value-type="float">
            <text:p>20792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DATEVALUE(LEFT([.A102];10))+TIMEVALUE(MID([.A102];12;8))" office:value-type="date" office:date-value="2020-04-29T10:48:00" calcext:value-type="date">
            <text:p>29/04/20 10: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20-04-29T10:48:0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140" calcext:value-type="float">
            <text:p>2114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DATEVALUE(LEFT([.A103];10))+TIMEVALUE(MID([.A103];12;8))" office:value-type="date" office:date-value="2020-04-29T10:48:06" calcext:value-type="date">
            <text:p>29/04/20 10:4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20-04-29T10:48: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554" calcext:value-type="float">
            <text:p>21554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DATEVALUE(LEFT([.A104];10))+TIMEVALUE(MID([.A104];12;8))" office:value-type="date" office:date-value="2020-04-29T10:48:11" calcext:value-type="date">
            <text:p>29/04/20 10:4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20-04-29T10:48: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2122" calcext:value-type="float">
            <text:p>22122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DATEVALUE(LEFT([.A105];10))+TIMEVALUE(MID([.A105];12;8))" office:value-type="date" office:date-value="2020-04-29T10:48:17" calcext:value-type="date">
            <text:p>29/04/20 10:4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20-04-29T10:48: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2381" calcext:value-type="float">
            <text:p>22381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DATEVALUE(LEFT([.A106];10))+TIMEVALUE(MID([.A106];12;8))" office:value-type="date" office:date-value="2020-04-29T10:48:22" calcext:value-type="date">
            <text:p>29/04/20 10:4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20-04-29T10:48: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2254" calcext:value-type="float">
            <text:p>22254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DATEVALUE(LEFT([.A107];10))+TIMEVALUE(MID([.A107];12;8))" office:value-type="date" office:date-value="2020-04-29T10:48:27" calcext:value-type="date">
            <text:p>29/04/20 10:4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20-04-29T10:48: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2175" calcext:value-type="float">
            <text:p>22175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DATEVALUE(LEFT([.A108];10))+TIMEVALUE(MID([.A108];12;8))" office:value-type="date" office:date-value="2020-04-29T10:48:34" calcext:value-type="date">
            <text:p>29/04/20 10:4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20-04-29T10:48: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2330" calcext:value-type="float">
            <text:p>22330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DATEVALUE(LEFT([.A109];10))+TIMEVALUE(MID([.A109];12;8))" office:value-type="date" office:date-value="2020-04-29T10:48:52" calcext:value-type="date">
            <text:p>29/04/20 10:4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2020-04-29T10:48:5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2406" calcext:value-type="float">
            <text:p>22406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DATEVALUE(LEFT([.A110];10))+TIMEVALUE(MID([.A110];12;8))" office:value-type="date" office:date-value="2020-04-29T10:48:57" calcext:value-type="date">
            <text:p>29/04/20 10:4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20-04-29T10:49:0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2149" calcext:value-type="float">
            <text:p>22149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DATEVALUE(LEFT([.A111];10))+TIMEVALUE(MID([.A111];12;8))" office:value-type="date" office:date-value="2020-04-29T10:49:03" calcext:value-type="date">
            <text:p>29/04/20 10:4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2020-04-29T10:49: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2069" calcext:value-type="float">
            <text:p>22069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DATEVALUE(LEFT([.A112];10))+TIMEVALUE(MID([.A112];12;8))" office:value-type="date" office:date-value="2020-04-29T10:49:10" calcext:value-type="date">
            <text:p>29/04/20 10:4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20-04-29T10:49: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2175" calcext:value-type="float">
            <text:p>22175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DATEVALUE(LEFT([.A113];10))+TIMEVALUE(MID([.A113];12;8))" office:value-type="date" office:date-value="2020-04-29T10:49:16" calcext:value-type="date">
            <text:p>29/04/20 10:4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20-04-29T10:49: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2122" calcext:value-type="float">
            <text:p>22122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DATEVALUE(LEFT([.A114];10))+TIMEVALUE(MID([.A114];12;8))" office:value-type="date" office:date-value="2020-04-29T10:49:21" calcext:value-type="date">
            <text:p>29/04/20 10:4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20-04-29T10:49: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2122" calcext:value-type="float">
            <text:p>22122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DATEVALUE(LEFT([.A115];10))+TIMEVALUE(MID([.A115];12;8))" office:value-type="date" office:date-value="2020-04-29T10:49:27" calcext:value-type="date">
            <text:p>29/04/20 10:4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20-04-29T10:49: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987" calcext:value-type="float">
            <text:p>21987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DATEVALUE(LEFT([.A116];10))+TIMEVALUE(MID([.A116];12;8))" office:value-type="date" office:date-value="2020-04-29T10:49:33" calcext:value-type="date">
            <text:p>29/04/20 10:4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20-04-29T10:49: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819" calcext:value-type="float">
            <text:p>21819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DATEVALUE(LEFT([.A117];10))+TIMEVALUE(MID([.A117];12;8))" office:value-type="date" office:date-value="2020-04-29T10:49:41" calcext:value-type="date">
            <text:p>29/04/20 10:4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20-04-29T10:49: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272" calcext:value-type="float">
            <text:p>21272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DATEVALUE(LEFT([.A118];10))+TIMEVALUE(MID([.A118];12;8))" office:value-type="date" office:date-value="2020-04-29T10:49:46" calcext:value-type="date">
            <text:p>29/04/20 10:4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20-04-29T10:49: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719" calcext:value-type="float">
            <text:p>20719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DATEVALUE(LEFT([.A119];10))+TIMEVALUE(MID([.A119];12;8))" office:value-type="date" office:date-value="2020-04-29T10:49:52" calcext:value-type="date">
            <text:p>29/04/20 10:4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20-04-29T10:49: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073" calcext:value-type="float">
            <text:p>21073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DATEVALUE(LEFT([.A120];10))+TIMEVALUE(MID([.A120];12;8))" office:value-type="date" office:date-value="2020-04-29T10:49:58" calcext:value-type="date">
            <text:p>29/04/20 10:4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20-04-29T11:53: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336" calcext:value-type="float">
            <text:p>21336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DATEVALUE(LEFT([.A121];10))+TIMEVALUE(MID([.A121];12;8))" office:value-type="date" office:date-value="2020-04-29T11:53:22" calcext:value-type="date">
            <text:p>29/04/20 11:5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20-04-29T11:54: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2042" calcext:value-type="float">
            <text:p>22042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DATEVALUE(LEFT([.A122];10))+TIMEVALUE(MID([.A122];12;8))" office:value-type="date" office:date-value="2020-04-29T11:54:30" calcext:value-type="date">
            <text:p>29/04/20 11:5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20-04-29T11:55: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761" calcext:value-type="float">
            <text:p>21761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DATEVALUE(LEFT([.A123];10))+TIMEVALUE(MID([.A123];12;8))" office:value-type="date" office:date-value="2020-04-29T11:55:31" calcext:value-type="date">
            <text:p>29/04/20 11: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20-04-29T11:58:3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039" calcext:value-type="float">
            <text:p>21039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DATEVALUE(LEFT([.A124];10))+TIMEVALUE(MID([.A124];12;8))" office:value-type="date" office:date-value="2020-04-29T11:58:37" calcext:value-type="date">
            <text:p>29/04/20 11:5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20-04-29T11:59: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493" calcext:value-type="float">
            <text:p>20493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DATEVALUE(LEFT([.A125];10))+TIMEVALUE(MID([.A125];12;8))" office:value-type="date" office:date-value="2020-04-29T11:59:46" calcext:value-type="date">
            <text:p>29/04/20 11:5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20-04-29T12:00: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493" calcext:value-type="float">
            <text:p>20493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DATEVALUE(LEFT([.A126];10))+TIMEVALUE(MID([.A126];12;8))" office:value-type="date" office:date-value="2020-04-29T12:00:49" calcext:value-type="date">
            <text:p>29/04/20 12:0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20-04-29T12:01:5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9396" calcext:value-type="float">
            <text:p>19396</text:p>
          </table:table-cell>
          <table:table-cell office:value-type="float" office:value="87" calcext:value-type="float">
            <text:p>87</text:p>
          </table:table-cell>
          <table:table-cell/>
          <table:table-cell table:formula="of:=DATEVALUE(LEFT([.A127];10))+TIMEVALUE(MID([.A127];12;8))" office:value-type="date" office:date-value="2020-04-29T12:01:54" calcext:value-type="date">
            <text:p>29/04/20 12:0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20-04-29T12:03:2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865" calcext:value-type="float">
            <text:p>18865</text:p>
          </table:table-cell>
          <table:table-cell office:value-type="float" office:value="77" calcext:value-type="float">
            <text:p>77</text:p>
          </table:table-cell>
          <table:table-cell/>
          <table:table-cell table:formula="of:=DATEVALUE(LEFT([.A128];10))+TIMEVALUE(MID([.A128];12;8))" office:value-type="date" office:date-value="2020-04-29T12:03:27" calcext:value-type="date">
            <text:p>29/04/20 12:0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20-04-29T12:04:3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693" calcext:value-type="float">
            <text:p>18693</text:p>
          </table:table-cell>
          <table:table-cell office:value-type="float" office:value="74" calcext:value-type="float">
            <text:p>74</text:p>
          </table:table-cell>
          <table:table-cell/>
          <table:table-cell table:formula="of:=DATEVALUE(LEFT([.A129];10))+TIMEVALUE(MID([.A129];12;8))" office:value-type="date" office:date-value="2020-04-29T12:04:30" calcext:value-type="date">
            <text:p>29/04/20 12:0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20-04-29T12:06:5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062" calcext:value-type="float">
            <text:p>18062</text:p>
          </table:table-cell>
          <table:table-cell office:value-type="float" office:value="64" calcext:value-type="float">
            <text:p>64</text:p>
          </table:table-cell>
          <table:table-cell/>
          <table:table-cell table:formula="of:=DATEVALUE(LEFT([.A130];10))+TIMEVALUE(MID([.A130];12;8))" office:value-type="date" office:date-value="2020-04-29T12:06:55" calcext:value-type="date">
            <text:p>29/04/20 12:0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20-04-29T12:07:5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693" calcext:value-type="float">
            <text:p>18693</text:p>
          </table:table-cell>
          <table:table-cell office:value-type="float" office:value="74" calcext:value-type="float">
            <text:p>74</text:p>
          </table:table-cell>
          <table:table-cell/>
          <table:table-cell table:formula="of:=DATEVALUE(LEFT([.A131];10))+TIMEVALUE(MID([.A131];12;8))" office:value-type="date" office:date-value="2020-04-29T12:07:55" calcext:value-type="date">
            <text:p>29/04/20 12:0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20-04-29T12:31:2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914" calcext:value-type="float">
            <text:p>1491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DATEVALUE(LEFT([.A132];10))+TIMEVALUE(MID([.A132];12;8))" office:value-type="date" office:date-value="2020-04-29T12:31:29" calcext:value-type="date">
            <text:p>29/04/20 12: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20-04-29T12:32:3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914" calcext:value-type="float">
            <text:p>1491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DATEVALUE(LEFT([.A133];10))+TIMEVALUE(MID([.A133];12;8))" office:value-type="date" office:date-value="2020-04-29T12:32:33" calcext:value-type="date">
            <text:p>29/04/20 12: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20-04-29T12:33:3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052" calcext:value-type="float">
            <text:p>1505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DATEVALUE(LEFT([.A134];10))+TIMEVALUE(MID([.A134];12;8))" office:value-type="date" office:date-value="2020-04-29T12:33:39" calcext:value-type="date">
            <text:p>29/04/20 12: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20-04-29T12:34:5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772" calcext:value-type="float">
            <text:p>1477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DATEVALUE(LEFT([.A135];10))+TIMEVALUE(MID([.A135];12;8))" office:value-type="date" office:date-value="2020-04-29T12:34:50" calcext:value-type="date">
            <text:p>29/04/20 12: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20-04-29T12:35:5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052" calcext:value-type="float">
            <text:p>1505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DATEVALUE(LEFT([.A136];10))+TIMEVALUE(MID([.A136];12;8))" office:value-type="date" office:date-value="2020-04-29T12:35:51" calcext:value-type="date">
            <text:p>29/04/20 12: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20-04-29T12:36:0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186" calcext:value-type="float">
            <text:p>15186</text:p>
          </table:table-cell>
          <table:table-cell office:value-type="float" office:value="33" calcext:value-type="float">
            <text:p>33</text:p>
          </table:table-cell>
          <table:table-cell/>
          <table:table-cell table:formula="of:=DATEVALUE(LEFT([.A137];10))+TIMEVALUE(MID([.A137];12;8))" office:value-type="date" office:date-value="2020-04-29T12:36:06" calcext:value-type="date">
            <text:p>29/04/20 12: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20-04-29T12:38:0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128" calcext:value-type="float">
            <text:p>16128</text:p>
          </table:table-cell>
          <table:table-cell office:value-type="float" office:value="41" calcext:value-type="float">
            <text:p>41</text:p>
          </table:table-cell>
          <table:table-cell/>
          <table:table-cell table:formula="of:=DATEVALUE(LEFT([.A138];10))+TIMEVALUE(MID([.A138];12;8))" office:value-type="date" office:date-value="2020-04-29T12:38:08" calcext:value-type="date">
            <text:p>29/04/20 12: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20-04-29T12:39:0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902" calcext:value-type="float">
            <text:p>16902</text:p>
          </table:table-cell>
          <table:table-cell office:value-type="float" office:value="49" calcext:value-type="float">
            <text:p>49</text:p>
          </table:table-cell>
          <table:table-cell/>
          <table:table-cell table:formula="of:=DATEVALUE(LEFT([.A139];10))+TIMEVALUE(MID([.A139];12;8))" office:value-type="date" office:date-value="2020-04-29T12:39:08" calcext:value-type="date">
            <text:p>29/04/20 12:3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20-04-29T12:40:0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635" calcext:value-type="float">
            <text:p>17635</text:p>
          </table:table-cell>
          <table:table-cell office:value-type="float" office:value="58" calcext:value-type="float">
            <text:p>58</text:p>
          </table:table-cell>
          <table:table-cell/>
          <table:table-cell table:formula="of:=DATEVALUE(LEFT([.A140];10))+TIMEVALUE(MID([.A140];12;8))" office:value-type="date" office:date-value="2020-04-29T12:40:09" calcext:value-type="date">
            <text:p>29/04/20 12:4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0-04-29T12:41:4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451" calcext:value-type="float">
            <text:p>1845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DATEVALUE(LEFT([.A141];10))+TIMEVALUE(MID([.A141];12;8))" office:value-type="date" office:date-value="2020-04-29T12:41:45" calcext:value-type="date">
            <text:p>29/04/20 12:4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20-04-29T12:42:5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693" calcext:value-type="float">
            <text:p>18693</text:p>
          </table:table-cell>
          <table:table-cell office:value-type="float" office:value="74" calcext:value-type="float">
            <text:p>74</text:p>
          </table:table-cell>
          <table:table-cell/>
          <table:table-cell table:formula="of:=DATEVALUE(LEFT([.A142];10))+TIMEVALUE(MID([.A142];12;8))" office:value-type="date" office:date-value="2020-04-29T12:42:59" calcext:value-type="date">
            <text:p>29/04/20 12:4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20-04-29T12:43:5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994" calcext:value-type="float">
            <text:p>17994</text:p>
          </table:table-cell>
          <table:table-cell office:value-type="float" office:value="63" calcext:value-type="float">
            <text:p>63</text:p>
          </table:table-cell>
          <table:table-cell/>
          <table:table-cell table:formula="of:=DATEVALUE(LEFT([.A143];10))+TIMEVALUE(MID([.A143];12;8))" office:value-type="date" office:date-value="2020-04-29T12:43:59" calcext:value-type="date">
            <text:p>29/04/20 12:4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20-04-29T12:45:0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326" calcext:value-type="float">
            <text:p>18326</text:p>
          </table:table-cell>
          <table:table-cell office:value-type="float" office:value="68" calcext:value-type="float">
            <text:p>68</text:p>
          </table:table-cell>
          <table:table-cell/>
          <table:table-cell table:formula="of:=DATEVALUE(LEFT([.A144];10))+TIMEVALUE(MID([.A144];12;8))" office:value-type="date" office:date-value="2020-04-29T12:45:07" calcext:value-type="date">
            <text:p>29/04/20 12:4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20-04-29T12:46:2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693" calcext:value-type="float">
            <text:p>18693</text:p>
          </table:table-cell>
          <table:table-cell office:value-type="float" office:value="74" calcext:value-type="float">
            <text:p>74</text:p>
          </table:table-cell>
          <table:table-cell/>
          <table:table-cell table:formula="of:=DATEVALUE(LEFT([.A145];10))+TIMEVALUE(MID([.A145];12;8))" office:value-type="date" office:date-value="2020-04-29T12:46:21" calcext:value-type="date">
            <text:p>29/04/20 12:4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20-04-29T12:47:2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809" calcext:value-type="float">
            <text:p>18809</text:p>
          </table:table-cell>
          <table:table-cell office:value-type="float" office:value="76" calcext:value-type="float">
            <text:p>76</text:p>
          </table:table-cell>
          <table:table-cell/>
          <table:table-cell table:formula="of:=DATEVALUE(LEFT([.A146];10))+TIMEVALUE(MID([.A146];12;8))" office:value-type="date" office:date-value="2020-04-29T12:47:26" calcext:value-type="date">
            <text:p>29/04/20 12:4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20-04-29T12:48:2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921" calcext:value-type="float">
            <text:p>18921</text:p>
          </table:table-cell>
          <table:table-cell office:value-type="float" office:value="78" calcext:value-type="float">
            <text:p>78</text:p>
          </table:table-cell>
          <table:table-cell/>
          <table:table-cell table:formula="of:=DATEVALUE(LEFT([.A147];10))+TIMEVALUE(MID([.A147];12;8))" office:value-type="date" office:date-value="2020-04-29T12:48:28" calcext:value-type="date">
            <text:p>29/04/20 12:4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20-04-29T12:49:2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977" calcext:value-type="float">
            <text:p>18977</text:p>
          </table:table-cell>
          <table:table-cell office:value-type="float" office:value="79" calcext:value-type="float">
            <text:p>79</text:p>
          </table:table-cell>
          <table:table-cell/>
          <table:table-cell table:formula="of:=DATEVALUE(LEFT([.A148];10))+TIMEVALUE(MID([.A148];12;8))" office:value-type="date" office:date-value="2020-04-29T12:49:29" calcext:value-type="date">
            <text:p>29/04/20 12:4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20-04-29T12:51:1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634" calcext:value-type="float">
            <text:p>18634</text:p>
          </table:table-cell>
          <table:table-cell office:value-type="float" office:value="73" calcext:value-type="float">
            <text:p>73</text:p>
          </table:table-cell>
          <table:table-cell/>
          <table:table-cell table:formula="of:=DATEVALUE(LEFT([.A149];10))+TIMEVALUE(MID([.A149];12;8))" office:value-type="date" office:date-value="2020-04-29T12:51:10" calcext:value-type="date">
            <text:p>29/04/20 12:5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20-04-29T12:52:1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451" calcext:value-type="float">
            <text:p>1845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DATEVALUE(LEFT([.A150];10))+TIMEVALUE(MID([.A150];12;8))" office:value-type="date" office:date-value="2020-04-29T12:52:12" calcext:value-type="date">
            <text:p>29/04/20 12:5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20-04-29T12:53:1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924" calcext:value-type="float">
            <text:p>17924</text:p>
          </table:table-cell>
          <table:table-cell office:value-type="float" office:value="62" calcext:value-type="float">
            <text:p>62</text:p>
          </table:table-cell>
          <table:table-cell/>
          <table:table-cell table:formula="of:=DATEVALUE(LEFT([.A151];10))+TIMEVALUE(MID([.A151];12;8))" office:value-type="date" office:date-value="2020-04-29T12:53:14" calcext:value-type="date">
            <text:p>29/04/20 12:5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20-04-29T12:54:1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243" calcext:value-type="float">
            <text:p>17243</text:p>
          </table:table-cell>
          <table:table-cell office:value-type="float" office:value="53" calcext:value-type="float">
            <text:p>53</text:p>
          </table:table-cell>
          <table:table-cell/>
          <table:table-cell table:formula="of:=DATEVALUE(LEFT([.A152];10))+TIMEVALUE(MID([.A152];12;8))" office:value-type="date" office:date-value="2020-04-29T12:54:15" calcext:value-type="date">
            <text:p>29/04/20 12: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20-04-29T12:55:2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902" calcext:value-type="float">
            <text:p>16902</text:p>
          </table:table-cell>
          <table:table-cell office:value-type="float" office:value="49" calcext:value-type="float">
            <text:p>49</text:p>
          </table:table-cell>
          <table:table-cell/>
          <table:table-cell table:formula="of:=DATEVALUE(LEFT([.A153];10))+TIMEVALUE(MID([.A153];12;8))" office:value-type="date" office:date-value="2020-04-29T12:55:28" calcext:value-type="date">
            <text:p>29/04/20 12:5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20-04-29T12:57:3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389" calcext:value-type="float">
            <text:p>18389</text:p>
          </table:table-cell>
          <table:table-cell office:value-type="float" office:value="69" calcext:value-type="float">
            <text:p>69</text:p>
          </table:table-cell>
          <table:table-cell/>
          <table:table-cell table:formula="of:=DATEVALUE(LEFT([.A154];10))+TIMEVALUE(MID([.A154];12;8))" office:value-type="date" office:date-value="2020-04-29T12:57:37" calcext:value-type="date">
            <text:p>29/04/20 12:5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20-04-29T12:58:3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809" calcext:value-type="float">
            <text:p>18809</text:p>
          </table:table-cell>
          <table:table-cell office:value-type="float" office:value="76" calcext:value-type="float">
            <text:p>76</text:p>
          </table:table-cell>
          <table:table-cell/>
          <table:table-cell table:formula="of:=DATEVALUE(LEFT([.A155];10))+TIMEVALUE(MID([.A155];12;8))" office:value-type="date" office:date-value="2020-04-29T12:58:38" calcext:value-type="date">
            <text:p>29/04/20 12:5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20-04-29T13:00:2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809" calcext:value-type="float">
            <text:p>18809</text:p>
          </table:table-cell>
          <table:table-cell office:value-type="float" office:value="76" calcext:value-type="float">
            <text:p>76</text:p>
          </table:table-cell>
          <table:table-cell/>
          <table:table-cell table:formula="of:=DATEVALUE(LEFT([.A156];10))+TIMEVALUE(MID([.A156];12;8))" office:value-type="date" office:date-value="2020-04-29T13:00:23" calcext:value-type="date">
            <text:p>29/04/20 13: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20-04-29T13:01:3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196" calcext:value-type="float">
            <text:p>1819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DATEVALUE(LEFT([.A157];10))+TIMEVALUE(MID([.A157];12;8))" office:value-type="date" office:date-value="2020-04-29T13:01:30" calcext:value-type="date">
            <text:p>29/04/20 13:0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20-04-29T13:02:3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994" calcext:value-type="float">
            <text:p>17994</text:p>
          </table:table-cell>
          <table:table-cell office:value-type="float" office:value="63" calcext:value-type="float">
            <text:p>63</text:p>
          </table:table-cell>
          <table:table-cell/>
          <table:table-cell table:formula="of:=DATEVALUE(LEFT([.A158];10))+TIMEVALUE(MID([.A158];12;8))" office:value-type="date" office:date-value="2020-04-29T13:02:31" calcext:value-type="date">
            <text:p>29/04/20 13:0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20-04-29T13:03: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9085" calcext:value-type="float">
            <text:p>19085</text:p>
          </table:table-cell>
          <table:table-cell office:value-type="float" office:value="81" calcext:value-type="float">
            <text:p>81</text:p>
          </table:table-cell>
          <table:table-cell/>
          <table:table-cell table:formula="of:=DATEVALUE(LEFT([.A159];10))+TIMEVALUE(MID([.A159];12;8))" office:value-type="date" office:date-value="2020-04-29T13:03:32" calcext:value-type="date">
            <text:p>29/04/20 13:0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20-04-29T13:04: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9638" calcext:value-type="float">
            <text:p>19638</text:p>
          </table:table-cell>
          <table:table-cell office:value-type="float" office:value="92" calcext:value-type="float">
            <text:p>92</text:p>
          </table:table-cell>
          <table:table-cell/>
          <table:table-cell table:formula="of:=DATEVALUE(LEFT([.A160];10))+TIMEVALUE(MID([.A160];12;8))" office:value-type="date" office:date-value="2020-04-29T13:04:32" calcext:value-type="date">
            <text:p>29/04/20 13:0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0-04-29T13:06:4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570" calcext:value-type="float">
            <text:p>20570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DATEVALUE(LEFT([.A161];10))+TIMEVALUE(MID([.A161];12;8))" office:value-type="date" office:date-value="2020-04-29T13:06:47" calcext:value-type="date">
            <text:p>29/04/20 13:0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20-04-29T13:07:5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414" calcext:value-type="float">
            <text:p>20414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DATEVALUE(LEFT([.A162];10))+TIMEVALUE(MID([.A162];12;8))" office:value-type="date" office:date-value="2020-04-29T13:07:51" calcext:value-type="date">
            <text:p>29/04/20 13:0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20-04-29T13:09:0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493" calcext:value-type="float">
            <text:p>20493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DATEVALUE(LEFT([.A163];10))+TIMEVALUE(MID([.A163];12;8))" office:value-type="date" office:date-value="2020-04-29T13:09:06" calcext:value-type="date">
            <text:p>29/04/20 13:0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20-04-29T13:10:0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9913" calcext:value-type="float">
            <text:p>19913</text:p>
          </table:table-cell>
          <table:table-cell office:value-type="float" office:value="98" calcext:value-type="float">
            <text:p>98</text:p>
          </table:table-cell>
          <table:table-cell/>
          <table:table-cell table:formula="of:=DATEVALUE(LEFT([.A164];10))+TIMEVALUE(MID([.A164];12;8))" office:value-type="date" office:date-value="2020-04-29T13:10:06" calcext:value-type="date">
            <text:p>29/04/20 13:1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20-04-29T13:11:2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404" calcext:value-type="float">
            <text:p>17404</text:p>
          </table:table-cell>
          <table:table-cell office:value-type="float" office:value="55" calcext:value-type="float">
            <text:p>55</text:p>
          </table:table-cell>
          <table:table-cell/>
          <table:table-cell table:formula="of:=DATEVALUE(LEFT([.A165];10))+TIMEVALUE(MID([.A165];12;8))" office:value-type="date" office:date-value="2020-04-29T13:11:23" calcext:value-type="date">
            <text:p>29/04/20 13: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20-04-29T13:13:0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335" calcext:value-type="float">
            <text:p>16335</text:p>
          </table:table-cell>
          <table:table-cell office:value-type="float" office:value="43" calcext:value-type="float">
            <text:p>43</text:p>
          </table:table-cell>
          <table:table-cell/>
          <table:table-cell table:formula="of:=DATEVALUE(LEFT([.A166];10))+TIMEVALUE(MID([.A166];12;8))" office:value-type="date" office:date-value="2020-04-29T13:13:08" calcext:value-type="date">
            <text:p>29/04/20 13:1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20-04-29T13:17:1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435" calcext:value-type="float">
            <text:p>16435</text:p>
          </table:table-cell>
          <table:table-cell office:value-type="float" office:value="44" calcext:value-type="float">
            <text:p>44</text:p>
          </table:table-cell>
          <table:table-cell/>
          <table:table-cell table:formula="of:=DATEVALUE(LEFT([.A167];10))+TIMEVALUE(MID([.A167];12;8))" office:value-type="date" office:date-value="2020-04-29T13:17:16" calcext:value-type="date">
            <text:p>29/04/20 13:1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20-04-29T13:18: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9085" calcext:value-type="float">
            <text:p>19085</text:p>
          </table:table-cell>
          <table:table-cell office:value-type="float" office:value="81" calcext:value-type="float">
            <text:p>81</text:p>
          </table:table-cell>
          <table:table-cell/>
          <table:table-cell table:formula="of:=DATEVALUE(LEFT([.A168];10))+TIMEVALUE(MID([.A168];12;8))" office:value-type="date" office:date-value="2020-04-29T13:18:16" calcext:value-type="date">
            <text:p>29/04/20 13:1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20-04-29T13:21:5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977" calcext:value-type="float">
            <text:p>18977</text:p>
          </table:table-cell>
          <table:table-cell office:value-type="float" office:value="79" calcext:value-type="float">
            <text:p>79</text:p>
          </table:table-cell>
          <table:table-cell/>
          <table:table-cell table:formula="of:=DATEVALUE(LEFT([.A169];10))+TIMEVALUE(MID([.A169];12;8))" office:value-type="date" office:date-value="2020-04-29T13:21:53" calcext:value-type="date">
            <text:p>29/04/20 13:2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20-04-29T13:22:5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809" calcext:value-type="float">
            <text:p>18809</text:p>
          </table:table-cell>
          <table:table-cell office:value-type="float" office:value="76" calcext:value-type="float">
            <text:p>76</text:p>
          </table:table-cell>
          <table:table-cell/>
          <table:table-cell table:formula="of:=DATEVALUE(LEFT([.A170];10))+TIMEVALUE(MID([.A170];12;8))" office:value-type="date" office:date-value="2020-04-29T13:22:53" calcext:value-type="date">
            <text:p>29/04/20 13:2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20-04-29T13:23:5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809" calcext:value-type="float">
            <text:p>18809</text:p>
          </table:table-cell>
          <table:table-cell office:value-type="float" office:value="76" calcext:value-type="float">
            <text:p>76</text:p>
          </table:table-cell>
          <table:table-cell/>
          <table:table-cell table:formula="of:=DATEVALUE(LEFT([.A171];10))+TIMEVALUE(MID([.A171];12;8))" office:value-type="date" office:date-value="2020-04-29T13:23:54" calcext:value-type="date">
            <text:p>29/04/20 13:2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20-04-29T13:24:5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865" calcext:value-type="float">
            <text:p>18865</text:p>
          </table:table-cell>
          <table:table-cell office:value-type="float" office:value="77" calcext:value-type="float">
            <text:p>77</text:p>
          </table:table-cell>
          <table:table-cell/>
          <table:table-cell table:formula="of:=DATEVALUE(LEFT([.A172];10))+TIMEVALUE(MID([.A172];12;8))" office:value-type="date" office:date-value="2020-04-29T13:24:55" calcext:value-type="date">
            <text:p>29/04/20 13:2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20-04-29T13:25:5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865" calcext:value-type="float">
            <text:p>18865</text:p>
          </table:table-cell>
          <table:table-cell office:value-type="float" office:value="77" calcext:value-type="float">
            <text:p>77</text:p>
          </table:table-cell>
          <table:table-cell/>
          <table:table-cell table:formula="of:=DATEVALUE(LEFT([.A173];10))+TIMEVALUE(MID([.A173];12;8))" office:value-type="date" office:date-value="2020-04-29T13:25:56" calcext:value-type="date">
            <text:p>29/04/20 13:2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20-04-29T13:26:5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634" calcext:value-type="float">
            <text:p>18634</text:p>
          </table:table-cell>
          <table:table-cell office:value-type="float" office:value="73" calcext:value-type="float">
            <text:p>73</text:p>
          </table:table-cell>
          <table:table-cell/>
          <table:table-cell table:formula="of:=DATEVALUE(LEFT([.A174];10))+TIMEVALUE(MID([.A174];12;8))" office:value-type="date" office:date-value="2020-04-29T13:26:57" calcext:value-type="date">
            <text:p>29/04/20 13:2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20-04-29T13:28:2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693" calcext:value-type="float">
            <text:p>18693</text:p>
          </table:table-cell>
          <table:table-cell office:value-type="float" office:value="74" calcext:value-type="float">
            <text:p>74</text:p>
          </table:table-cell>
          <table:table-cell/>
          <table:table-cell table:formula="of:=DATEVALUE(LEFT([.A175];10))+TIMEVALUE(MID([.A175];12;8))" office:value-type="date" office:date-value="2020-04-29T13:28:21" calcext:value-type="date">
            <text:p>29/04/20 13:2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20-04-29T13:29:2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751" calcext:value-type="float">
            <text:p>18751</text:p>
          </table:table-cell>
          <table:table-cell office:value-type="float" office:value="75" calcext:value-type="float">
            <text:p>75</text:p>
          </table:table-cell>
          <table:table-cell/>
          <table:table-cell table:formula="of:=DATEVALUE(LEFT([.A176];10))+TIMEVALUE(MID([.A176];12;8))" office:value-type="date" office:date-value="2020-04-29T13:29:29" calcext:value-type="date">
            <text:p>29/04/20 13:2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20-04-29T13:29:3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451" calcext:value-type="float">
            <text:p>1845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DATEVALUE(LEFT([.A177];10))+TIMEVALUE(MID([.A177];12;8))" office:value-type="date" office:date-value="2020-04-29T13:29:32" calcext:value-type="date">
            <text:p>29/04/20 13:2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20-04-29T13:30:4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574" calcext:value-type="float">
            <text:p>18574</text:p>
          </table:table-cell>
          <table:table-cell office:value-type="float" office:value="72" calcext:value-type="float">
            <text:p>72</text:p>
          </table:table-cell>
          <table:table-cell/>
          <table:table-cell table:formula="of:=DATEVALUE(LEFT([.A178];10))+TIMEVALUE(MID([.A178];12;8))" office:value-type="date" office:date-value="2020-04-29T13:30:45" calcext:value-type="date">
            <text:p>29/04/20 13:3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0-04-29T13:31:5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634" calcext:value-type="float">
            <text:p>18634</text:p>
          </table:table-cell>
          <table:table-cell office:value-type="float" office:value="73" calcext:value-type="float">
            <text:p>73</text:p>
          </table:table-cell>
          <table:table-cell/>
          <table:table-cell table:formula="of:=DATEVALUE(LEFT([.A179];10))+TIMEVALUE(MID([.A179];12;8))" office:value-type="date" office:date-value="2020-04-29T13:31:58" calcext:value-type="date">
            <text:p>29/04/20 13:3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20-04-29T13:33:5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451" calcext:value-type="float">
            <text:p>1845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DATEVALUE(LEFT([.A180];10))+TIMEVALUE(MID([.A180];12;8))" office:value-type="date" office:date-value="2020-04-29T13:33:59" calcext:value-type="date">
            <text:p>29/04/20 13:3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20-04-29T13:35:1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574" calcext:value-type="float">
            <text:p>18574</text:p>
          </table:table-cell>
          <table:table-cell office:value-type="float" office:value="72" calcext:value-type="float">
            <text:p>72</text:p>
          </table:table-cell>
          <table:table-cell/>
          <table:table-cell table:formula="of:=DATEVALUE(LEFT([.A181];10))+TIMEVALUE(MID([.A181];12;8))" office:value-type="date" office:date-value="2020-04-29T13:35:11" calcext:value-type="date">
            <text:p>29/04/20 13:3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0-04-29T13:36:1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513" calcext:value-type="float">
            <text:p>18513</text:p>
          </table:table-cell>
          <table:table-cell office:value-type="float" office:value="71" calcext:value-type="float">
            <text:p>71</text:p>
          </table:table-cell>
          <table:table-cell/>
          <table:table-cell table:formula="of:=DATEVALUE(LEFT([.A182];10))+TIMEVALUE(MID([.A182];12;8))" office:value-type="date" office:date-value="2020-04-29T13:36:15" calcext:value-type="date">
            <text:p>29/04/20 13:3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20-04-29T13:38: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9345" calcext:value-type="float">
            <text:p>19345</text:p>
          </table:table-cell>
          <table:table-cell office:value-type="float" office:value="86" calcext:value-type="float">
            <text:p>86</text:p>
          </table:table-cell>
          <table:table-cell/>
          <table:table-cell table:formula="of:=DATEVALUE(LEFT([.A183];10))+TIMEVALUE(MID([.A183];12;8))" office:value-type="date" office:date-value="2020-04-29T13:38:19" calcext:value-type="date">
            <text:p>29/04/20 13:3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0-04-29T13:39:5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977" calcext:value-type="float">
            <text:p>18977</text:p>
          </table:table-cell>
          <table:table-cell office:value-type="float" office:value="79" calcext:value-type="float">
            <text:p>79</text:p>
          </table:table-cell>
          <table:table-cell/>
          <table:table-cell table:formula="of:=DATEVALUE(LEFT([.A184];10))+TIMEVALUE(MID([.A184];12;8))" office:value-type="date" office:date-value="2020-04-29T13:39:56" calcext:value-type="date">
            <text:p>29/04/20 13: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20-04-29T13:40:5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634" calcext:value-type="float">
            <text:p>18634</text:p>
          </table:table-cell>
          <table:table-cell office:value-type="float" office:value="73" calcext:value-type="float">
            <text:p>73</text:p>
          </table:table-cell>
          <table:table-cell/>
          <table:table-cell table:formula="of:=DATEVALUE(LEFT([.A185];10))+TIMEVALUE(MID([.A185];12;8))" office:value-type="date" office:date-value="2020-04-29T13:40:59" calcext:value-type="date">
            <text:p>29/04/20 13:4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20-04-29T13:42: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389" calcext:value-type="float">
            <text:p>18389</text:p>
          </table:table-cell>
          <table:table-cell office:value-type="float" office:value="69" calcext:value-type="float">
            <text:p>69</text:p>
          </table:table-cell>
          <table:table-cell/>
          <table:table-cell table:formula="of:=DATEVALUE(LEFT([.A186];10))+TIMEVALUE(MID([.A186];12;8))" office:value-type="date" office:date-value="2020-04-29T13:42:05" calcext:value-type="date">
            <text:p>29/04/20 13:4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20-04-29T13:43:4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865" calcext:value-type="float">
            <text:p>18865</text:p>
          </table:table-cell>
          <table:table-cell office:value-type="float" office:value="77" calcext:value-type="float">
            <text:p>77</text:p>
          </table:table-cell>
          <table:table-cell/>
          <table:table-cell table:formula="of:=DATEVALUE(LEFT([.A187];10))+TIMEVALUE(MID([.A187];12;8))" office:value-type="date" office:date-value="2020-04-29T13:43:45" calcext:value-type="date">
            <text:p>29/04/20 13:4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20-04-29T13:45:0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782" calcext:value-type="float">
            <text:p>1778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DATEVALUE(LEFT([.A188];10))+TIMEVALUE(MID([.A188];12;8))" office:value-type="date" office:date-value="2020-04-29T13:45:02" calcext:value-type="date">
            <text:p>29/04/20 13: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20-04-29T13:46:0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809" calcext:value-type="float">
            <text:p>18809</text:p>
          </table:table-cell>
          <table:table-cell office:value-type="float" office:value="76" calcext:value-type="float">
            <text:p>76</text:p>
          </table:table-cell>
          <table:table-cell/>
          <table:table-cell table:formula="of:=DATEVALUE(LEFT([.A189];10))+TIMEVALUE(MID([.A189];12;8))" office:value-type="date" office:date-value="2020-04-29T13:46:04" calcext:value-type="date">
            <text:p>29/04/20 13:4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20-04-29T13:47:0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513" calcext:value-type="float">
            <text:p>18513</text:p>
          </table:table-cell>
          <table:table-cell office:value-type="float" office:value="71" calcext:value-type="float">
            <text:p>71</text:p>
          </table:table-cell>
          <table:table-cell/>
          <table:table-cell table:formula="of:=DATEVALUE(LEFT([.A190];10))+TIMEVALUE(MID([.A190];12;8))" office:value-type="date" office:date-value="2020-04-29T13:47:09" calcext:value-type="date">
            <text:p>29/04/20 13:4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20-04-29T13:49:1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809" calcext:value-type="float">
            <text:p>18809</text:p>
          </table:table-cell>
          <table:table-cell office:value-type="float" office:value="76" calcext:value-type="float">
            <text:p>76</text:p>
          </table:table-cell>
          <table:table-cell/>
          <table:table-cell table:formula="of:=DATEVALUE(LEFT([.A191];10))+TIMEVALUE(MID([.A191];12;8))" office:value-type="date" office:date-value="2020-04-29T13:49:10" calcext:value-type="date">
            <text:p>29/04/20 13:4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20-04-29T13:50: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9191" calcext:value-type="float">
            <text:p>19191</text:p>
          </table:table-cell>
          <table:table-cell office:value-type="float" office:value="83" calcext:value-type="float">
            <text:p>83</text:p>
          </table:table-cell>
          <table:table-cell/>
          <table:table-cell table:formula="of:=DATEVALUE(LEFT([.A192];10))+TIMEVALUE(MID([.A192];12;8))" office:value-type="date" office:date-value="2020-04-29T13:50:11" calcext:value-type="date">
            <text:p>29/04/20 13:5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20-04-29T13:52:0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9295" calcext:value-type="float">
            <text:p>1929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DATEVALUE(LEFT([.A193];10))+TIMEVALUE(MID([.A193];12;8))" office:value-type="date" office:date-value="2020-04-29T13:52:06" calcext:value-type="date">
            <text:p>29/04/20 13:5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04-29T13:53:5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9638" calcext:value-type="float">
            <text:p>19638</text:p>
          </table:table-cell>
          <table:table-cell office:value-type="float" office:value="92" calcext:value-type="float">
            <text:p>92</text:p>
          </table:table-cell>
          <table:table-cell/>
          <table:table-cell table:formula="of:=DATEVALUE(LEFT([.A194];10))+TIMEVALUE(MID([.A194];12;8))" office:value-type="date" office:date-value="2020-04-29T13:53:54" calcext:value-type="date">
            <text:p>29/04/20 13:5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0-04-29T13:57: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9823" calcext:value-type="float">
            <text:p>19823</text:p>
          </table:table-cell>
          <table:table-cell office:value-type="float" office:value="96" calcext:value-type="float">
            <text:p>96</text:p>
          </table:table-cell>
          <table:table-cell/>
          <table:table-cell table:formula="of:=DATEVALUE(LEFT([.A195];10))+TIMEVALUE(MID([.A195];12;8))" office:value-type="date" office:date-value="2020-04-29T13:57:17" calcext:value-type="date">
            <text:p>29/04/20 13:5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20-04-29T14:02:5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9732" calcext:value-type="float">
            <text:p>19732</text:p>
          </table:table-cell>
          <table:table-cell office:value-type="float" office:value="94" calcext:value-type="float">
            <text:p>94</text:p>
          </table:table-cell>
          <table:table-cell/>
          <table:table-cell table:formula="of:=DATEVALUE(LEFT([.A196];10))+TIMEVALUE(MID([.A196];12;8))" office:value-type="date" office:date-value="2020-04-29T14:02:53" calcext:value-type="date">
            <text:p>29/04/20 14:0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0-04-29T14:05: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9139" calcext:value-type="float">
            <text:p>19139</text:p>
          </table:table-cell>
          <table:table-cell office:value-type="float" office:value="82" calcext:value-type="float">
            <text:p>82</text:p>
          </table:table-cell>
          <table:table-cell/>
          <table:table-cell table:formula="of:=DATEVALUE(LEFT([.A197];10))+TIMEVALUE(MID([.A197];12;8))" office:value-type="date" office:date-value="2020-04-29T14:05:43" calcext:value-type="date">
            <text:p>29/04/20 14:0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0-04-29T14:06: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9345" calcext:value-type="float">
            <text:p>19345</text:p>
          </table:table-cell>
          <table:table-cell office:value-type="float" office:value="86" calcext:value-type="float">
            <text:p>86</text:p>
          </table:table-cell>
          <table:table-cell/>
          <table:table-cell table:formula="of:=DATEVALUE(LEFT([.A198];10))+TIMEVALUE(MID([.A198];12;8))" office:value-type="date" office:date-value="2020-04-29T14:06:46" calcext:value-type="date">
            <text:p>29/04/20 14:0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0-04-29T14:08: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9295" calcext:value-type="float">
            <text:p>1929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DATEVALUE(LEFT([.A199];10))+TIMEVALUE(MID([.A199];12;8))" office:value-type="date" office:date-value="2020-04-29T14:08:10" calcext:value-type="date">
            <text:p>29/04/20 14:0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20-04-29T14:09: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9139" calcext:value-type="float">
            <text:p>19139</text:p>
          </table:table-cell>
          <table:table-cell office:value-type="float" office:value="82" calcext:value-type="float">
            <text:p>82</text:p>
          </table:table-cell>
          <table:table-cell/>
          <table:table-cell table:formula="of:=DATEVALUE(LEFT([.A200];10))+TIMEVALUE(MID([.A200];12;8))" office:value-type="date" office:date-value="2020-04-29T14:09:14" calcext:value-type="date">
            <text:p>29/04/20 14:0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20-04-29T14:10:1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977" calcext:value-type="float">
            <text:p>18977</text:p>
          </table:table-cell>
          <table:table-cell office:value-type="float" office:value="79" calcext:value-type="float">
            <text:p>79</text:p>
          </table:table-cell>
          <table:table-cell/>
          <table:table-cell table:formula="of:=DATEVALUE(LEFT([.A201];10))+TIMEVALUE(MID([.A201];12;8))" office:value-type="date" office:date-value="2020-04-29T14:10:16" calcext:value-type="date">
            <text:p>29/04/20 14:1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20-04-29T14:13: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513" calcext:value-type="float">
            <text:p>18513</text:p>
          </table:table-cell>
          <table:table-cell office:value-type="float" office:value="71" calcext:value-type="float">
            <text:p>71</text:p>
          </table:table-cell>
          <table:table-cell/>
          <table:table-cell table:formula="of:=DATEVALUE(LEFT([.A202];10))+TIMEVALUE(MID([.A202];12;8))" office:value-type="date" office:date-value="2020-04-29T14:13:20" calcext:value-type="date">
            <text:p>29/04/20 14:1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20-04-29T14:14:2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389" calcext:value-type="float">
            <text:p>18389</text:p>
          </table:table-cell>
          <table:table-cell office:value-type="float" office:value="69" calcext:value-type="float">
            <text:p>69</text:p>
          </table:table-cell>
          <table:table-cell/>
          <table:table-cell table:formula="of:=DATEVALUE(LEFT([.A203];10))+TIMEVALUE(MID([.A203];12;8))" office:value-type="date" office:date-value="2020-04-29T14:14:26" calcext:value-type="date">
            <text:p>29/04/20 14:1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20-04-29T14:15:5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994" calcext:value-type="float">
            <text:p>17994</text:p>
          </table:table-cell>
          <table:table-cell office:value-type="float" office:value="63" calcext:value-type="float">
            <text:p>63</text:p>
          </table:table-cell>
          <table:table-cell/>
          <table:table-cell table:formula="of:=DATEVALUE(LEFT([.A204];10))+TIMEVALUE(MID([.A204];12;8))" office:value-type="date" office:date-value="2020-04-29T14:15:59" calcext:value-type="date">
            <text:p>29/04/20 14:1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20-04-29T14:17:0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709" calcext:value-type="float">
            <text:p>1770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DATEVALUE(LEFT([.A205];10))+TIMEVALUE(MID([.A205];12;8))" office:value-type="date" office:date-value="2020-04-29T14:17:08" calcext:value-type="date">
            <text:p>29/04/20 14: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20-04-29T14:18:0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990" calcext:value-type="float">
            <text:p>1699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DATEVALUE(LEFT([.A206];10))+TIMEVALUE(MID([.A206];12;8))" office:value-type="date" office:date-value="2020-04-29T14:18:09" calcext:value-type="date">
            <text:p>29/04/20 14: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20-04-29T14:19:1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635" calcext:value-type="float">
            <text:p>17635</text:p>
          </table:table-cell>
          <table:table-cell office:value-type="float" office:value="58" calcext:value-type="float">
            <text:p>58</text:p>
          </table:table-cell>
          <table:table-cell/>
          <table:table-cell table:formula="of:=DATEVALUE(LEFT([.A207];10))+TIMEVALUE(MID([.A207];12;8))" office:value-type="date" office:date-value="2020-04-29T14:19:16" calcext:value-type="date">
            <text:p>29/04/20 14:1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0-04-29T14:20:5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404" calcext:value-type="float">
            <text:p>17404</text:p>
          </table:table-cell>
          <table:table-cell office:value-type="float" office:value="55" calcext:value-type="float">
            <text:p>55</text:p>
          </table:table-cell>
          <table:table-cell/>
          <table:table-cell table:formula="of:=DATEVALUE(LEFT([.A208];10))+TIMEVALUE(MID([.A208];12;8))" office:value-type="date" office:date-value="2020-04-29T14:20:57" calcext:value-type="date">
            <text:p>29/04/20 14: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20-04-29T14:22: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324" calcext:value-type="float">
            <text:p>17324</text:p>
          </table:table-cell>
          <table:table-cell office:value-type="float" office:value="54" calcext:value-type="float">
            <text:p>54</text:p>
          </table:table-cell>
          <table:table-cell/>
          <table:table-cell table:formula="of:=DATEVALUE(LEFT([.A209];10))+TIMEVALUE(MID([.A209];12;8))" office:value-type="date" office:date-value="2020-04-29T14:22:20" calcext:value-type="date">
            <text:p>29/04/20 14:2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20-04-29T14:22:3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243" calcext:value-type="float">
            <text:p>17243</text:p>
          </table:table-cell>
          <table:table-cell office:value-type="float" office:value="53" calcext:value-type="float">
            <text:p>53</text:p>
          </table:table-cell>
          <table:table-cell/>
          <table:table-cell table:formula="of:=DATEVALUE(LEFT([.A210];10))+TIMEVALUE(MID([.A210];12;8))" office:value-type="date" office:date-value="2020-04-29T14:22:36" calcext:value-type="date">
            <text:p>29/04/20 14:2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20-04-29T14:23:3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902" calcext:value-type="float">
            <text:p>16902</text:p>
          </table:table-cell>
          <table:table-cell office:value-type="float" office:value="49" calcext:value-type="float">
            <text:p>49</text:p>
          </table:table-cell>
          <table:table-cell/>
          <table:table-cell table:formula="of:=DATEVALUE(LEFT([.A211];10))+TIMEVALUE(MID([.A211];12;8))" office:value-type="date" office:date-value="2020-04-29T14:23:36" calcext:value-type="date">
            <text:p>29/04/20 14: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20-04-29T14:26:1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574" calcext:value-type="float">
            <text:p>18574</text:p>
          </table:table-cell>
          <table:table-cell office:value-type="float" office:value="72" calcext:value-type="float">
            <text:p>72</text:p>
          </table:table-cell>
          <table:table-cell/>
          <table:table-cell table:formula="of:=DATEVALUE(LEFT([.A212];10))+TIMEVALUE(MID([.A212];12;8))" office:value-type="date" office:date-value="2020-04-29T14:26:19" calcext:value-type="date">
            <text:p>29/04/20 14:2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0-04-29T14:27:1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865" calcext:value-type="float">
            <text:p>18865</text:p>
          </table:table-cell>
          <table:table-cell office:value-type="float" office:value="77" calcext:value-type="float">
            <text:p>77</text:p>
          </table:table-cell>
          <table:table-cell/>
          <table:table-cell table:formula="of:=DATEVALUE(LEFT([.A213];10))+TIMEVALUE(MID([.A213];12;8))" office:value-type="date" office:date-value="2020-04-29T14:27:19" calcext:value-type="date">
            <text:p>29/04/20 14:2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20-04-29T14:28:2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921" calcext:value-type="float">
            <text:p>18921</text:p>
          </table:table-cell>
          <table:table-cell office:value-type="float" office:value="78" calcext:value-type="float">
            <text:p>78</text:p>
          </table:table-cell>
          <table:table-cell/>
          <table:table-cell table:formula="of:=DATEVALUE(LEFT([.A214];10))+TIMEVALUE(MID([.A214];12;8))" office:value-type="date" office:date-value="2020-04-29T14:28:24" calcext:value-type="date">
            <text:p>29/04/20 14:2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20-04-29T14:29:2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513" calcext:value-type="float">
            <text:p>18513</text:p>
          </table:table-cell>
          <table:table-cell office:value-type="float" office:value="71" calcext:value-type="float">
            <text:p>71</text:p>
          </table:table-cell>
          <table:table-cell/>
          <table:table-cell table:formula="of:=DATEVALUE(LEFT([.A215];10))+TIMEVALUE(MID([.A215];12;8))" office:value-type="date" office:date-value="2020-04-29T14:29:26" calcext:value-type="date">
            <text:p>29/04/20 14:2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20-04-29T14:30:5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196" calcext:value-type="float">
            <text:p>1819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DATEVALUE(LEFT([.A216];10))+TIMEVALUE(MID([.A216];12;8))" office:value-type="date" office:date-value="2020-04-29T14:30:58" calcext:value-type="date">
            <text:p>29/04/20 14:3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20-04-29T14:32:4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854" calcext:value-type="float">
            <text:p>17854</text:p>
          </table:table-cell>
          <table:table-cell office:value-type="float" office:value="61" calcext:value-type="float">
            <text:p>61</text:p>
          </table:table-cell>
          <table:table-cell/>
          <table:table-cell table:formula="of:=DATEVALUE(LEFT([.A217];10))+TIMEVALUE(MID([.A217];12;8))" office:value-type="date" office:date-value="2020-04-29T14:32:44" calcext:value-type="date">
            <text:p>29/04/20 14:3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20-04-29T14:34:2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854" calcext:value-type="float">
            <text:p>17854</text:p>
          </table:table-cell>
          <table:table-cell office:value-type="float" office:value="61" calcext:value-type="float">
            <text:p>61</text:p>
          </table:table-cell>
          <table:table-cell/>
          <table:table-cell table:formula="of:=DATEVALUE(LEFT([.A218];10))+TIMEVALUE(MID([.A218];12;8))" office:value-type="date" office:date-value="2020-04-29T14:34:22" calcext:value-type="date">
            <text:p>29/04/20 14:3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20-04-29T14:36:2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161" calcext:value-type="float">
            <text:p>17161</text:p>
          </table:table-cell>
          <table:table-cell office:value-type="float" office:value="52" calcext:value-type="float">
            <text:p>52</text:p>
          </table:table-cell>
          <table:table-cell/>
          <table:table-cell table:formula="of:=DATEVALUE(LEFT([.A219];10))+TIMEVALUE(MID([.A219];12;8))" office:value-type="date" office:date-value="2020-04-29T14:36:27" calcext:value-type="date">
            <text:p>29/04/20 14: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20-04-29T14:39:0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533" calcext:value-type="float">
            <text:p>1653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DATEVALUE(LEFT([.A220];10))+TIMEVALUE(MID([.A220];12;8))" office:value-type="date" office:date-value="2020-04-29T14:39:09" calcext:value-type="date">
            <text:p>29/04/20 14: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20-04-29T14:40:1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533" calcext:value-type="float">
            <text:p>1653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DATEVALUE(LEFT([.A221];10))+TIMEVALUE(MID([.A221];12;8))" office:value-type="date" office:date-value="2020-04-29T14:40:14" calcext:value-type="date">
            <text:p>29/04/20 14: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20-04-29T14:41:2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435" calcext:value-type="float">
            <text:p>16435</text:p>
          </table:table-cell>
          <table:table-cell office:value-type="float" office:value="44" calcext:value-type="float">
            <text:p>44</text:p>
          </table:table-cell>
          <table:table-cell/>
          <table:table-cell table:formula="of:=DATEVALUE(LEFT([.A222];10))+TIMEVALUE(MID([.A222];12;8))" office:value-type="date" office:date-value="2020-04-29T14:41:27" calcext:value-type="date">
            <text:p>29/04/20 14: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20-04-29T14:42:2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798" calcext:value-type="float">
            <text:p>15798</text:p>
          </table:table-cell>
          <table:table-cell office:value-type="float" office:value="38" calcext:value-type="float">
            <text:p>38</text:p>
          </table:table-cell>
          <table:table-cell/>
          <table:table-cell table:formula="of:=DATEVALUE(LEFT([.A223];10))+TIMEVALUE(MID([.A223];12;8))" office:value-type="date" office:date-value="2020-04-29T14:42:28" calcext:value-type="date">
            <text:p>29/04/20 14: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20-04-29T14:43:3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564" calcext:value-type="float">
            <text:p>1556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DATEVALUE(LEFT([.A224];10))+TIMEVALUE(MID([.A224];12;8))" office:value-type="date" office:date-value="2020-04-29T14:43:33" calcext:value-type="date">
            <text:p>29/04/20 14: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20-04-29T14:44:4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186" calcext:value-type="float">
            <text:p>15186</text:p>
          </table:table-cell>
          <table:table-cell office:value-type="float" office:value="33" calcext:value-type="float">
            <text:p>33</text:p>
          </table:table-cell>
          <table:table-cell/>
          <table:table-cell table:formula="of:=DATEVALUE(LEFT([.A225];10))+TIMEVALUE(MID([.A225];12;8))" office:value-type="date" office:date-value="2020-04-29T14:44:47" calcext:value-type="date">
            <text:p>29/04/20 14: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20-04-29T14:45:5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914" calcext:value-type="float">
            <text:p>1491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DATEVALUE(LEFT([.A226];10))+TIMEVALUE(MID([.A226];12;8))" office:value-type="date" office:date-value="2020-04-29T14:45:55" calcext:value-type="date">
            <text:p>29/04/20 14:4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20-04-29T14:47:3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315" calcext:value-type="float">
            <text:p>15315</text:p>
          </table:table-cell>
          <table:table-cell office:value-type="float" office:value="34" calcext:value-type="float">
            <text:p>34</text:p>
          </table:table-cell>
          <table:table-cell/>
          <table:table-cell table:formula="of:=DATEVALUE(LEFT([.A227];10))+TIMEVALUE(MID([.A227];12;8))" office:value-type="date" office:date-value="2020-04-29T14:47:36" calcext:value-type="date">
            <text:p>29/04/20 14:4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20-04-29T14:51:1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798" calcext:value-type="float">
            <text:p>15798</text:p>
          </table:table-cell>
          <table:table-cell office:value-type="float" office:value="38" calcext:value-type="float">
            <text:p>38</text:p>
          </table:table-cell>
          <table:table-cell/>
          <table:table-cell table:formula="of:=DATEVALUE(LEFT([.A228];10))+TIMEVALUE(MID([.A228];12;8))" office:value-type="date" office:date-value="2020-04-29T14:51:11" calcext:value-type="date">
            <text:p>29/04/20 14:5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20-04-29T14:52:4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990" calcext:value-type="float">
            <text:p>1699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DATEVALUE(LEFT([.A229];10))+TIMEVALUE(MID([.A229];12;8))" office:value-type="date" office:date-value="2020-04-29T14:52:40" calcext:value-type="date">
            <text:p>29/04/20 14:5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20-04-29T14:53:4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902" calcext:value-type="float">
            <text:p>16902</text:p>
          </table:table-cell>
          <table:table-cell office:value-type="float" office:value="49" calcext:value-type="float">
            <text:p>49</text:p>
          </table:table-cell>
          <table:table-cell/>
          <table:table-cell table:formula="of:=DATEVALUE(LEFT([.A230];10))+TIMEVALUE(MID([.A230];12;8))" office:value-type="date" office:date-value="2020-04-29T14:53:40" calcext:value-type="date">
            <text:p>29/04/20 14:5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20-04-29T14:54:4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798" calcext:value-type="float">
            <text:p>15798</text:p>
          </table:table-cell>
          <table:table-cell office:value-type="float" office:value="38" calcext:value-type="float">
            <text:p>38</text:p>
          </table:table-cell>
          <table:table-cell/>
          <table:table-cell table:formula="of:=DATEVALUE(LEFT([.A231];10))+TIMEVALUE(MID([.A231];12;8))" office:value-type="date" office:date-value="2020-04-29T14:54:44" calcext:value-type="date">
            <text:p>29/04/20 14: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20-04-29T14:56:1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721" calcext:value-type="float">
            <text:p>16721</text:p>
          </table:table-cell>
          <table:table-cell office:value-type="float" office:value="47" calcext:value-type="float">
            <text:p>47</text:p>
          </table:table-cell>
          <table:table-cell/>
          <table:table-cell table:formula="of:=DATEVALUE(LEFT([.A232];10))+TIMEVALUE(MID([.A232];12;8))" office:value-type="date" office:date-value="2020-04-29T14:56:15" calcext:value-type="date">
            <text:p>29/04/20 14:5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20-04-29T14:57:1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128" calcext:value-type="float">
            <text:p>16128</text:p>
          </table:table-cell>
          <table:table-cell office:value-type="float" office:value="41" calcext:value-type="float">
            <text:p>41</text:p>
          </table:table-cell>
          <table:table-cell/>
          <table:table-cell table:formula="of:=DATEVALUE(LEFT([.A233];10))+TIMEVALUE(MID([.A233];12;8))" office:value-type="date" office:date-value="2020-04-29T14:57:19" calcext:value-type="date">
            <text:p>29/04/20 14:5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20-04-29T14:58:3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721" calcext:value-type="float">
            <text:p>16721</text:p>
          </table:table-cell>
          <table:table-cell office:value-type="float" office:value="47" calcext:value-type="float">
            <text:p>47</text:p>
          </table:table-cell>
          <table:table-cell/>
          <table:table-cell table:formula="of:=DATEVALUE(LEFT([.A234];10))+TIMEVALUE(MID([.A234];12;8))" office:value-type="date" office:date-value="2020-04-29T14:58:32" calcext:value-type="date">
            <text:p>29/04/20 14:5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20-04-29T14:59:4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021" calcext:value-type="float">
            <text:p>16021</text:p>
          </table:table-cell>
          <table:table-cell office:value-type="float" office:value="40" calcext:value-type="float">
            <text:p>40</text:p>
          </table:table-cell>
          <table:table-cell/>
          <table:table-cell table:formula="of:=DATEVALUE(LEFT([.A235];10))+TIMEVALUE(MID([.A235];12;8))" office:value-type="date" office:date-value="2020-04-29T14:59:40" calcext:value-type="date">
            <text:p>29/04/20 14:5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20-04-29T15:00:4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128" calcext:value-type="float">
            <text:p>16128</text:p>
          </table:table-cell>
          <table:table-cell office:value-type="float" office:value="41" calcext:value-type="float">
            <text:p>41</text:p>
          </table:table-cell>
          <table:table-cell/>
          <table:table-cell table:formula="of:=DATEVALUE(LEFT([.A236];10))+TIMEVALUE(MID([.A236];12;8))" office:value-type="date" office:date-value="2020-04-29T15:00:45" calcext:value-type="date">
            <text:p>29/04/20 15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20-04-29T15:02:2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798" calcext:value-type="float">
            <text:p>15798</text:p>
          </table:table-cell>
          <table:table-cell office:value-type="float" office:value="38" calcext:value-type="float">
            <text:p>38</text:p>
          </table:table-cell>
          <table:table-cell/>
          <table:table-cell table:formula="of:=DATEVALUE(LEFT([.A237];10))+TIMEVALUE(MID([.A237];12;8))" office:value-type="date" office:date-value="2020-04-29T15:02:23" calcext:value-type="date">
            <text:p>29/04/20 15:0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20-04-29T15:03:4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435" calcext:value-type="float">
            <text:p>16435</text:p>
          </table:table-cell>
          <table:table-cell office:value-type="float" office:value="44" calcext:value-type="float">
            <text:p>44</text:p>
          </table:table-cell>
          <table:table-cell/>
          <table:table-cell table:formula="of:=DATEVALUE(LEFT([.A238];10))+TIMEVALUE(MID([.A238];12;8))" office:value-type="date" office:date-value="2020-04-29T15:03:42" calcext:value-type="date">
            <text:p>29/04/20 15:0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20-04-29T15:04:4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335" calcext:value-type="float">
            <text:p>16335</text:p>
          </table:table-cell>
          <table:table-cell office:value-type="float" office:value="43" calcext:value-type="float">
            <text:p>43</text:p>
          </table:table-cell>
          <table:table-cell/>
          <table:table-cell table:formula="of:=DATEVALUE(LEFT([.A239];10))+TIMEVALUE(MID([.A239];12;8))" office:value-type="date" office:date-value="2020-04-29T15:04:42" calcext:value-type="date">
            <text:p>29/04/20 15:0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20-04-29T15:06:0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798" calcext:value-type="float">
            <text:p>15798</text:p>
          </table:table-cell>
          <table:table-cell office:value-type="float" office:value="38" calcext:value-type="float">
            <text:p>38</text:p>
          </table:table-cell>
          <table:table-cell/>
          <table:table-cell table:formula="of:=DATEVALUE(LEFT([.A240];10))+TIMEVALUE(MID([.A240];12;8))" office:value-type="date" office:date-value="2020-04-29T15:06:01" calcext:value-type="date">
            <text:p>29/04/20 15: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20-04-29T15:07:0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404" calcext:value-type="float">
            <text:p>17404</text:p>
          </table:table-cell>
          <table:table-cell office:value-type="float" office:value="55" calcext:value-type="float">
            <text:p>55</text:p>
          </table:table-cell>
          <table:table-cell/>
          <table:table-cell table:formula="of:=DATEVALUE(LEFT([.A241];10))+TIMEVALUE(MID([.A241];12;8))" office:value-type="date" office:date-value="2020-04-29T15:07:02" calcext:value-type="date">
            <text:p>29/04/20 15:0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20-04-29T15:08:3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782" calcext:value-type="float">
            <text:p>1778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DATEVALUE(LEFT([.A242];10))+TIMEVALUE(MID([.A242];12;8))" office:value-type="date" office:date-value="2020-04-29T15:08:39" calcext:value-type="date">
            <text:p>29/04/20 15: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20-04-29T15:09:4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533" calcext:value-type="float">
            <text:p>1653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DATEVALUE(LEFT([.A243];10))+TIMEVALUE(MID([.A243];12;8))" office:value-type="date" office:date-value="2020-04-29T15:09:44" calcext:value-type="date">
            <text:p>29/04/20 15:0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20-04-29T15:12:5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564" calcext:value-type="float">
            <text:p>1556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DATEVALUE(LEFT([.A244];10))+TIMEVALUE(MID([.A244];12;8))" office:value-type="date" office:date-value="2020-04-29T15:12:53" calcext:value-type="date">
            <text:p>29/04/20 15: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20-04-29T15:14:5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435" calcext:value-type="float">
            <text:p>16435</text:p>
          </table:table-cell>
          <table:table-cell office:value-type="float" office:value="44" calcext:value-type="float">
            <text:p>44</text:p>
          </table:table-cell>
          <table:table-cell/>
          <table:table-cell table:formula="of:=DATEVALUE(LEFT([.A245];10))+TIMEVALUE(MID([.A245];12;8))" office:value-type="date" office:date-value="2020-04-29T15:14:52" calcext:value-type="date">
            <text:p>29/04/20 15: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20-04-29T15:15:5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076" calcext:value-type="float">
            <text:p>17076</text:p>
          </table:table-cell>
          <table:table-cell office:value-type="float" office:value="51" calcext:value-type="float">
            <text:p>51</text:p>
          </table:table-cell>
          <table:table-cell/>
          <table:table-cell table:formula="of:=DATEVALUE(LEFT([.A246];10))+TIMEVALUE(MID([.A246];12;8))" office:value-type="date" office:date-value="2020-04-29T15:15:56" calcext:value-type="date">
            <text:p>29/04/20 15: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20-04-29T15:16:0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161" calcext:value-type="float">
            <text:p>17161</text:p>
          </table:table-cell>
          <table:table-cell office:value-type="float" office:value="52" calcext:value-type="float">
            <text:p>52</text:p>
          </table:table-cell>
          <table:table-cell/>
          <table:table-cell table:formula="of:=DATEVALUE(LEFT([.A247];10))+TIMEVALUE(MID([.A247];12;8))" office:value-type="date" office:date-value="2020-04-29T15:16:01" calcext:value-type="date">
            <text:p>29/04/20 15:1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20-04-29T15:17:0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628" calcext:value-type="float">
            <text:p>16628</text:p>
          </table:table-cell>
          <table:table-cell office:value-type="float" office:value="46" calcext:value-type="float">
            <text:p>46</text:p>
          </table:table-cell>
          <table:table-cell/>
          <table:table-cell table:formula="of:=DATEVALUE(LEFT([.A248];10))+TIMEVALUE(MID([.A248];12;8))" office:value-type="date" office:date-value="2020-04-29T15:17:02" calcext:value-type="date">
            <text:p>29/04/20 15: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20-04-29T15:18: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435" calcext:value-type="float">
            <text:p>16435</text:p>
          </table:table-cell>
          <table:table-cell office:value-type="float" office:value="44" calcext:value-type="float">
            <text:p>44</text:p>
          </table:table-cell>
          <table:table-cell/>
          <table:table-cell table:formula="of:=DATEVALUE(LEFT([.A249];10))+TIMEVALUE(MID([.A249];12;8))" office:value-type="date" office:date-value="2020-04-29T15:18:20" calcext:value-type="date">
            <text:p>29/04/20 15:1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20-04-29T15:19:2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186" calcext:value-type="float">
            <text:p>15186</text:p>
          </table:table-cell>
          <table:table-cell office:value-type="float" office:value="33" calcext:value-type="float">
            <text:p>33</text:p>
          </table:table-cell>
          <table:table-cell/>
          <table:table-cell table:formula="of:=DATEVALUE(LEFT([.A250];10))+TIMEVALUE(MID([.A250];12;8))" office:value-type="date" office:date-value="2020-04-29T15:19:22" calcext:value-type="date">
            <text:p>29/04/20 15:1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20-04-29T15:20:2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914" calcext:value-type="float">
            <text:p>1491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DATEVALUE(LEFT([.A251];10))+TIMEVALUE(MID([.A251];12;8))" office:value-type="date" office:date-value="2020-04-29T15:20:27" calcext:value-type="date">
            <text:p>29/04/20 15: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20-04-29T15:21:2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628" calcext:value-type="float">
            <text:p>16628</text:p>
          </table:table-cell>
          <table:table-cell office:value-type="float" office:value="46" calcext:value-type="float">
            <text:p>46</text:p>
          </table:table-cell>
          <table:table-cell/>
          <table:table-cell table:formula="of:=DATEVALUE(LEFT([.A252];10))+TIMEVALUE(MID([.A252];12;8))" office:value-type="date" office:date-value="2020-04-29T15:21:28" calcext:value-type="date">
            <text:p>29/04/20 15:2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20-04-29T15:23:3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435" calcext:value-type="float">
            <text:p>16435</text:p>
          </table:table-cell>
          <table:table-cell office:value-type="float" office:value="44" calcext:value-type="float">
            <text:p>44</text:p>
          </table:table-cell>
          <table:table-cell/>
          <table:table-cell table:formula="of:=DATEVALUE(LEFT([.A253];10))+TIMEVALUE(MID([.A253];12;8))" office:value-type="date" office:date-value="2020-04-29T15:23:33" calcext:value-type="date">
            <text:p>29/04/20 15: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20-04-29T15:24:4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128" calcext:value-type="float">
            <text:p>16128</text:p>
          </table:table-cell>
          <table:table-cell office:value-type="float" office:value="41" calcext:value-type="float">
            <text:p>41</text:p>
          </table:table-cell>
          <table:table-cell/>
          <table:table-cell table:formula="of:=DATEVALUE(LEFT([.A254];10))+TIMEVALUE(MID([.A254];12;8))" office:value-type="date" office:date-value="2020-04-29T15:24:43" calcext:value-type="date">
            <text:p>29/04/20 15:2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20-04-29T15:25:4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441" calcext:value-type="float">
            <text:p>1544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DATEVALUE(LEFT([.A255];10))+TIMEVALUE(MID([.A255];12;8))" office:value-type="date" office:date-value="2020-04-29T15:25:44" calcext:value-type="date">
            <text:p>29/04/20 15: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20-04-29T15:27:3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186" calcext:value-type="float">
            <text:p>15186</text:p>
          </table:table-cell>
          <table:table-cell office:value-type="float" office:value="33" calcext:value-type="float">
            <text:p>33</text:p>
          </table:table-cell>
          <table:table-cell/>
          <table:table-cell table:formula="of:=DATEVALUE(LEFT([.A256];10))+TIMEVALUE(MID([.A256];12;8))" office:value-type="date" office:date-value="2020-04-29T15:27:35" calcext:value-type="date">
            <text:p>29/04/20 15: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20-04-29T15:28:5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914" calcext:value-type="float">
            <text:p>1491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DATEVALUE(LEFT([.A257];10))+TIMEVALUE(MID([.A257];12;8))" office:value-type="date" office:date-value="2020-04-29T15:28:59" calcext:value-type="date">
            <text:p>29/04/20 15: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20-04-29T16:10:4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533" calcext:value-type="float">
            <text:p>1653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DATEVALUE(LEFT([.A258];10))+TIMEVALUE(MID([.A258];12;8))" office:value-type="date" office:date-value="2020-04-29T16:10:41" calcext:value-type="date">
            <text:p>29/04/20 16: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20-04-29T17:05: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531" calcext:value-type="float">
            <text:p>20531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DATEVALUE(LEFT([.A259];10))+TIMEVALUE(MID([.A259];12;8))" office:value-type="date" office:date-value="2020-04-29T17:05:44" calcext:value-type="date">
            <text:p>29/04/20 17:0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20-04-29T18:00:4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076" calcext:value-type="float">
            <text:p>17076</text:p>
          </table:table-cell>
          <table:table-cell office:value-type="float" office:value="51" calcext:value-type="float">
            <text:p>51</text:p>
          </table:table-cell>
          <table:table-cell/>
          <table:table-cell table:formula="of:=DATEVALUE(LEFT([.A260];10))+TIMEVALUE(MID([.A260];12;8))" office:value-type="date" office:date-value="2020-04-29T18:00:46" calcext:value-type="date">
            <text:p>29/04/20 18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20-04-29T18:55: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451" calcext:value-type="float">
            <text:p>8451</text:p>
          </table:table-cell>
          <table:table-cell office:value-type="float" office:value="7" calcext:value-type="float">
            <text:p>7</text:p>
          </table:table-cell>
          <table:table-cell/>
          <table:table-cell table:formula="of:=DATEVALUE(LEFT([.A261];10))+TIMEVALUE(MID([.A261];12;8))" office:value-type="date" office:date-value="2020-04-29T18:55:49" calcext:value-type="date">
            <text:p>29/04/20 18: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4-29T19:22:2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914" calcext:value-type="float">
            <text:p>1491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DATEVALUE(LEFT([.A262];10))+TIMEVALUE(MID([.A262];12;8))" office:value-type="date" office:date-value="2020-04-29T19:22:29" calcext:value-type="date">
            <text:p>29/04/20 19: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20-04-29T19:47: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031" calcext:value-type="float">
            <text:p>9031</text:p>
          </table:table-cell>
          <table:table-cell office:value-type="float" office:value="8" calcext:value-type="float">
            <text:p>8</text:p>
          </table:table-cell>
          <table:table-cell/>
          <table:table-cell table:formula="of:=DATEVALUE(LEFT([.A263];10))+TIMEVALUE(MID([.A263];12;8))" office:value-type="date" office:date-value="2020-04-29T19:47:33" calcext:value-type="date">
            <text:p>29/04/20 19: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4-29T20:42: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031" calcext:value-type="float">
            <text:p>9031</text:p>
          </table:table-cell>
          <table:table-cell office:value-type="float" office:value="8" calcext:value-type="float">
            <text:p>8</text:p>
          </table:table-cell>
          <table:table-cell/>
          <table:table-cell table:formula="of:=DATEVALUE(LEFT([.A264];10))+TIMEVALUE(MID([.A264];12;8))" office:value-type="date" office:date-value="2020-04-29T20:42:35" calcext:value-type="date">
            <text:p>29/04/20 20: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4-29T21:37: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031" calcext:value-type="float">
            <text:p>9031</text:p>
          </table:table-cell>
          <table:table-cell office:value-type="float" office:value="8" calcext:value-type="float">
            <text:p>8</text:p>
          </table:table-cell>
          <table:table-cell/>
          <table:table-cell table:formula="of:=DATEVALUE(LEFT([.A265];10))+TIMEVALUE(MID([.A265];12;8))" office:value-type="date" office:date-value="2020-04-29T21:37:36" calcext:value-type="date">
            <text:p>29/04/20 21: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4-29T22:32: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031" calcext:value-type="float">
            <text:p>9031</text:p>
          </table:table-cell>
          <table:table-cell office:value-type="float" office:value="8" calcext:value-type="float">
            <text:p>8</text:p>
          </table:table-cell>
          <table:table-cell/>
          <table:table-cell table:formula="of:=DATEVALUE(LEFT([.A266];10))+TIMEVALUE(MID([.A266];12;8))" office:value-type="date" office:date-value="2020-04-29T22:32:38" calcext:value-type="date">
            <text:p>29/04/20 22: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4-29T23:27: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031" calcext:value-type="float">
            <text:p>9031</text:p>
          </table:table-cell>
          <table:table-cell office:value-type="float" office:value="8" calcext:value-type="float">
            <text:p>8</text:p>
          </table:table-cell>
          <table:table-cell/>
          <table:table-cell table:formula="of:=DATEVALUE(LEFT([.A267];10))+TIMEVALUE(MID([.A267];12;8))" office:value-type="date" office:date-value="2020-04-29T23:27:41" calcext:value-type="date">
            <text:p>29/04/20 23: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4-30T00:22: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031" calcext:value-type="float">
            <text:p>9031</text:p>
          </table:table-cell>
          <table:table-cell office:value-type="float" office:value="8" calcext:value-type="float">
            <text:p>8</text:p>
          </table:table-cell>
          <table:table-cell/>
          <table:table-cell table:formula="of:=DATEVALUE(LEFT([.A268];10))+TIMEVALUE(MID([.A268];12;8))" office:value-type="date" office:date-value="2020-04-30T00:22:40" calcext:value-type="date">
            <text:p>30/04/20 00: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4-30T01:17: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031" calcext:value-type="float">
            <text:p>9031</text:p>
          </table:table-cell>
          <table:table-cell office:value-type="float" office:value="8" calcext:value-type="float">
            <text:p>8</text:p>
          </table:table-cell>
          <table:table-cell/>
          <table:table-cell table:formula="of:=DATEVALUE(LEFT([.A269];10))+TIMEVALUE(MID([.A269];12;8))" office:value-type="date" office:date-value="2020-04-30T01:17:42" calcext:value-type="date">
            <text:p>30/04/20 01: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4-30T02:12: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031" calcext:value-type="float">
            <text:p>9031</text:p>
          </table:table-cell>
          <table:table-cell office:value-type="float" office:value="8" calcext:value-type="float">
            <text:p>8</text:p>
          </table:table-cell>
          <table:table-cell/>
          <table:table-cell table:formula="of:=DATEVALUE(LEFT([.A270];10))+TIMEVALUE(MID([.A270];12;8))" office:value-type="date" office:date-value="2020-04-30T02:12:45" calcext:value-type="date">
            <text:p>30/04/20 02: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4-30T03:07: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031" calcext:value-type="float">
            <text:p>9031</text:p>
          </table:table-cell>
          <table:table-cell office:value-type="float" office:value="8" calcext:value-type="float">
            <text:p>8</text:p>
          </table:table-cell>
          <table:table-cell/>
          <table:table-cell table:formula="of:=DATEVALUE(LEFT([.A271];10))+TIMEVALUE(MID([.A271];12;8))" office:value-type="date" office:date-value="2020-04-30T03:07:46" calcext:value-type="date">
            <text:p>30/04/20 03: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4-30T04:02: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031" calcext:value-type="float">
            <text:p>9031</text:p>
          </table:table-cell>
          <table:table-cell office:value-type="float" office:value="8" calcext:value-type="float">
            <text:p>8</text:p>
          </table:table-cell>
          <table:table-cell/>
          <table:table-cell table:formula="of:=DATEVALUE(LEFT([.A272];10))+TIMEVALUE(MID([.A272];12;8))" office:value-type="date" office:date-value="2020-04-30T04:02:46" calcext:value-type="date">
            <text:p>30/04/20 04: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4-30T04:57: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021" calcext:value-type="float">
            <text:p>6021</text:p>
          </table:table-cell>
          <table:table-cell office:value-type="float" office:value="4" calcext:value-type="float">
            <text:p>4</text:p>
          </table:table-cell>
          <table:table-cell/>
          <table:table-cell table:formula="of:=DATEVALUE(LEFT([.A273];10))+TIMEVALUE(MID([.A273];12;8))" office:value-type="date" office:date-value="2020-04-30T04:57:47" calcext:value-type="date">
            <text:p>30/04/20 04: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4-30T05:52:4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472" calcext:value-type="float">
            <text:p>1447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DATEVALUE(LEFT([.A274];10))+TIMEVALUE(MID([.A274];12;8))" office:value-type="date" office:date-value="2020-04-30T05:52:49" calcext:value-type="date">
            <text:p>30/04/20 05:5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20-04-30T06:47:4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628" calcext:value-type="float">
            <text:p>16628</text:p>
          </table:table-cell>
          <table:table-cell office:value-type="float" office:value="46" calcext:value-type="float">
            <text:p>46</text:p>
          </table:table-cell>
          <table:table-cell/>
          <table:table-cell table:formula="of:=DATEVALUE(LEFT([.A275];10))+TIMEVALUE(MID([.A275];12;8))" office:value-type="date" office:date-value="2020-04-30T06:47:49" calcext:value-type="date">
            <text:p>30/04/20 06: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20-04-30T07:42: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1" calcext:value-type="float">
            <text:p>2000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DATEVALUE(LEFT([.A276];10))+TIMEVALUE(MID([.A276];12;8))" office:value-type="date" office:date-value="2020-04-30T07:42:52" calcext:value-type="date">
            <text:p>30/04/20 07: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20-04-30T07:49:0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389" calcext:value-type="float">
            <text:p>18389</text:p>
          </table:table-cell>
          <table:table-cell office:value-type="float" office:value="69" calcext:value-type="float">
            <text:p>69</text:p>
          </table:table-cell>
          <table:table-cell/>
          <table:table-cell table:formula="of:=DATEVALUE(LEFT([.A277];10))+TIMEVALUE(MID([.A277];12;8))" office:value-type="date" office:date-value="2020-04-30T07:49:09" calcext:value-type="date">
            <text:p>30/04/20 07:4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20-04-30T07:50: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902" calcext:value-type="float">
            <text:p>16902</text:p>
          </table:table-cell>
          <table:table-cell office:value-type="float" office:value="49" calcext:value-type="float">
            <text:p>49</text:p>
          </table:table-cell>
          <table:table-cell/>
          <table:table-cell table:formula="of:=DATEVALUE(LEFT([.A278];10))+TIMEVALUE(MID([.A278];12;8))" office:value-type="date" office:date-value="2020-04-30T07:50:20" calcext:value-type="date">
            <text:p>30/04/20 07: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20-04-30T07:51:2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902" calcext:value-type="float">
            <text:p>16902</text:p>
          </table:table-cell>
          <table:table-cell office:value-type="float" office:value="49" calcext:value-type="float">
            <text:p>49</text:p>
          </table:table-cell>
          <table:table-cell/>
          <table:table-cell table:formula="of:=DATEVALUE(LEFT([.A279];10))+TIMEVALUE(MID([.A279];12;8))" office:value-type="date" office:date-value="2020-04-30T07:51:24" calcext:value-type="date">
            <text:p>30/04/20 07: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20-04-30T07:52:3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6628" calcext:value-type="float">
            <text:p>16628</text:p>
          </table:table-cell>
          <table:table-cell office:value-type="float" office:value="46" calcext:value-type="float">
            <text:p>46</text:p>
          </table:table-cell>
          <table:table-cell/>
          <table:table-cell table:formula="of:=DATEVALUE(LEFT([.A280];10))+TIMEVALUE(MID([.A280];12;8))" office:value-type="date" office:date-value="2020-04-30T07:52:32" calcext:value-type="date">
            <text:p>30/04/20 07:5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20-04-30T07:54: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9345" calcext:value-type="float">
            <text:p>19345</text:p>
          </table:table-cell>
          <table:table-cell office:value-type="float" office:value="86" calcext:value-type="float">
            <text:p>86</text:p>
          </table:table-cell>
          <table:table-cell/>
          <table:table-cell table:formula="of:=DATEVALUE(LEFT([.A281];10))+TIMEVALUE(MID([.A281];12;8))" office:value-type="date" office:date-value="2020-04-30T07:54:34" calcext:value-type="date">
            <text:p>30/04/20 07:5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0-04-30T07:56:3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196" calcext:value-type="float">
            <text:p>1819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DATEVALUE(LEFT([.A282];10))+TIMEVALUE(MID([.A282];12;8))" office:value-type="date" office:date-value="2020-04-30T07:56:37" calcext:value-type="date">
            <text:p>30/04/20 07:5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20-04-30T07:57:4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326" calcext:value-type="float">
            <text:p>18326</text:p>
          </table:table-cell>
          <table:table-cell office:value-type="float" office:value="68" calcext:value-type="float">
            <text:p>68</text:p>
          </table:table-cell>
          <table:table-cell/>
          <table:table-cell table:formula="of:=DATEVALUE(LEFT([.A283];10))+TIMEVALUE(MID([.A283];12;8))" office:value-type="date" office:date-value="2020-04-30T07:57:43" calcext:value-type="date">
            <text:p>30/04/20 07:5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20-04-30T07:59: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782" calcext:value-type="float">
            <text:p>1778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DATEVALUE(LEFT([.A284];10))+TIMEVALUE(MID([.A284];12;8))" office:value-type="date" office:date-value="2020-04-30T07:59:00" calcext:value-type="date">
            <text:p>30/04/20 07: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20-04-30T08:00:1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782" calcext:value-type="float">
            <text:p>1778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DATEVALUE(LEFT([.A285];10))+TIMEVALUE(MID([.A285];12;8))" office:value-type="date" office:date-value="2020-04-30T08:00:12" calcext:value-type="date">
            <text:p>30/04/20 08: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20-04-30T08:02:1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574" calcext:value-type="float">
            <text:p>18574</text:p>
          </table:table-cell>
          <table:table-cell office:value-type="float" office:value="72" calcext:value-type="float">
            <text:p>72</text:p>
          </table:table-cell>
          <table:table-cell/>
          <table:table-cell table:formula="of:=DATEVALUE(LEFT([.A286];10))+TIMEVALUE(MID([.A286];12;8))" office:value-type="date" office:date-value="2020-04-30T08:02:13" calcext:value-type="date">
            <text:p>30/04/20 08:0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0-04-30T08:03:1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809" calcext:value-type="float">
            <text:p>18809</text:p>
          </table:table-cell>
          <table:table-cell office:value-type="float" office:value="76" calcext:value-type="float">
            <text:p>76</text:p>
          </table:table-cell>
          <table:table-cell/>
          <table:table-cell table:formula="of:=DATEVALUE(LEFT([.A287];10))+TIMEVALUE(MID([.A287];12;8))" office:value-type="date" office:date-value="2020-04-30T08:03:19" calcext:value-type="date">
            <text:p>30/04/20 08:0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20-04-30T08:04:2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634" calcext:value-type="float">
            <text:p>18634</text:p>
          </table:table-cell>
          <table:table-cell office:value-type="float" office:value="73" calcext:value-type="float">
            <text:p>73</text:p>
          </table:table-cell>
          <table:table-cell/>
          <table:table-cell table:formula="of:=DATEVALUE(LEFT([.A288];10))+TIMEVALUE(MID([.A288];12;8))" office:value-type="date" office:date-value="2020-04-30T08:04:21" calcext:value-type="date">
            <text:p>30/04/20 08:0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20-04-30T08:05:5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8865" calcext:value-type="float">
            <text:p>18865</text:p>
          </table:table-cell>
          <table:table-cell office:value-type="float" office:value="77" calcext:value-type="float">
            <text:p>77</text:p>
          </table:table-cell>
          <table:table-cell/>
          <table:table-cell table:formula="of:=DATEVALUE(LEFT([.A289];10))+TIMEVALUE(MID([.A289];12;8))" office:value-type="date" office:date-value="2020-04-30T08:05:52" calcext:value-type="date">
            <text:p>30/04/20 08:05</text:p>
          </table:table-cell>
          <table:table-cell office:value-type="float" office:value="77" calcext:value-type="float">
            <text:p>77</text:p>
          </table:table-cell>
        </table:table-row>
      </table:table>
      <table:table table:name="2020-04-29_presence" table:style-name="ta1">
        <table:table-column table:style-name="co8" table:default-cell-style-name="ce1"/>
        <table:table-column table:style-name="co2" table:default-cell-style-name="ce1"/>
        <table:table-column table:style-name="co6" table:default-cell-style-name="Default"/>
        <table:table-column table:style-name="co9" table:default-cell-style-name="ce2"/>
        <table:table-column table:style-name="co6" table:default-cell-style-name="Default"/>
        <table:table-row table:style-name="ro1">
          <table:table-cell table:number-columns-repeated="3"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presence</text:p>
          </table:table-cell>
        </table:table-row>
        <table:table-row table:style-name="ro1">
          <table:table-cell office:value-type="string" calcext:value-type="string">
            <text:p>2020-04-29T10:34:22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];10))+TIMEVALUE(MID([.A2];12;8))" office:value-type="date" office:date-value="2020-04-29T10:34:22" calcext:value-type="date">
            <text:p>29/04/20 10:34</text:p>
          </table:table-cell>
          <table:table-cell table:formula="of:=IF([.B2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4:34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3];10))+TIMEVALUE(MID([.A3];12;8))" office:value-type="date" office:date-value="2020-04-29T10:34:34" calcext:value-type="date">
            <text:p>29/04/20 10:34</text:p>
          </table:table-cell>
          <table:table-cell table:formula="of:=IF([.B3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4:47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4];10))+TIMEVALUE(MID([.A4];12;8))" office:value-type="date" office:date-value="2020-04-29T10:34:47" calcext:value-type="date">
            <text:p>29/04/20 10:34</text:p>
          </table:table-cell>
          <table:table-cell table:formula="of:=IF([.B4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4:53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5];10))+TIMEVALUE(MID([.A5];12;8))" office:value-type="date" office:date-value="2020-04-29T10:34:53" calcext:value-type="date">
            <text:p>29/04/20 10:34</text:p>
          </table:table-cell>
          <table:table-cell table:formula="of:=IF([.B5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5:05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6];10))+TIMEVALUE(MID([.A6];12;8))" office:value-type="date" office:date-value="2020-04-29T10:35:05" calcext:value-type="date">
            <text:p>29/04/20 10:35</text:p>
          </table:table-cell>
          <table:table-cell table:formula="of:=IF([.B6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5:11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7];10))+TIMEVALUE(MID([.A7];12;8))" office:value-type="date" office:date-value="2020-04-29T10:35:11" calcext:value-type="date">
            <text:p>29/04/20 10:35</text:p>
          </table:table-cell>
          <table:table-cell table:formula="of:=IF([.B7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5:17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8];10))+TIMEVALUE(MID([.A8];12;8))" office:value-type="date" office:date-value="2020-04-29T10:35:17" calcext:value-type="date">
            <text:p>29/04/20 10:35</text:p>
          </table:table-cell>
          <table:table-cell table:formula="of:=IF([.B8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5:22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9];10))+TIMEVALUE(MID([.A9];12;8))" office:value-type="date" office:date-value="2020-04-29T10:35:22" calcext:value-type="date">
            <text:p>29/04/20 10:35</text:p>
          </table:table-cell>
          <table:table-cell table:formula="of:=IF([.B9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5:28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0];10))+TIMEVALUE(MID([.A10];12;8))" office:value-type="date" office:date-value="2020-04-29T10:35:28" calcext:value-type="date">
            <text:p>29/04/20 10:35</text:p>
          </table:table-cell>
          <table:table-cell table:formula="of:=IF([.B10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5:33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1];10))+TIMEVALUE(MID([.A11];12;8))" office:value-type="date" office:date-value="2020-04-29T10:35:33" calcext:value-type="date">
            <text:p>29/04/20 10:35</text:p>
          </table:table-cell>
          <table:table-cell table:formula="of:=IF([.B11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5:38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2];10))+TIMEVALUE(MID([.A12];12;8))" office:value-type="date" office:date-value="2020-04-29T10:35:38" calcext:value-type="date">
            <text:p>29/04/20 10:35</text:p>
          </table:table-cell>
          <table:table-cell table:formula="of:=IF([.B12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5:44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3];10))+TIMEVALUE(MID([.A13];12;8))" office:value-type="date" office:date-value="2020-04-29T10:35:44" calcext:value-type="date">
            <text:p>29/04/20 10:35</text:p>
          </table:table-cell>
          <table:table-cell table:formula="of:=IF([.B13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5:49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4];10))+TIMEVALUE(MID([.A14];12;8))" office:value-type="date" office:date-value="2020-04-29T10:35:49" calcext:value-type="date">
            <text:p>29/04/20 10:35</text:p>
          </table:table-cell>
          <table:table-cell table:formula="of:=IF([.B14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5:54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5];10))+TIMEVALUE(MID([.A15];12;8))" office:value-type="date" office:date-value="2020-04-29T10:35:54" calcext:value-type="date">
            <text:p>29/04/20 10:35</text:p>
          </table:table-cell>
          <table:table-cell table:formula="of:=IF([.B15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6:02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6];10))+TIMEVALUE(MID([.A16];12;8))" office:value-type="date" office:date-value="2020-04-29T10:36:02" calcext:value-type="date">
            <text:p>29/04/20 10:36</text:p>
          </table:table-cell>
          <table:table-cell table:formula="of:=IF([.B16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6:09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7];10))+TIMEVALUE(MID([.A17];12;8))" office:value-type="date" office:date-value="2020-04-29T10:36:09" calcext:value-type="date">
            <text:p>29/04/20 10:36</text:p>
          </table:table-cell>
          <table:table-cell table:formula="of:=IF([.B17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6:14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8];10))+TIMEVALUE(MID([.A18];12;8))" office:value-type="date" office:date-value="2020-04-29T10:36:14" calcext:value-type="date">
            <text:p>29/04/20 10:36</text:p>
          </table:table-cell>
          <table:table-cell table:formula="of:=IF([.B18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6:29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9];10))+TIMEVALUE(MID([.A19];12;8))" office:value-type="date" office:date-value="2020-04-29T10:36:29" calcext:value-type="date">
            <text:p>29/04/20 10:36</text:p>
          </table:table-cell>
          <table:table-cell table:formula="of:=IF([.B19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6:38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0];10))+TIMEVALUE(MID([.A20];12;8))" office:value-type="date" office:date-value="2020-04-29T10:36:38" calcext:value-type="date">
            <text:p>29/04/20 10:36</text:p>
          </table:table-cell>
          <table:table-cell table:formula="of:=IF([.B20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6:44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1];10))+TIMEVALUE(MID([.A21];12;8))" office:value-type="date" office:date-value="2020-04-29T10:36:44" calcext:value-type="date">
            <text:p>29/04/20 10:36</text:p>
          </table:table-cell>
          <table:table-cell table:formula="of:=IF([.B21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6:50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2];10))+TIMEVALUE(MID([.A22];12;8))" office:value-type="date" office:date-value="2020-04-29T10:36:50" calcext:value-type="date">
            <text:p>29/04/20 10:36</text:p>
          </table:table-cell>
          <table:table-cell table:formula="of:=IF([.B22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6:55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3];10))+TIMEVALUE(MID([.A23];12;8))" office:value-type="date" office:date-value="2020-04-29T10:36:55" calcext:value-type="date">
            <text:p>29/04/20 10:36</text:p>
          </table:table-cell>
          <table:table-cell table:formula="of:=IF([.B23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7:00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4];10))+TIMEVALUE(MID([.A24];12;8))" office:value-type="date" office:date-value="2020-04-29T10:37:00" calcext:value-type="date">
            <text:p>29/04/20 10:37</text:p>
          </table:table-cell>
          <table:table-cell table:formula="of:=IF([.B24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7:06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5];10))+TIMEVALUE(MID([.A25];12;8))" office:value-type="date" office:date-value="2020-04-29T10:37:06" calcext:value-type="date">
            <text:p>29/04/20 10:37</text:p>
          </table:table-cell>
          <table:table-cell table:formula="of:=IF([.B25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7:13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6];10))+TIMEVALUE(MID([.A26];12;8))" office:value-type="date" office:date-value="2020-04-29T10:37:13" calcext:value-type="date">
            <text:p>29/04/20 10:37</text:p>
          </table:table-cell>
          <table:table-cell table:formula="of:=IF([.B26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7:19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7];10))+TIMEVALUE(MID([.A27];12;8))" office:value-type="date" office:date-value="2020-04-29T10:37:19" calcext:value-type="date">
            <text:p>29/04/20 10:37</text:p>
          </table:table-cell>
          <table:table-cell table:formula="of:=IF([.B27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7:24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8];10))+TIMEVALUE(MID([.A28];12;8))" office:value-type="date" office:date-value="2020-04-29T10:37:24" calcext:value-type="date">
            <text:p>29/04/20 10:37</text:p>
          </table:table-cell>
          <table:table-cell table:formula="of:=IF([.B28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7:30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9];10))+TIMEVALUE(MID([.A29];12;8))" office:value-type="date" office:date-value="2020-04-29T10:37:30" calcext:value-type="date">
            <text:p>29/04/20 10:37</text:p>
          </table:table-cell>
          <table:table-cell table:formula="of:=IF([.B29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7:35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30];10))+TIMEVALUE(MID([.A30];12;8))" office:value-type="date" office:date-value="2020-04-29T10:37:35" calcext:value-type="date">
            <text:p>29/04/20 10:37</text:p>
          </table:table-cell>
          <table:table-cell table:formula="of:=IF([.B30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7:41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31];10))+TIMEVALUE(MID([.A31];12;8))" office:value-type="date" office:date-value="2020-04-29T10:37:41" calcext:value-type="date">
            <text:p>29/04/20 10:37</text:p>
          </table:table-cell>
          <table:table-cell table:formula="of:=IF([.B31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7:46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32];10))+TIMEVALUE(MID([.A32];12;8))" office:value-type="date" office:date-value="2020-04-29T10:37:46" calcext:value-type="date">
            <text:p>29/04/20 10:37</text:p>
          </table:table-cell>
          <table:table-cell table:formula="of:=IF([.B32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7:51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33];10))+TIMEVALUE(MID([.A33];12;8))" office:value-type="date" office:date-value="2020-04-29T10:37:51" calcext:value-type="date">
            <text:p>29/04/20 10:37</text:p>
          </table:table-cell>
          <table:table-cell table:formula="of:=IF([.B33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7:57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34];10))+TIMEVALUE(MID([.A34];12;8))" office:value-type="date" office:date-value="2020-04-29T10:37:57" calcext:value-type="date">
            <text:p>29/04/20 10:37</text:p>
          </table:table-cell>
          <table:table-cell table:formula="of:=IF([.B34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8:02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35];10))+TIMEVALUE(MID([.A35];12;8))" office:value-type="date" office:date-value="2020-04-29T10:38:02" calcext:value-type="date">
            <text:p>29/04/20 10:38</text:p>
          </table:table-cell>
          <table:table-cell table:formula="of:=IF([.B35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8:14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36];10))+TIMEVALUE(MID([.A36];12;8))" office:value-type="date" office:date-value="2020-04-29T10:38:14" calcext:value-type="date">
            <text:p>29/04/20 10:38</text:p>
          </table:table-cell>
          <table:table-cell table:formula="of:=IF([.B36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8:51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37];10))+TIMEVALUE(MID([.A37];12;8))" office:value-type="date" office:date-value="2020-04-29T10:38:51" calcext:value-type="date">
            <text:p>29/04/20 10:38</text:p>
          </table:table-cell>
          <table:table-cell table:formula="of:=IF([.B37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9:35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38];10))+TIMEVALUE(MID([.A38];12;8))" office:value-type="date" office:date-value="2020-04-29T10:39:35" calcext:value-type="date">
            <text:p>29/04/20 10:39</text:p>
          </table:table-cell>
          <table:table-cell table:formula="of:=IF([.B38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9:40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39];10))+TIMEVALUE(MID([.A39];12;8))" office:value-type="date" office:date-value="2020-04-29T10:39:40" calcext:value-type="date">
            <text:p>29/04/20 10:39</text:p>
          </table:table-cell>
          <table:table-cell table:formula="of:=IF([.B39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9:46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40];10))+TIMEVALUE(MID([.A40];12;8))" office:value-type="date" office:date-value="2020-04-29T10:39:46" calcext:value-type="date">
            <text:p>29/04/20 10:39</text:p>
          </table:table-cell>
          <table:table-cell table:formula="of:=IF([.B40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39:51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41];10))+TIMEVALUE(MID([.A41];12;8))" office:value-type="date" office:date-value="2020-04-29T10:39:51" calcext:value-type="date">
            <text:p>29/04/20 10:39</text:p>
          </table:table-cell>
          <table:table-cell table:formula="of:=IF([.B41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0:01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42];10))+TIMEVALUE(MID([.A42];12;8))" office:value-type="date" office:date-value="2020-04-29T10:40:01" calcext:value-type="date">
            <text:p>29/04/20 10:40</text:p>
          </table:table-cell>
          <table:table-cell table:formula="of:=IF([.B42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1:07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43];10))+TIMEVALUE(MID([.A43];12;8))" office:value-type="date" office:date-value="2020-04-29T10:41:07" calcext:value-type="date">
            <text:p>29/04/20 10:41</text:p>
          </table:table-cell>
          <table:table-cell table:formula="of:=IF([.B43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1:13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44];10))+TIMEVALUE(MID([.A44];12;8))" office:value-type="date" office:date-value="2020-04-29T10:41:13" calcext:value-type="date">
            <text:p>29/04/20 10:41</text:p>
          </table:table-cell>
          <table:table-cell table:formula="of:=IF([.B44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1:21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45];10))+TIMEVALUE(MID([.A45];12;8))" office:value-type="date" office:date-value="2020-04-29T10:41:21" calcext:value-type="date">
            <text:p>29/04/20 10:41</text:p>
          </table:table-cell>
          <table:table-cell table:formula="of:=IF([.B45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1:31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46];10))+TIMEVALUE(MID([.A46];12;8))" office:value-type="date" office:date-value="2020-04-29T10:41:31" calcext:value-type="date">
            <text:p>29/04/20 10:41</text:p>
          </table:table-cell>
          <table:table-cell table:formula="of:=IF([.B46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2:13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47];10))+TIMEVALUE(MID([.A47];12;8))" office:value-type="date" office:date-value="2020-04-29T10:42:13" calcext:value-type="date">
            <text:p>29/04/20 10:42</text:p>
          </table:table-cell>
          <table:table-cell table:formula="of:=IF([.B47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2:42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48];10))+TIMEVALUE(MID([.A48];12;8))" office:value-type="date" office:date-value="2020-04-29T10:42:42" calcext:value-type="date">
            <text:p>29/04/20 10:42</text:p>
          </table:table-cell>
          <table:table-cell table:formula="of:=IF([.B48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2:48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49];10))+TIMEVALUE(MID([.A49];12;8))" office:value-type="date" office:date-value="2020-04-29T10:42:48" calcext:value-type="date">
            <text:p>29/04/20 10:42</text:p>
          </table:table-cell>
          <table:table-cell table:formula="of:=IF([.B49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2:53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50];10))+TIMEVALUE(MID([.A50];12;8))" office:value-type="date" office:date-value="2020-04-29T10:42:53" calcext:value-type="date">
            <text:p>29/04/20 10:42</text:p>
          </table:table-cell>
          <table:table-cell table:formula="of:=IF([.B50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2:58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51];10))+TIMEVALUE(MID([.A51];12;8))" office:value-type="date" office:date-value="2020-04-29T10:42:58" calcext:value-type="date">
            <text:p>29/04/20 10:42</text:p>
          </table:table-cell>
          <table:table-cell table:formula="of:=IF([.B51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3:18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52];10))+TIMEVALUE(MID([.A52];12;8))" office:value-type="date" office:date-value="2020-04-29T10:43:18" calcext:value-type="date">
            <text:p>29/04/20 10:43</text:p>
          </table:table-cell>
          <table:table-cell table:formula="of:=IF([.B52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3:24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53];10))+TIMEVALUE(MID([.A53];12;8))" office:value-type="date" office:date-value="2020-04-29T10:43:24" calcext:value-type="date">
            <text:p>29/04/20 10:43</text:p>
          </table:table-cell>
          <table:table-cell table:formula="of:=IF([.B53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3:30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54];10))+TIMEVALUE(MID([.A54];12;8))" office:value-type="date" office:date-value="2020-04-29T10:43:30" calcext:value-type="date">
            <text:p>29/04/20 10:43</text:p>
          </table:table-cell>
          <table:table-cell table:formula="of:=IF([.B54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3:36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55];10))+TIMEVALUE(MID([.A55];12;8))" office:value-type="date" office:date-value="2020-04-29T10:43:36" calcext:value-type="date">
            <text:p>29/04/20 10:43</text:p>
          </table:table-cell>
          <table:table-cell table:formula="of:=IF([.B55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3:41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56];10))+TIMEVALUE(MID([.A56];12;8))" office:value-type="date" office:date-value="2020-04-29T10:43:41" calcext:value-type="date">
            <text:p>29/04/20 10:43</text:p>
          </table:table-cell>
          <table:table-cell table:formula="of:=IF([.B56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3:47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57];10))+TIMEVALUE(MID([.A57];12;8))" office:value-type="date" office:date-value="2020-04-29T10:43:47" calcext:value-type="date">
            <text:p>29/04/20 10:43</text:p>
          </table:table-cell>
          <table:table-cell table:formula="of:=IF([.B57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3:52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58];10))+TIMEVALUE(MID([.A58];12;8))" office:value-type="date" office:date-value="2020-04-29T10:43:52" calcext:value-type="date">
            <text:p>29/04/20 10:43</text:p>
          </table:table-cell>
          <table:table-cell table:formula="of:=IF([.B58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3:59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59];10))+TIMEVALUE(MID([.A59];12;8))" office:value-type="date" office:date-value="2020-04-29T10:43:59" calcext:value-type="date">
            <text:p>29/04/20 10:43</text:p>
          </table:table-cell>
          <table:table-cell table:formula="of:=IF([.B59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4:14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60];10))+TIMEVALUE(MID([.A60];12;8))" office:value-type="date" office:date-value="2020-04-29T10:44:14" calcext:value-type="date">
            <text:p>29/04/20 10:44</text:p>
          </table:table-cell>
          <table:table-cell table:formula="of:=IF([.B60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4:42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61];10))+TIMEVALUE(MID([.A61];12;8))" office:value-type="date" office:date-value="2020-04-29T10:44:42" calcext:value-type="date">
            <text:p>29/04/20 10:44</text:p>
          </table:table-cell>
          <table:table-cell table:formula="of:=IF([.B61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4:51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62];10))+TIMEVALUE(MID([.A62];12;8))" office:value-type="date" office:date-value="2020-04-29T10:44:51" calcext:value-type="date">
            <text:p>29/04/20 10:44</text:p>
          </table:table-cell>
          <table:table-cell table:formula="of:=IF([.B62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4:58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63];10))+TIMEVALUE(MID([.A63];12;8))" office:value-type="date" office:date-value="2020-04-29T10:44:58" calcext:value-type="date">
            <text:p>29/04/20 10:44</text:p>
          </table:table-cell>
          <table:table-cell table:formula="of:=IF([.B63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5:39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64];10))+TIMEVALUE(MID([.A64];12;8))" office:value-type="date" office:date-value="2020-04-29T10:45:39" calcext:value-type="date">
            <text:p>29/04/20 10:45</text:p>
          </table:table-cell>
          <table:table-cell table:formula="of:=IF([.B64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5:47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65];10))+TIMEVALUE(MID([.A65];12;8))" office:value-type="date" office:date-value="2020-04-29T10:45:47" calcext:value-type="date">
            <text:p>29/04/20 10:45</text:p>
          </table:table-cell>
          <table:table-cell table:formula="of:=IF([.B65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7:04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66];10))+TIMEVALUE(MID([.A66];12;8))" office:value-type="date" office:date-value="2020-04-29T10:47:04" calcext:value-type="date">
            <text:p>29/04/20 10:47</text:p>
          </table:table-cell>
          <table:table-cell table:formula="of:=IF([.B66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7:29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67];10))+TIMEVALUE(MID([.A67];12;8))" office:value-type="date" office:date-value="2020-04-29T10:47:29" calcext:value-type="date">
            <text:p>29/04/20 10:47</text:p>
          </table:table-cell>
          <table:table-cell table:formula="of:=IF([.B67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7:38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68];10))+TIMEVALUE(MID([.A68];12;8))" office:value-type="date" office:date-value="2020-04-29T10:47:38" calcext:value-type="date">
            <text:p>29/04/20 10:47</text:p>
          </table:table-cell>
          <table:table-cell table:formula="of:=IF([.B68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7:54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69];10))+TIMEVALUE(MID([.A69];12;8))" office:value-type="date" office:date-value="2020-04-29T10:47:54" calcext:value-type="date">
            <text:p>29/04/20 10:47</text:p>
          </table:table-cell>
          <table:table-cell table:formula="of:=IF([.B69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8:00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70];10))+TIMEVALUE(MID([.A70];12;8))" office:value-type="date" office:date-value="2020-04-29T10:48:00" calcext:value-type="date">
            <text:p>29/04/20 10:48</text:p>
          </table:table-cell>
          <table:table-cell table:formula="of:=IF([.B70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8:06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71];10))+TIMEVALUE(MID([.A71];12;8))" office:value-type="date" office:date-value="2020-04-29T10:48:06" calcext:value-type="date">
            <text:p>29/04/20 10:48</text:p>
          </table:table-cell>
          <table:table-cell table:formula="of:=IF([.B71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8:11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72];10))+TIMEVALUE(MID([.A72];12;8))" office:value-type="date" office:date-value="2020-04-29T10:48:11" calcext:value-type="date">
            <text:p>29/04/20 10:48</text:p>
          </table:table-cell>
          <table:table-cell table:formula="of:=IF([.B72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8:17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73];10))+TIMEVALUE(MID([.A73];12;8))" office:value-type="date" office:date-value="2020-04-29T10:48:17" calcext:value-type="date">
            <text:p>29/04/20 10:48</text:p>
          </table:table-cell>
          <table:table-cell table:formula="of:=IF([.B73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8:22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74];10))+TIMEVALUE(MID([.A74];12;8))" office:value-type="date" office:date-value="2020-04-29T10:48:22" calcext:value-type="date">
            <text:p>29/04/20 10:48</text:p>
          </table:table-cell>
          <table:table-cell table:formula="of:=IF([.B74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8:27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75];10))+TIMEVALUE(MID([.A75];12;8))" office:value-type="date" office:date-value="2020-04-29T10:48:27" calcext:value-type="date">
            <text:p>29/04/20 10:48</text:p>
          </table:table-cell>
          <table:table-cell table:formula="of:=IF([.B75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8:34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76];10))+TIMEVALUE(MID([.A76];12;8))" office:value-type="date" office:date-value="2020-04-29T10:48:34" calcext:value-type="date">
            <text:p>29/04/20 10:48</text:p>
          </table:table-cell>
          <table:table-cell table:formula="of:=IF([.B76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8:52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77];10))+TIMEVALUE(MID([.A77];12;8))" office:value-type="date" office:date-value="2020-04-29T10:48:52" calcext:value-type="date">
            <text:p>29/04/20 10:48</text:p>
          </table:table-cell>
          <table:table-cell table:formula="of:=IF([.B77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8:57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78];10))+TIMEVALUE(MID([.A78];12;8))" office:value-type="date" office:date-value="2020-04-29T10:48:57" calcext:value-type="date">
            <text:p>29/04/20 10:48</text:p>
          </table:table-cell>
          <table:table-cell table:formula="of:=IF([.B78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9:03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79];10))+TIMEVALUE(MID([.A79];12;8))" office:value-type="date" office:date-value="2020-04-29T10:49:03" calcext:value-type="date">
            <text:p>29/04/20 10:49</text:p>
          </table:table-cell>
          <table:table-cell table:formula="of:=IF([.B79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9:10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80];10))+TIMEVALUE(MID([.A80];12;8))" office:value-type="date" office:date-value="2020-04-29T10:49:10" calcext:value-type="date">
            <text:p>29/04/20 10:49</text:p>
          </table:table-cell>
          <table:table-cell table:formula="of:=IF([.B80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9:16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81];10))+TIMEVALUE(MID([.A81];12;8))" office:value-type="date" office:date-value="2020-04-29T10:49:16" calcext:value-type="date">
            <text:p>29/04/20 10:49</text:p>
          </table:table-cell>
          <table:table-cell table:formula="of:=IF([.B81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9:21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82];10))+TIMEVALUE(MID([.A82];12;8))" office:value-type="date" office:date-value="2020-04-29T10:49:21" calcext:value-type="date">
            <text:p>29/04/20 10:49</text:p>
          </table:table-cell>
          <table:table-cell table:formula="of:=IF([.B82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9:27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83];10))+TIMEVALUE(MID([.A83];12;8))" office:value-type="date" office:date-value="2020-04-29T10:49:27" calcext:value-type="date">
            <text:p>29/04/20 10:49</text:p>
          </table:table-cell>
          <table:table-cell table:formula="of:=IF([.B83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9:33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84];10))+TIMEVALUE(MID([.A84];12;8))" office:value-type="date" office:date-value="2020-04-29T10:49:33" calcext:value-type="date">
            <text:p>29/04/20 10:49</text:p>
          </table:table-cell>
          <table:table-cell table:formula="of:=IF([.B84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9:41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85];10))+TIMEVALUE(MID([.A85];12;8))" office:value-type="date" office:date-value="2020-04-29T10:49:41" calcext:value-type="date">
            <text:p>29/04/20 10:49</text:p>
          </table:table-cell>
          <table:table-cell table:formula="of:=IF([.B85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9:46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86];10))+TIMEVALUE(MID([.A86];12;8))" office:value-type="date" office:date-value="2020-04-29T10:49:46" calcext:value-type="date">
            <text:p>29/04/20 10:49</text:p>
          </table:table-cell>
          <table:table-cell table:formula="of:=IF([.B86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9:52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87];10))+TIMEVALUE(MID([.A87];12;8))" office:value-type="date" office:date-value="2020-04-29T10:49:52" calcext:value-type="date">
            <text:p>29/04/20 10:49</text:p>
          </table:table-cell>
          <table:table-cell table:formula="of:=IF([.B87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49:58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88];10))+TIMEVALUE(MID([.A88];12;8))" office:value-type="date" office:date-value="2020-04-29T10:49:58" calcext:value-type="date">
            <text:p>29/04/20 10:49</text:p>
          </table:table-cell>
          <table:table-cell table:formula="of:=IF([.B88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0:51:28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89];10))+TIMEVALUE(MID([.A89];12;8))" office:value-type="date" office:date-value="2020-04-29T10:51:28" calcext:value-type="date">
            <text:p>29/04/20 10:51</text:p>
          </table:table-cell>
          <table:table-cell table:formula="of:=IF([.B89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1:53:22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90];10))+TIMEVALUE(MID([.A90];12;8))" office:value-type="date" office:date-value="2020-04-29T11:53:22" calcext:value-type="date">
            <text:p>29/04/20 11:53</text:p>
          </table:table-cell>
          <table:table-cell table:formula="of:=IF([.B90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1:54:30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91];10))+TIMEVALUE(MID([.A91];12;8))" office:value-type="date" office:date-value="2020-04-29T11:54:30" calcext:value-type="date">
            <text:p>29/04/20 11:54</text:p>
          </table:table-cell>
          <table:table-cell table:formula="of:=IF([.B91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1:55:31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92];10))+TIMEVALUE(MID([.A92];12;8))" office:value-type="date" office:date-value="2020-04-29T11:55:31" calcext:value-type="date">
            <text:p>29/04/20 11:55</text:p>
          </table:table-cell>
          <table:table-cell table:formula="of:=IF([.B92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1:57:01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93];10))+TIMEVALUE(MID([.A93];12;8))" office:value-type="date" office:date-value="2020-04-29T11:57:01" calcext:value-type="date">
            <text:p>29/04/20 11:57</text:p>
          </table:table-cell>
          <table:table-cell table:formula="of:=IF([.B93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1:58:37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94];10))+TIMEVALUE(MID([.A94];12;8))" office:value-type="date" office:date-value="2020-04-29T11:58:37" calcext:value-type="date">
            <text:p>29/04/20 11:58</text:p>
          </table:table-cell>
          <table:table-cell table:formula="of:=IF([.B94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1:59:46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95];10))+TIMEVALUE(MID([.A95];12;8))" office:value-type="date" office:date-value="2020-04-29T11:59:46" calcext:value-type="date">
            <text:p>29/04/20 11:59</text:p>
          </table:table-cell>
          <table:table-cell table:formula="of:=IF([.B95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2:00:49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96];10))+TIMEVALUE(MID([.A96];12;8))" office:value-type="date" office:date-value="2020-04-29T12:00:49" calcext:value-type="date">
            <text:p>29/04/20 12:00</text:p>
          </table:table-cell>
          <table:table-cell table:formula="of:=IF([.B96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2:01:54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97];10))+TIMEVALUE(MID([.A97];12;8))" office:value-type="date" office:date-value="2020-04-29T12:01:54" calcext:value-type="date">
            <text:p>29/04/20 12:01</text:p>
          </table:table-cell>
          <table:table-cell table:formula="of:=IF([.B97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2:03:24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98];10))+TIMEVALUE(MID([.A98];12;8))" office:value-type="date" office:date-value="2020-04-29T12:03:24" calcext:value-type="date">
            <text:p>29/04/20 12:03</text:p>
          </table:table-cell>
          <table:table-cell table:formula="of:=IF([.B98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2:03:27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99];10))+TIMEVALUE(MID([.A99];12;8))" office:value-type="date" office:date-value="2020-04-29T12:03:27" calcext:value-type="date">
            <text:p>29/04/20 12:03</text:p>
          </table:table-cell>
          <table:table-cell table:formula="of:=IF([.B99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2:04:30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00];10))+TIMEVALUE(MID([.A100];12;8))" office:value-type="date" office:date-value="2020-04-29T12:04:30" calcext:value-type="date">
            <text:p>29/04/20 12:04</text:p>
          </table:table-cell>
          <table:table-cell table:formula="of:=IF([.B100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2:06:00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101];10))+TIMEVALUE(MID([.A101];12;8))" office:value-type="date" office:date-value="2020-04-29T12:06:00" calcext:value-type="date">
            <text:p>29/04/20 12:06</text:p>
          </table:table-cell>
          <table:table-cell table:formula="of:=IF([.B101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2:06:55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02];10))+TIMEVALUE(MID([.A102];12;8))" office:value-type="date" office:date-value="2020-04-29T12:06:55" calcext:value-type="date">
            <text:p>29/04/20 12:06</text:p>
          </table:table-cell>
          <table:table-cell table:formula="of:=IF([.B102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2:07:55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03];10))+TIMEVALUE(MID([.A103];12;8))" office:value-type="date" office:date-value="2020-04-29T12:07:55" calcext:value-type="date">
            <text:p>29/04/20 12:07</text:p>
          </table:table-cell>
          <table:table-cell table:formula="of:=IF([.B103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2:09:25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104];10))+TIMEVALUE(MID([.A104];12;8))" office:value-type="date" office:date-value="2020-04-29T12:09:25" calcext:value-type="date">
            <text:p>29/04/20 12:09</text:p>
          </table:table-cell>
          <table:table-cell table:formula="of:=IF([.B104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2:31:29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05];10))+TIMEVALUE(MID([.A105];12;8))" office:value-type="date" office:date-value="2020-04-29T12:31:29" calcext:value-type="date">
            <text:p>29/04/20 12:31</text:p>
          </table:table-cell>
          <table:table-cell table:formula="of:=IF([.B105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2:32:33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06];10))+TIMEVALUE(MID([.A106];12;8))" office:value-type="date" office:date-value="2020-04-29T12:32:33" calcext:value-type="date">
            <text:p>29/04/20 12:32</text:p>
          </table:table-cell>
          <table:table-cell table:formula="of:=IF([.B106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2:33:39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07];10))+TIMEVALUE(MID([.A107];12;8))" office:value-type="date" office:date-value="2020-04-29T12:33:39" calcext:value-type="date">
            <text:p>29/04/20 12:33</text:p>
          </table:table-cell>
          <table:table-cell table:formula="of:=IF([.B107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2:34:50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08];10))+TIMEVALUE(MID([.A108];12;8))" office:value-type="date" office:date-value="2020-04-29T12:34:50" calcext:value-type="date">
            <text:p>29/04/20 12:34</text:p>
          </table:table-cell>
          <table:table-cell table:formula="of:=IF([.B108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2:35:51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09];10))+TIMEVALUE(MID([.A109];12;8))" office:value-type="date" office:date-value="2020-04-29T12:35:51" calcext:value-type="date">
            <text:p>29/04/20 12:35</text:p>
          </table:table-cell>
          <table:table-cell table:formula="of:=IF([.B109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2:36:06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10];10))+TIMEVALUE(MID([.A110];12;8))" office:value-type="date" office:date-value="2020-04-29T12:36:06" calcext:value-type="date">
            <text:p>29/04/20 12:36</text:p>
          </table:table-cell>
          <table:table-cell table:formula="of:=IF([.B110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2:37:36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111];10))+TIMEVALUE(MID([.A111];12;8))" office:value-type="date" office:date-value="2020-04-29T12:37:36" calcext:value-type="date">
            <text:p>29/04/20 12:37</text:p>
          </table:table-cell>
          <table:table-cell table:formula="of:=IF([.B111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2:38:08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12];10))+TIMEVALUE(MID([.A112];12;8))" office:value-type="date" office:date-value="2020-04-29T12:38:08" calcext:value-type="date">
            <text:p>29/04/20 12:38</text:p>
          </table:table-cell>
          <table:table-cell table:formula="of:=IF([.B112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2:39:08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13];10))+TIMEVALUE(MID([.A113];12;8))" office:value-type="date" office:date-value="2020-04-29T12:39:08" calcext:value-type="date">
            <text:p>29/04/20 12:39</text:p>
          </table:table-cell>
          <table:table-cell table:formula="of:=IF([.B113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2:40:09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14];10))+TIMEVALUE(MID([.A114];12;8))" office:value-type="date" office:date-value="2020-04-29T12:40:09" calcext:value-type="date">
            <text:p>29/04/20 12:40</text:p>
          </table:table-cell>
          <table:table-cell table:formula="of:=IF([.B114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2:41:39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115];10))+TIMEVALUE(MID([.A115];12;8))" office:value-type="date" office:date-value="2020-04-29T12:41:39" calcext:value-type="date">
            <text:p>29/04/20 12:41</text:p>
          </table:table-cell>
          <table:table-cell table:formula="of:=IF([.B115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2:41:45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16];10))+TIMEVALUE(MID([.A116];12;8))" office:value-type="date" office:date-value="2020-04-29T12:41:45" calcext:value-type="date">
            <text:p>29/04/20 12:41</text:p>
          </table:table-cell>
          <table:table-cell table:formula="of:=IF([.B116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2:42:59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17];10))+TIMEVALUE(MID([.A117];12;8))" office:value-type="date" office:date-value="2020-04-29T12:42:59" calcext:value-type="date">
            <text:p>29/04/20 12:42</text:p>
          </table:table-cell>
          <table:table-cell table:formula="of:=IF([.B117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2:43:59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18];10))+TIMEVALUE(MID([.A118];12;8))" office:value-type="date" office:date-value="2020-04-29T12:43:59" calcext:value-type="date">
            <text:p>29/04/20 12:43</text:p>
          </table:table-cell>
          <table:table-cell table:formula="of:=IF([.B118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2:45:07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19];10))+TIMEVALUE(MID([.A119];12;8))" office:value-type="date" office:date-value="2020-04-29T12:45:07" calcext:value-type="date">
            <text:p>29/04/20 12:45</text:p>
          </table:table-cell>
          <table:table-cell table:formula="of:=IF([.B119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2:46:21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20];10))+TIMEVALUE(MID([.A120];12;8))" office:value-type="date" office:date-value="2020-04-29T12:46:21" calcext:value-type="date">
            <text:p>29/04/20 12:46</text:p>
          </table:table-cell>
          <table:table-cell table:formula="of:=IF([.B120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2:47:26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21];10))+TIMEVALUE(MID([.A121];12;8))" office:value-type="date" office:date-value="2020-04-29T12:47:26" calcext:value-type="date">
            <text:p>29/04/20 12:47</text:p>
          </table:table-cell>
          <table:table-cell table:formula="of:=IF([.B121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2:48:28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22];10))+TIMEVALUE(MID([.A122];12;8))" office:value-type="date" office:date-value="2020-04-29T12:48:28" calcext:value-type="date">
            <text:p>29/04/20 12:48</text:p>
          </table:table-cell>
          <table:table-cell table:formula="of:=IF([.B122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2:49:29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23];10))+TIMEVALUE(MID([.A123];12;8))" office:value-type="date" office:date-value="2020-04-29T12:49:29" calcext:value-type="date">
            <text:p>29/04/20 12:49</text:p>
          </table:table-cell>
          <table:table-cell table:formula="of:=IF([.B123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2:51:00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124];10))+TIMEVALUE(MID([.A124];12;8))" office:value-type="date" office:date-value="2020-04-29T12:51:00" calcext:value-type="date">
            <text:p>29/04/20 12:51</text:p>
          </table:table-cell>
          <table:table-cell table:formula="of:=IF([.B124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2:51:10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25];10))+TIMEVALUE(MID([.A125];12;8))" office:value-type="date" office:date-value="2020-04-29T12:51:10" calcext:value-type="date">
            <text:p>29/04/20 12:51</text:p>
          </table:table-cell>
          <table:table-cell table:formula="of:=IF([.B125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2:52:12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26];10))+TIMEVALUE(MID([.A126];12;8))" office:value-type="date" office:date-value="2020-04-29T12:52:12" calcext:value-type="date">
            <text:p>29/04/20 12:52</text:p>
          </table:table-cell>
          <table:table-cell table:formula="of:=IF([.B126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2:53:14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27];10))+TIMEVALUE(MID([.A127];12;8))" office:value-type="date" office:date-value="2020-04-29T12:53:14" calcext:value-type="date">
            <text:p>29/04/20 12:53</text:p>
          </table:table-cell>
          <table:table-cell table:formula="of:=IF([.B127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2:54:15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28];10))+TIMEVALUE(MID([.A128];12;8))" office:value-type="date" office:date-value="2020-04-29T12:54:15" calcext:value-type="date">
            <text:p>29/04/20 12:54</text:p>
          </table:table-cell>
          <table:table-cell table:formula="of:=IF([.B128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2:55:28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29];10))+TIMEVALUE(MID([.A129];12;8))" office:value-type="date" office:date-value="2020-04-29T12:55:28" calcext:value-type="date">
            <text:p>29/04/20 12:55</text:p>
          </table:table-cell>
          <table:table-cell table:formula="of:=IF([.B129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2:56:58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130];10))+TIMEVALUE(MID([.A130];12;8))" office:value-type="date" office:date-value="2020-04-29T12:56:58" calcext:value-type="date">
            <text:p>29/04/20 12:56</text:p>
          </table:table-cell>
          <table:table-cell table:formula="of:=IF([.B130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2:57:37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31];10))+TIMEVALUE(MID([.A131];12;8))" office:value-type="date" office:date-value="2020-04-29T12:57:37" calcext:value-type="date">
            <text:p>29/04/20 12:57</text:p>
          </table:table-cell>
          <table:table-cell table:formula="of:=IF([.B131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2:58:38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32];10))+TIMEVALUE(MID([.A132];12;8))" office:value-type="date" office:date-value="2020-04-29T12:58:38" calcext:value-type="date">
            <text:p>29/04/20 12:58</text:p>
          </table:table-cell>
          <table:table-cell table:formula="of:=IF([.B132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00:09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133];10))+TIMEVALUE(MID([.A133];12;8))" office:value-type="date" office:date-value="2020-04-29T13:00:09" calcext:value-type="date">
            <text:p>29/04/20 13:00</text:p>
          </table:table-cell>
          <table:table-cell table:formula="of:=IF([.B133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3:00:23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34];10))+TIMEVALUE(MID([.A134];12;8))" office:value-type="date" office:date-value="2020-04-29T13:00:23" calcext:value-type="date">
            <text:p>29/04/20 13:00</text:p>
          </table:table-cell>
          <table:table-cell table:formula="of:=IF([.B134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01:30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35];10))+TIMEVALUE(MID([.A135];12;8))" office:value-type="date" office:date-value="2020-04-29T13:01:30" calcext:value-type="date">
            <text:p>29/04/20 13:01</text:p>
          </table:table-cell>
          <table:table-cell table:formula="of:=IF([.B135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02:31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36];10))+TIMEVALUE(MID([.A136];12;8))" office:value-type="date" office:date-value="2020-04-29T13:02:31" calcext:value-type="date">
            <text:p>29/04/20 13:02</text:p>
          </table:table-cell>
          <table:table-cell table:formula="of:=IF([.B136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03:32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37];10))+TIMEVALUE(MID([.A137];12;8))" office:value-type="date" office:date-value="2020-04-29T13:03:32" calcext:value-type="date">
            <text:p>29/04/20 13:03</text:p>
          </table:table-cell>
          <table:table-cell table:formula="of:=IF([.B137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04:32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38];10))+TIMEVALUE(MID([.A138];12;8))" office:value-type="date" office:date-value="2020-04-29T13:04:32" calcext:value-type="date">
            <text:p>29/04/20 13:04</text:p>
          </table:table-cell>
          <table:table-cell table:formula="of:=IF([.B138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06:02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139];10))+TIMEVALUE(MID([.A139];12;8))" office:value-type="date" office:date-value="2020-04-29T13:06:02" calcext:value-type="date">
            <text:p>29/04/20 13:06</text:p>
          </table:table-cell>
          <table:table-cell table:formula="of:=IF([.B139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3:06:47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40];10))+TIMEVALUE(MID([.A140];12;8))" office:value-type="date" office:date-value="2020-04-29T13:06:47" calcext:value-type="date">
            <text:p>29/04/20 13:06</text:p>
          </table:table-cell>
          <table:table-cell table:formula="of:=IF([.B140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07:51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41];10))+TIMEVALUE(MID([.A141];12;8))" office:value-type="date" office:date-value="2020-04-29T13:07:51" calcext:value-type="date">
            <text:p>29/04/20 13:07</text:p>
          </table:table-cell>
          <table:table-cell table:formula="of:=IF([.B141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09:06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42];10))+TIMEVALUE(MID([.A142];12;8))" office:value-type="date" office:date-value="2020-04-29T13:09:06" calcext:value-type="date">
            <text:p>29/04/20 13:09</text:p>
          </table:table-cell>
          <table:table-cell table:formula="of:=IF([.B142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10:07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43];10))+TIMEVALUE(MID([.A143];12;8))" office:value-type="date" office:date-value="2020-04-29T13:10:07" calcext:value-type="date">
            <text:p>29/04/20 13:10</text:p>
          </table:table-cell>
          <table:table-cell table:formula="of:=IF([.B143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11:23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44];10))+TIMEVALUE(MID([.A144];12;8))" office:value-type="date" office:date-value="2020-04-29T13:11:23" calcext:value-type="date">
            <text:p>29/04/20 13:11</text:p>
          </table:table-cell>
          <table:table-cell table:formula="of:=IF([.B144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12:53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145];10))+TIMEVALUE(MID([.A145];12;8))" office:value-type="date" office:date-value="2020-04-29T13:12:53" calcext:value-type="date">
            <text:p>29/04/20 13:12</text:p>
          </table:table-cell>
          <table:table-cell table:formula="of:=IF([.B145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3:13:08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46];10))+TIMEVALUE(MID([.A146];12;8))" office:value-type="date" office:date-value="2020-04-29T13:13:08" calcext:value-type="date">
            <text:p>29/04/20 13:13</text:p>
          </table:table-cell>
          <table:table-cell table:formula="of:=IF([.B146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14:38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147];10))+TIMEVALUE(MID([.A147];12;8))" office:value-type="date" office:date-value="2020-04-29T13:14:38" calcext:value-type="date">
            <text:p>29/04/20 13:14</text:p>
          </table:table-cell>
          <table:table-cell table:formula="of:=IF([.B147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3:17:16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48];10))+TIMEVALUE(MID([.A148];12;8))" office:value-type="date" office:date-value="2020-04-29T13:17:16" calcext:value-type="date">
            <text:p>29/04/20 13:17</text:p>
          </table:table-cell>
          <table:table-cell table:formula="of:=IF([.B148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18:16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49];10))+TIMEVALUE(MID([.A149];12;8))" office:value-type="date" office:date-value="2020-04-29T13:18:16" calcext:value-type="date">
            <text:p>29/04/20 13:18</text:p>
          </table:table-cell>
          <table:table-cell table:formula="of:=IF([.B149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19:46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150];10))+TIMEVALUE(MID([.A150];12;8))" office:value-type="date" office:date-value="2020-04-29T13:19:46" calcext:value-type="date">
            <text:p>29/04/20 13:19</text:p>
          </table:table-cell>
          <table:table-cell table:formula="of:=IF([.B150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3:21:53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51];10))+TIMEVALUE(MID([.A151];12;8))" office:value-type="date" office:date-value="2020-04-29T13:21:53" calcext:value-type="date">
            <text:p>29/04/20 13:21</text:p>
          </table:table-cell>
          <table:table-cell table:formula="of:=IF([.B151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22:53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52];10))+TIMEVALUE(MID([.A152];12;8))" office:value-type="date" office:date-value="2020-04-29T13:22:53" calcext:value-type="date">
            <text:p>29/04/20 13:22</text:p>
          </table:table-cell>
          <table:table-cell table:formula="of:=IF([.B152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23:54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53];10))+TIMEVALUE(MID([.A153];12;8))" office:value-type="date" office:date-value="2020-04-29T13:23:54" calcext:value-type="date">
            <text:p>29/04/20 13:23</text:p>
          </table:table-cell>
          <table:table-cell table:formula="of:=IF([.B153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24:55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54];10))+TIMEVALUE(MID([.A154];12;8))" office:value-type="date" office:date-value="2020-04-29T13:24:55" calcext:value-type="date">
            <text:p>29/04/20 13:24</text:p>
          </table:table-cell>
          <table:table-cell table:formula="of:=IF([.B154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25:56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55];10))+TIMEVALUE(MID([.A155];12;8))" office:value-type="date" office:date-value="2020-04-29T13:25:56" calcext:value-type="date">
            <text:p>29/04/20 13:25</text:p>
          </table:table-cell>
          <table:table-cell table:formula="of:=IF([.B155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26:57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56];10))+TIMEVALUE(MID([.A156];12;8))" office:value-type="date" office:date-value="2020-04-29T13:26:57" calcext:value-type="date">
            <text:p>29/04/20 13:26</text:p>
          </table:table-cell>
          <table:table-cell table:formula="of:=IF([.B156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28:21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57];10))+TIMEVALUE(MID([.A157];12;8))" office:value-type="date" office:date-value="2020-04-29T13:28:21" calcext:value-type="date">
            <text:p>29/04/20 13:28</text:p>
          </table:table-cell>
          <table:table-cell table:formula="of:=IF([.B157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29:29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58];10))+TIMEVALUE(MID([.A158];12;8))" office:value-type="date" office:date-value="2020-04-29T13:29:29" calcext:value-type="date">
            <text:p>29/04/20 13:29</text:p>
          </table:table-cell>
          <table:table-cell table:formula="of:=IF([.B158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29:32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59];10))+TIMEVALUE(MID([.A159];12;8))" office:value-type="date" office:date-value="2020-04-29T13:29:32" calcext:value-type="date">
            <text:p>29/04/20 13:29</text:p>
          </table:table-cell>
          <table:table-cell table:formula="of:=IF([.B159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30:45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60];10))+TIMEVALUE(MID([.A160];12;8))" office:value-type="date" office:date-value="2020-04-29T13:30:45" calcext:value-type="date">
            <text:p>29/04/20 13:30</text:p>
          </table:table-cell>
          <table:table-cell table:formula="of:=IF([.B160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31:58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61];10))+TIMEVALUE(MID([.A161];12;8))" office:value-type="date" office:date-value="2020-04-29T13:31:58" calcext:value-type="date">
            <text:p>29/04/20 13:31</text:p>
          </table:table-cell>
          <table:table-cell table:formula="of:=IF([.B161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33:28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162];10))+TIMEVALUE(MID([.A162];12;8))" office:value-type="date" office:date-value="2020-04-29T13:33:28" calcext:value-type="date">
            <text:p>29/04/20 13:33</text:p>
          </table:table-cell>
          <table:table-cell table:formula="of:=IF([.B162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3:33:59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63];10))+TIMEVALUE(MID([.A163];12;8))" office:value-type="date" office:date-value="2020-04-29T13:33:59" calcext:value-type="date">
            <text:p>29/04/20 13:33</text:p>
          </table:table-cell>
          <table:table-cell table:formula="of:=IF([.B163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35:11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64];10))+TIMEVALUE(MID([.A164];12;8))" office:value-type="date" office:date-value="2020-04-29T13:35:11" calcext:value-type="date">
            <text:p>29/04/20 13:35</text:p>
          </table:table-cell>
          <table:table-cell table:formula="of:=IF([.B164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36:15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65];10))+TIMEVALUE(MID([.A165];12;8))" office:value-type="date" office:date-value="2020-04-29T13:36:15" calcext:value-type="date">
            <text:p>29/04/20 13:36</text:p>
          </table:table-cell>
          <table:table-cell table:formula="of:=IF([.B165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37:45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166];10))+TIMEVALUE(MID([.A166];12;8))" office:value-type="date" office:date-value="2020-04-29T13:37:45" calcext:value-type="date">
            <text:p>29/04/20 13:37</text:p>
          </table:table-cell>
          <table:table-cell table:formula="of:=IF([.B166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3:38:19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67];10))+TIMEVALUE(MID([.A167];12;8))" office:value-type="date" office:date-value="2020-04-29T13:38:19" calcext:value-type="date">
            <text:p>29/04/20 13:38</text:p>
          </table:table-cell>
          <table:table-cell table:formula="of:=IF([.B167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39:49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168];10))+TIMEVALUE(MID([.A168];12;8))" office:value-type="date" office:date-value="2020-04-29T13:39:49" calcext:value-type="date">
            <text:p>29/04/20 13:39</text:p>
          </table:table-cell>
          <table:table-cell table:formula="of:=IF([.B168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3:39:56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69];10))+TIMEVALUE(MID([.A169];12;8))" office:value-type="date" office:date-value="2020-04-29T13:39:56" calcext:value-type="date">
            <text:p>29/04/20 13:39</text:p>
          </table:table-cell>
          <table:table-cell table:formula="of:=IF([.B169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40:59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70];10))+TIMEVALUE(MID([.A170];12;8))" office:value-type="date" office:date-value="2020-04-29T13:40:59" calcext:value-type="date">
            <text:p>29/04/20 13:40</text:p>
          </table:table-cell>
          <table:table-cell table:formula="of:=IF([.B170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42:05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71];10))+TIMEVALUE(MID([.A171];12;8))" office:value-type="date" office:date-value="2020-04-29T13:42:05" calcext:value-type="date">
            <text:p>29/04/20 13:42</text:p>
          </table:table-cell>
          <table:table-cell table:formula="of:=IF([.B171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43:35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172];10))+TIMEVALUE(MID([.A172];12;8))" office:value-type="date" office:date-value="2020-04-29T13:43:35" calcext:value-type="date">
            <text:p>29/04/20 13:43</text:p>
          </table:table-cell>
          <table:table-cell table:formula="of:=IF([.B172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3:43:45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73];10))+TIMEVALUE(MID([.A173];12;8))" office:value-type="date" office:date-value="2020-04-29T13:43:45" calcext:value-type="date">
            <text:p>29/04/20 13:43</text:p>
          </table:table-cell>
          <table:table-cell table:formula="of:=IF([.B173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45:02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74];10))+TIMEVALUE(MID([.A174];12;8))" office:value-type="date" office:date-value="2020-04-29T13:45:02" calcext:value-type="date">
            <text:p>29/04/20 13:45</text:p>
          </table:table-cell>
          <table:table-cell table:formula="of:=IF([.B174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46:04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75];10))+TIMEVALUE(MID([.A175];12;8))" office:value-type="date" office:date-value="2020-04-29T13:46:04" calcext:value-type="date">
            <text:p>29/04/20 13:46</text:p>
          </table:table-cell>
          <table:table-cell table:formula="of:=IF([.B175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47:09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76];10))+TIMEVALUE(MID([.A176];12;8))" office:value-type="date" office:date-value="2020-04-29T13:47:09" calcext:value-type="date">
            <text:p>29/04/20 13:47</text:p>
          </table:table-cell>
          <table:table-cell table:formula="of:=IF([.B176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48:39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177];10))+TIMEVALUE(MID([.A177];12;8))" office:value-type="date" office:date-value="2020-04-29T13:48:39" calcext:value-type="date">
            <text:p>29/04/20 13:48</text:p>
          </table:table-cell>
          <table:table-cell table:formula="of:=IF([.B177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3:49:10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78];10))+TIMEVALUE(MID([.A178];12;8))" office:value-type="date" office:date-value="2020-04-29T13:49:10" calcext:value-type="date">
            <text:p>29/04/20 13:49</text:p>
          </table:table-cell>
          <table:table-cell table:formula="of:=IF([.B178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50:11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79];10))+TIMEVALUE(MID([.A179];12;8))" office:value-type="date" office:date-value="2020-04-29T13:50:11" calcext:value-type="date">
            <text:p>29/04/20 13:50</text:p>
          </table:table-cell>
          <table:table-cell table:formula="of:=IF([.B179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51:42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180];10))+TIMEVALUE(MID([.A180];12;8))" office:value-type="date" office:date-value="2020-04-29T13:51:42" calcext:value-type="date">
            <text:p>29/04/20 13:51</text:p>
          </table:table-cell>
          <table:table-cell table:formula="of:=IF([.B180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3:52:06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81];10))+TIMEVALUE(MID([.A181];12;8))" office:value-type="date" office:date-value="2020-04-29T13:52:06" calcext:value-type="date">
            <text:p>29/04/20 13:52</text:p>
          </table:table-cell>
          <table:table-cell table:formula="of:=IF([.B181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53:36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182];10))+TIMEVALUE(MID([.A182];12;8))" office:value-type="date" office:date-value="2020-04-29T13:53:36" calcext:value-type="date">
            <text:p>29/04/20 13:53</text:p>
          </table:table-cell>
          <table:table-cell table:formula="of:=IF([.B182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3:53:54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83];10))+TIMEVALUE(MID([.A183];12;8))" office:value-type="date" office:date-value="2020-04-29T13:53:54" calcext:value-type="date">
            <text:p>29/04/20 13:53</text:p>
          </table:table-cell>
          <table:table-cell table:formula="of:=IF([.B183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55:24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184];10))+TIMEVALUE(MID([.A184];12;8))" office:value-type="date" office:date-value="2020-04-29T13:55:24" calcext:value-type="date">
            <text:p>29/04/20 13:55</text:p>
          </table:table-cell>
          <table:table-cell table:formula="of:=IF([.B184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3:57:17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85];10))+TIMEVALUE(MID([.A185];12;8))" office:value-type="date" office:date-value="2020-04-29T13:57:17" calcext:value-type="date">
            <text:p>29/04/20 13:57</text:p>
          </table:table-cell>
          <table:table-cell table:formula="of:=IF([.B185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3:58:47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186];10))+TIMEVALUE(MID([.A186];12;8))" office:value-type="date" office:date-value="2020-04-29T13:58:47" calcext:value-type="date">
            <text:p>29/04/20 13:58</text:p>
          </table:table-cell>
          <table:table-cell table:formula="of:=IF([.B186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4:02:53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87];10))+TIMEVALUE(MID([.A187];12;8))" office:value-type="date" office:date-value="2020-04-29T14:02:53" calcext:value-type="date">
            <text:p>29/04/20 14:02</text:p>
          </table:table-cell>
          <table:table-cell table:formula="of:=IF([.B187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04:24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188];10))+TIMEVALUE(MID([.A188];12;8))" office:value-type="date" office:date-value="2020-04-29T14:04:24" calcext:value-type="date">
            <text:p>29/04/20 14:04</text:p>
          </table:table-cell>
          <table:table-cell table:formula="of:=IF([.B188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4:05:43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89];10))+TIMEVALUE(MID([.A189];12;8))" office:value-type="date" office:date-value="2020-04-29T14:05:43" calcext:value-type="date">
            <text:p>29/04/20 14:05</text:p>
          </table:table-cell>
          <table:table-cell table:formula="of:=IF([.B189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06:46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90];10))+TIMEVALUE(MID([.A190];12;8))" office:value-type="date" office:date-value="2020-04-29T14:06:46" calcext:value-type="date">
            <text:p>29/04/20 14:06</text:p>
          </table:table-cell>
          <table:table-cell table:formula="of:=IF([.B190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08:10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91];10))+TIMEVALUE(MID([.A191];12;8))" office:value-type="date" office:date-value="2020-04-29T14:08:10" calcext:value-type="date">
            <text:p>29/04/20 14:08</text:p>
          </table:table-cell>
          <table:table-cell table:formula="of:=IF([.B191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09:14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92];10))+TIMEVALUE(MID([.A192];12;8))" office:value-type="date" office:date-value="2020-04-29T14:09:14" calcext:value-type="date">
            <text:p>29/04/20 14:09</text:p>
          </table:table-cell>
          <table:table-cell table:formula="of:=IF([.B192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10:16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93];10))+TIMEVALUE(MID([.A193];12;8))" office:value-type="date" office:date-value="2020-04-29T14:10:16" calcext:value-type="date">
            <text:p>29/04/20 14:10</text:p>
          </table:table-cell>
          <table:table-cell table:formula="of:=IF([.B193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11:46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194];10))+TIMEVALUE(MID([.A194];12;8))" office:value-type="date" office:date-value="2020-04-29T14:11:46" calcext:value-type="date">
            <text:p>29/04/20 14:11</text:p>
          </table:table-cell>
          <table:table-cell table:formula="of:=IF([.B194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4:13:20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95];10))+TIMEVALUE(MID([.A195];12;8))" office:value-type="date" office:date-value="2020-04-29T14:13:20" calcext:value-type="date">
            <text:p>29/04/20 14:13</text:p>
          </table:table-cell>
          <table:table-cell table:formula="of:=IF([.B195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14:26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96];10))+TIMEVALUE(MID([.A196];12;8))" office:value-type="date" office:date-value="2020-04-29T14:14:26" calcext:value-type="date">
            <text:p>29/04/20 14:14</text:p>
          </table:table-cell>
          <table:table-cell table:formula="of:=IF([.B196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15:56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197];10))+TIMEVALUE(MID([.A197];12;8))" office:value-type="date" office:date-value="2020-04-29T14:15:56" calcext:value-type="date">
            <text:p>29/04/20 14:15</text:p>
          </table:table-cell>
          <table:table-cell table:formula="of:=IF([.B197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4:15:59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98];10))+TIMEVALUE(MID([.A198];12;8))" office:value-type="date" office:date-value="2020-04-29T14:15:59" calcext:value-type="date">
            <text:p>29/04/20 14:15</text:p>
          </table:table-cell>
          <table:table-cell table:formula="of:=IF([.B198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17:08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199];10))+TIMEVALUE(MID([.A199];12;8))" office:value-type="date" office:date-value="2020-04-29T14:17:08" calcext:value-type="date">
            <text:p>29/04/20 14:17</text:p>
          </table:table-cell>
          <table:table-cell table:formula="of:=IF([.B199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18:09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00];10))+TIMEVALUE(MID([.A200];12;8))" office:value-type="date" office:date-value="2020-04-29T14:18:09" calcext:value-type="date">
            <text:p>29/04/20 14:18</text:p>
          </table:table-cell>
          <table:table-cell table:formula="of:=IF([.B200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19:16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01];10))+TIMEVALUE(MID([.A201];12;8))" office:value-type="date" office:date-value="2020-04-29T14:19:16" calcext:value-type="date">
            <text:p>29/04/20 14:19</text:p>
          </table:table-cell>
          <table:table-cell table:formula="of:=IF([.B201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20:46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02];10))+TIMEVALUE(MID([.A202];12;8))" office:value-type="date" office:date-value="2020-04-29T14:20:46" calcext:value-type="date">
            <text:p>29/04/20 14:20</text:p>
          </table:table-cell>
          <table:table-cell table:formula="of:=IF([.B202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4:20:57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03];10))+TIMEVALUE(MID([.A203];12;8))" office:value-type="date" office:date-value="2020-04-29T14:20:57" calcext:value-type="date">
            <text:p>29/04/20 14:20</text:p>
          </table:table-cell>
          <table:table-cell table:formula="of:=IF([.B203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22:20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04];10))+TIMEVALUE(MID([.A204];12;8))" office:value-type="date" office:date-value="2020-04-29T14:22:20" calcext:value-type="date">
            <text:p>29/04/20 14:22</text:p>
          </table:table-cell>
          <table:table-cell table:formula="of:=IF([.B204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22:27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05];10))+TIMEVALUE(MID([.A205];12;8))" office:value-type="date" office:date-value="2020-04-29T14:22:27" calcext:value-type="date">
            <text:p>29/04/20 14:22</text:p>
          </table:table-cell>
          <table:table-cell table:formula="of:=IF([.B205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4:22:36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06];10))+TIMEVALUE(MID([.A206];12;8))" office:value-type="date" office:date-value="2020-04-29T14:22:36" calcext:value-type="date">
            <text:p>29/04/20 14:22</text:p>
          </table:table-cell>
          <table:table-cell table:formula="of:=IF([.B206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23:37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07];10))+TIMEVALUE(MID([.A207];12;8))" office:value-type="date" office:date-value="2020-04-29T14:23:37" calcext:value-type="date">
            <text:p>29/04/20 14:23</text:p>
          </table:table-cell>
          <table:table-cell table:formula="of:=IF([.B207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25:07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08];10))+TIMEVALUE(MID([.A208];12;8))" office:value-type="date" office:date-value="2020-04-29T14:25:07" calcext:value-type="date">
            <text:p>29/04/20 14:25</text:p>
          </table:table-cell>
          <table:table-cell table:formula="of:=IF([.B208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4:26:19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09];10))+TIMEVALUE(MID([.A209];12;8))" office:value-type="date" office:date-value="2020-04-29T14:26:19" calcext:value-type="date">
            <text:p>29/04/20 14:26</text:p>
          </table:table-cell>
          <table:table-cell table:formula="of:=IF([.B209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27:19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10];10))+TIMEVALUE(MID([.A210];12;8))" office:value-type="date" office:date-value="2020-04-29T14:27:19" calcext:value-type="date">
            <text:p>29/04/20 14:27</text:p>
          </table:table-cell>
          <table:table-cell table:formula="of:=IF([.B210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28:24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11];10))+TIMEVALUE(MID([.A211];12;8))" office:value-type="date" office:date-value="2020-04-29T14:28:24" calcext:value-type="date">
            <text:p>29/04/20 14:28</text:p>
          </table:table-cell>
          <table:table-cell table:formula="of:=IF([.B211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29:26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12];10))+TIMEVALUE(MID([.A212];12;8))" office:value-type="date" office:date-value="2020-04-29T14:29:26" calcext:value-type="date">
            <text:p>29/04/20 14:29</text:p>
          </table:table-cell>
          <table:table-cell table:formula="of:=IF([.B212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30:56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13];10))+TIMEVALUE(MID([.A213];12;8))" office:value-type="date" office:date-value="2020-04-29T14:30:56" calcext:value-type="date">
            <text:p>29/04/20 14:30</text:p>
          </table:table-cell>
          <table:table-cell table:formula="of:=IF([.B213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4:30:58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14];10))+TIMEVALUE(MID([.A214];12;8))" office:value-type="date" office:date-value="2020-04-29T14:30:58" calcext:value-type="date">
            <text:p>29/04/20 14:30</text:p>
          </table:table-cell>
          <table:table-cell table:formula="of:=IF([.B214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32:29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15];10))+TIMEVALUE(MID([.A215];12;8))" office:value-type="date" office:date-value="2020-04-29T14:32:29" calcext:value-type="date">
            <text:p>29/04/20 14:32</text:p>
          </table:table-cell>
          <table:table-cell table:formula="of:=IF([.B215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4:32:44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16];10))+TIMEVALUE(MID([.A216];12;8))" office:value-type="date" office:date-value="2020-04-29T14:32:44" calcext:value-type="date">
            <text:p>29/04/20 14:32</text:p>
          </table:table-cell>
          <table:table-cell table:formula="of:=IF([.B216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34:14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17];10))+TIMEVALUE(MID([.A217];12;8))" office:value-type="date" office:date-value="2020-04-29T14:34:14" calcext:value-type="date">
            <text:p>29/04/20 14:34</text:p>
          </table:table-cell>
          <table:table-cell table:formula="of:=IF([.B217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4:34:22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18];10))+TIMEVALUE(MID([.A218];12;8))" office:value-type="date" office:date-value="2020-04-29T14:34:22" calcext:value-type="date">
            <text:p>29/04/20 14:34</text:p>
          </table:table-cell>
          <table:table-cell table:formula="of:=IF([.B218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35:52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19];10))+TIMEVALUE(MID([.A219];12;8))" office:value-type="date" office:date-value="2020-04-29T14:35:52" calcext:value-type="date">
            <text:p>29/04/20 14:35</text:p>
          </table:table-cell>
          <table:table-cell table:formula="of:=IF([.B219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4:36:27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20];10))+TIMEVALUE(MID([.A220];12;8))" office:value-type="date" office:date-value="2020-04-29T14:36:27" calcext:value-type="date">
            <text:p>29/04/20 14:36</text:p>
          </table:table-cell>
          <table:table-cell table:formula="of:=IF([.B220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37:57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21];10))+TIMEVALUE(MID([.A221];12;8))" office:value-type="date" office:date-value="2020-04-29T14:37:57" calcext:value-type="date">
            <text:p>29/04/20 14:37</text:p>
          </table:table-cell>
          <table:table-cell table:formula="of:=IF([.B221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4:39:09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22];10))+TIMEVALUE(MID([.A222];12;8))" office:value-type="date" office:date-value="2020-04-29T14:39:09" calcext:value-type="date">
            <text:p>29/04/20 14:39</text:p>
          </table:table-cell>
          <table:table-cell table:formula="of:=IF([.B222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40:14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23];10))+TIMEVALUE(MID([.A223];12;8))" office:value-type="date" office:date-value="2020-04-29T14:40:14" calcext:value-type="date">
            <text:p>29/04/20 14:40</text:p>
          </table:table-cell>
          <table:table-cell table:formula="of:=IF([.B223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41:27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24];10))+TIMEVALUE(MID([.A224];12;8))" office:value-type="date" office:date-value="2020-04-29T14:41:27" calcext:value-type="date">
            <text:p>29/04/20 14:41</text:p>
          </table:table-cell>
          <table:table-cell table:formula="of:=IF([.B224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42:28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25];10))+TIMEVALUE(MID([.A225];12;8))" office:value-type="date" office:date-value="2020-04-29T14:42:28" calcext:value-type="date">
            <text:p>29/04/20 14:42</text:p>
          </table:table-cell>
          <table:table-cell table:formula="of:=IF([.B225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43:34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26];10))+TIMEVALUE(MID([.A226];12;8))" office:value-type="date" office:date-value="2020-04-29T14:43:34" calcext:value-type="date">
            <text:p>29/04/20 14:43</text:p>
          </table:table-cell>
          <table:table-cell table:formula="of:=IF([.B226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44:47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27];10))+TIMEVALUE(MID([.A227];12;8))" office:value-type="date" office:date-value="2020-04-29T14:44:47" calcext:value-type="date">
            <text:p>29/04/20 14:44</text:p>
          </table:table-cell>
          <table:table-cell table:formula="of:=IF([.B227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45:55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28];10))+TIMEVALUE(MID([.A228];12;8))" office:value-type="date" office:date-value="2020-04-29T14:45:55" calcext:value-type="date">
            <text:p>29/04/20 14:45</text:p>
          </table:table-cell>
          <table:table-cell table:formula="of:=IF([.B228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47:25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29];10))+TIMEVALUE(MID([.A229];12;8))" office:value-type="date" office:date-value="2020-04-29T14:47:25" calcext:value-type="date">
            <text:p>29/04/20 14:47</text:p>
          </table:table-cell>
          <table:table-cell table:formula="of:=IF([.B229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4:47:36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30];10))+TIMEVALUE(MID([.A230];12;8))" office:value-type="date" office:date-value="2020-04-29T14:47:36" calcext:value-type="date">
            <text:p>29/04/20 14:47</text:p>
          </table:table-cell>
          <table:table-cell table:formula="of:=IF([.B230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49:06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31];10))+TIMEVALUE(MID([.A231];12;8))" office:value-type="date" office:date-value="2020-04-29T14:49:06" calcext:value-type="date">
            <text:p>29/04/20 14:49</text:p>
          </table:table-cell>
          <table:table-cell table:formula="of:=IF([.B231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4:51:11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32];10))+TIMEVALUE(MID([.A232];12;8))" office:value-type="date" office:date-value="2020-04-29T14:51:11" calcext:value-type="date">
            <text:p>29/04/20 14:51</text:p>
          </table:table-cell>
          <table:table-cell table:formula="of:=IF([.B232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52:40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33];10))+TIMEVALUE(MID([.A233];12;8))" office:value-type="date" office:date-value="2020-04-29T14:52:40" calcext:value-type="date">
            <text:p>29/04/20 14:52</text:p>
          </table:table-cell>
          <table:table-cell table:formula="of:=IF([.B233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53:40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34];10))+TIMEVALUE(MID([.A234];12;8))" office:value-type="date" office:date-value="2020-04-29T14:53:40" calcext:value-type="date">
            <text:p>29/04/20 14:53</text:p>
          </table:table-cell>
          <table:table-cell table:formula="of:=IF([.B234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54:44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35];10))+TIMEVALUE(MID([.A235];12;8))" office:value-type="date" office:date-value="2020-04-29T14:54:44" calcext:value-type="date">
            <text:p>29/04/20 14:54</text:p>
          </table:table-cell>
          <table:table-cell table:formula="of:=IF([.B235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56:14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36];10))+TIMEVALUE(MID([.A236];12;8))" office:value-type="date" office:date-value="2020-04-29T14:56:14" calcext:value-type="date">
            <text:p>29/04/20 14:56</text:p>
          </table:table-cell>
          <table:table-cell table:formula="of:=IF([.B236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4:56:15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37];10))+TIMEVALUE(MID([.A237];12;8))" office:value-type="date" office:date-value="2020-04-29T14:56:15" calcext:value-type="date">
            <text:p>29/04/20 14:56</text:p>
          </table:table-cell>
          <table:table-cell table:formula="of:=IF([.B237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57:19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38];10))+TIMEVALUE(MID([.A238];12;8))" office:value-type="date" office:date-value="2020-04-29T14:57:19" calcext:value-type="date">
            <text:p>29/04/20 14:57</text:p>
          </table:table-cell>
          <table:table-cell table:formula="of:=IF([.B238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58:32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39];10))+TIMEVALUE(MID([.A239];12;8))" office:value-type="date" office:date-value="2020-04-29T14:58:32" calcext:value-type="date">
            <text:p>29/04/20 14:58</text:p>
          </table:table-cell>
          <table:table-cell table:formula="of:=IF([.B239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4:59:40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40];10))+TIMEVALUE(MID([.A240];12;8))" office:value-type="date" office:date-value="2020-04-29T14:59:40" calcext:value-type="date">
            <text:p>29/04/20 14:59</text:p>
          </table:table-cell>
          <table:table-cell table:formula="of:=IF([.B240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5:00:45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41];10))+TIMEVALUE(MID([.A241];12;8))" office:value-type="date" office:date-value="2020-04-29T15:00:45" calcext:value-type="date">
            <text:p>29/04/20 15:00</text:p>
          </table:table-cell>
          <table:table-cell table:formula="of:=IF([.B241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5:02:15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42];10))+TIMEVALUE(MID([.A242];12;8))" office:value-type="date" office:date-value="2020-04-29T15:02:15" calcext:value-type="date">
            <text:p>29/04/20 15:02</text:p>
          </table:table-cell>
          <table:table-cell table:formula="of:=IF([.B242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5:02:23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43];10))+TIMEVALUE(MID([.A243];12;8))" office:value-type="date" office:date-value="2020-04-29T15:02:23" calcext:value-type="date">
            <text:p>29/04/20 15:02</text:p>
          </table:table-cell>
          <table:table-cell table:formula="of:=IF([.B243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5:03:42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44];10))+TIMEVALUE(MID([.A244];12;8))" office:value-type="date" office:date-value="2020-04-29T15:03:42" calcext:value-type="date">
            <text:p>29/04/20 15:03</text:p>
          </table:table-cell>
          <table:table-cell table:formula="of:=IF([.B244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5:04:42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45];10))+TIMEVALUE(MID([.A245];12;8))" office:value-type="date" office:date-value="2020-04-29T15:04:42" calcext:value-type="date">
            <text:p>29/04/20 15:04</text:p>
          </table:table-cell>
          <table:table-cell table:formula="of:=IF([.B245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5:06:01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46];10))+TIMEVALUE(MID([.A246];12;8))" office:value-type="date" office:date-value="2020-04-29T15:06:01" calcext:value-type="date">
            <text:p>29/04/20 15:06</text:p>
          </table:table-cell>
          <table:table-cell table:formula="of:=IF([.B246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5:07:02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47];10))+TIMEVALUE(MID([.A247];12;8))" office:value-type="date" office:date-value="2020-04-29T15:07:02" calcext:value-type="date">
            <text:p>29/04/20 15:07</text:p>
          </table:table-cell>
          <table:table-cell table:formula="of:=IF([.B247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5:08:32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48];10))+TIMEVALUE(MID([.A248];12;8))" office:value-type="date" office:date-value="2020-04-29T15:08:32" calcext:value-type="date">
            <text:p>29/04/20 15:08</text:p>
          </table:table-cell>
          <table:table-cell table:formula="of:=IF([.B248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5:08:39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49];10))+TIMEVALUE(MID([.A249];12;8))" office:value-type="date" office:date-value="2020-04-29T15:08:39" calcext:value-type="date">
            <text:p>29/04/20 15:08</text:p>
          </table:table-cell>
          <table:table-cell table:formula="of:=IF([.B249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5:09:44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50];10))+TIMEVALUE(MID([.A250];12;8))" office:value-type="date" office:date-value="2020-04-29T15:09:44" calcext:value-type="date">
            <text:p>29/04/20 15:09</text:p>
          </table:table-cell>
          <table:table-cell table:formula="of:=IF([.B250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5:11:14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51];10))+TIMEVALUE(MID([.A251];12;8))" office:value-type="date" office:date-value="2020-04-29T15:11:14" calcext:value-type="date">
            <text:p>29/04/20 15:11</text:p>
          </table:table-cell>
          <table:table-cell table:formula="of:=IF([.B251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5:12:53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52];10))+TIMEVALUE(MID([.A252];12;8))" office:value-type="date" office:date-value="2020-04-29T15:12:53" calcext:value-type="date">
            <text:p>29/04/20 15:12</text:p>
          </table:table-cell>
          <table:table-cell table:formula="of:=IF([.B252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5:14:23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53];10))+TIMEVALUE(MID([.A253];12;8))" office:value-type="date" office:date-value="2020-04-29T15:14:23" calcext:value-type="date">
            <text:p>29/04/20 15:14</text:p>
          </table:table-cell>
          <table:table-cell table:formula="of:=IF([.B253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5:14:52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54];10))+TIMEVALUE(MID([.A254];12;8))" office:value-type="date" office:date-value="2020-04-29T15:14:52" calcext:value-type="date">
            <text:p>29/04/20 15:14</text:p>
          </table:table-cell>
          <table:table-cell table:formula="of:=IF([.B254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5:15:56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55];10))+TIMEVALUE(MID([.A255];12;8))" office:value-type="date" office:date-value="2020-04-29T15:15:56" calcext:value-type="date">
            <text:p>29/04/20 15:15</text:p>
          </table:table-cell>
          <table:table-cell table:formula="of:=IF([.B255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5:16:01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56];10))+TIMEVALUE(MID([.A256];12;8))" office:value-type="date" office:date-value="2020-04-29T15:16:01" calcext:value-type="date">
            <text:p>29/04/20 15:16</text:p>
          </table:table-cell>
          <table:table-cell table:formula="of:=IF([.B256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5:17:02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57];10))+TIMEVALUE(MID([.A257];12;8))" office:value-type="date" office:date-value="2020-04-29T15:17:02" calcext:value-type="date">
            <text:p>29/04/20 15:17</text:p>
          </table:table-cell>
          <table:table-cell table:formula="of:=IF([.B257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5:18:20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58];10))+TIMEVALUE(MID([.A258];12;8))" office:value-type="date" office:date-value="2020-04-29T15:18:20" calcext:value-type="date">
            <text:p>29/04/20 15:18</text:p>
          </table:table-cell>
          <table:table-cell table:formula="of:=IF([.B258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5:19:22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59];10))+TIMEVALUE(MID([.A259];12;8))" office:value-type="date" office:date-value="2020-04-29T15:19:22" calcext:value-type="date">
            <text:p>29/04/20 15:19</text:p>
          </table:table-cell>
          <table:table-cell table:formula="of:=IF([.B259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5:20:27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60];10))+TIMEVALUE(MID([.A260];12;8))" office:value-type="date" office:date-value="2020-04-29T15:20:27" calcext:value-type="date">
            <text:p>29/04/20 15:20</text:p>
          </table:table-cell>
          <table:table-cell table:formula="of:=IF([.B260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5:21:28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61];10))+TIMEVALUE(MID([.A261];12;8))" office:value-type="date" office:date-value="2020-04-29T15:21:28" calcext:value-type="date">
            <text:p>29/04/20 15:21</text:p>
          </table:table-cell>
          <table:table-cell table:formula="of:=IF([.B261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5:22:58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62];10))+TIMEVALUE(MID([.A262];12;8))" office:value-type="date" office:date-value="2020-04-29T15:22:58" calcext:value-type="date">
            <text:p>29/04/20 15:22</text:p>
          </table:table-cell>
          <table:table-cell table:formula="of:=IF([.B262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5:23:33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63];10))+TIMEVALUE(MID([.A263];12;8))" office:value-type="date" office:date-value="2020-04-29T15:23:33" calcext:value-type="date">
            <text:p>29/04/20 15:23</text:p>
          </table:table-cell>
          <table:table-cell table:formula="of:=IF([.B263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5:24:43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64];10))+TIMEVALUE(MID([.A264];12;8))" office:value-type="date" office:date-value="2020-04-29T15:24:43" calcext:value-type="date">
            <text:p>29/04/20 15:24</text:p>
          </table:table-cell>
          <table:table-cell table:formula="of:=IF([.B264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5:25:44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65];10))+TIMEVALUE(MID([.A265];12;8))" office:value-type="date" office:date-value="2020-04-29T15:25:44" calcext:value-type="date">
            <text:p>29/04/20 15:25</text:p>
          </table:table-cell>
          <table:table-cell table:formula="of:=IF([.B265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5:27:15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66];10))+TIMEVALUE(MID([.A266];12;8))" office:value-type="date" office:date-value="2020-04-29T15:27:15" calcext:value-type="date">
            <text:p>29/04/20 15:27</text:p>
          </table:table-cell>
          <table:table-cell table:formula="of:=IF([.B266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5:27:35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67];10))+TIMEVALUE(MID([.A267];12;8))" office:value-type="date" office:date-value="2020-04-29T15:27:35" calcext:value-type="date">
            <text:p>29/04/20 15:27</text:p>
          </table:table-cell>
          <table:table-cell table:formula="of:=IF([.B267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5:28:59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68];10))+TIMEVALUE(MID([.A268];12;8))" office:value-type="date" office:date-value="2020-04-29T15:28:59" calcext:value-type="date">
            <text:p>29/04/20 15:28</text:p>
          </table:table-cell>
          <table:table-cell table:formula="of:=IF([.B268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5:30:29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69];10))+TIMEVALUE(MID([.A269];12;8))" office:value-type="date" office:date-value="2020-04-29T15:30:29" calcext:value-type="date">
            <text:p>29/04/20 15:30</text:p>
          </table:table-cell>
          <table:table-cell table:formula="of:=IF([.B269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6:10:41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70];10))+TIMEVALUE(MID([.A270];12;8))" office:value-type="date" office:date-value="2020-04-29T16:10:41" calcext:value-type="date">
            <text:p>29/04/20 16:10</text:p>
          </table:table-cell>
          <table:table-cell table:formula="of:=IF([.B270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7:05:44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71];10))+TIMEVALUE(MID([.A271];12;8))" office:value-type="date" office:date-value="2020-04-29T17:05:44" calcext:value-type="date">
            <text:p>29/04/20 17:05</text:p>
          </table:table-cell>
          <table:table-cell table:formula="of:=IF([.B271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8:00:46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72];10))+TIMEVALUE(MID([.A272];12;8))" office:value-type="date" office:date-value="2020-04-29T18:00:46" calcext:value-type="date">
            <text:p>29/04/20 18:00</text:p>
          </table:table-cell>
          <table:table-cell table:formula="of:=IF([.B272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8:55:49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73];10))+TIMEVALUE(MID([.A273];12;8))" office:value-type="date" office:date-value="2020-04-29T18:55:49" calcext:value-type="date">
            <text:p>29/04/20 18:55</text:p>
          </table:table-cell>
          <table:table-cell table:formula="of:=IF([.B273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9:22:29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74];10))+TIMEVALUE(MID([.A274];12;8))" office:value-type="date" office:date-value="2020-04-29T19:22:29" calcext:value-type="date">
            <text:p>29/04/20 19:22</text:p>
          </table:table-cell>
          <table:table-cell table:formula="of:=IF([.B274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29T19:24:00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75];10))+TIMEVALUE(MID([.A275];12;8))" office:value-type="date" office:date-value="2020-04-29T19:24:00" calcext:value-type="date">
            <text:p>29/04/20 19:24</text:p>
          </table:table-cell>
          <table:table-cell table:formula="of:=IF([.B275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19:47:33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76];10))+TIMEVALUE(MID([.A276];12;8))" office:value-type="date" office:date-value="2020-04-29T19:47:33" calcext:value-type="date">
            <text:p>29/04/20 19:47</text:p>
          </table:table-cell>
          <table:table-cell table:formula="of:=IF([.B276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20:42:35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77];10))+TIMEVALUE(MID([.A277];12;8))" office:value-type="date" office:date-value="2020-04-29T20:42:35" calcext:value-type="date">
            <text:p>29/04/20 20:42</text:p>
          </table:table-cell>
          <table:table-cell table:formula="of:=IF([.B277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21:37:36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78];10))+TIMEVALUE(MID([.A278];12;8))" office:value-type="date" office:date-value="2020-04-29T21:37:36" calcext:value-type="date">
            <text:p>29/04/20 21:37</text:p>
          </table:table-cell>
          <table:table-cell table:formula="of:=IF([.B278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22:32:38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79];10))+TIMEVALUE(MID([.A279];12;8))" office:value-type="date" office:date-value="2020-04-29T22:32:38" calcext:value-type="date">
            <text:p>29/04/20 22:32</text:p>
          </table:table-cell>
          <table:table-cell table:formula="of:=IF([.B279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29T23:27:41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80];10))+TIMEVALUE(MID([.A280];12;8))" office:value-type="date" office:date-value="2020-04-29T23:27:41" calcext:value-type="date">
            <text:p>29/04/20 23:27</text:p>
          </table:table-cell>
          <table:table-cell table:formula="of:=IF([.B280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30T00:22:40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81];10))+TIMEVALUE(MID([.A281];12;8))" office:value-type="date" office:date-value="2020-04-30T00:22:40" calcext:value-type="date">
            <text:p>30/04/20 00:22</text:p>
          </table:table-cell>
          <table:table-cell table:formula="of:=IF([.B281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30T01:17:42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82];10))+TIMEVALUE(MID([.A282];12;8))" office:value-type="date" office:date-value="2020-04-30T01:17:42" calcext:value-type="date">
            <text:p>30/04/20 01:17</text:p>
          </table:table-cell>
          <table:table-cell table:formula="of:=IF([.B282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30T02:12:45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83];10))+TIMEVALUE(MID([.A283];12;8))" office:value-type="date" office:date-value="2020-04-30T02:12:45" calcext:value-type="date">
            <text:p>30/04/20 02:12</text:p>
          </table:table-cell>
          <table:table-cell table:formula="of:=IF([.B283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30T03:07:46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84];10))+TIMEVALUE(MID([.A284];12;8))" office:value-type="date" office:date-value="2020-04-30T03:07:46" calcext:value-type="date">
            <text:p>30/04/20 03:07</text:p>
          </table:table-cell>
          <table:table-cell table:formula="of:=IF([.B284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30T04:02:46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85];10))+TIMEVALUE(MID([.A285];12;8))" office:value-type="date" office:date-value="2020-04-30T04:02:46" calcext:value-type="date">
            <text:p>30/04/20 04:02</text:p>
          </table:table-cell>
          <table:table-cell table:formula="of:=IF([.B285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30T04:57:47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86];10))+TIMEVALUE(MID([.A286];12;8))" office:value-type="date" office:date-value="2020-04-30T04:57:47" calcext:value-type="date">
            <text:p>30/04/20 04:57</text:p>
          </table:table-cell>
          <table:table-cell table:formula="of:=IF([.B286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30T05:52:49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87];10))+TIMEVALUE(MID([.A287];12;8))" office:value-type="date" office:date-value="2020-04-30T05:52:49" calcext:value-type="date">
            <text:p>30/04/20 05:52</text:p>
          </table:table-cell>
          <table:table-cell table:formula="of:=IF([.B287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30T06:47:49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88];10))+TIMEVALUE(MID([.A288];12;8))" office:value-type="date" office:date-value="2020-04-30T06:47:49" calcext:value-type="date">
            <text:p>30/04/20 06:47</text:p>
          </table:table-cell>
          <table:table-cell table:formula="of:=IF([.B288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30T07:42:52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89];10))+TIMEVALUE(MID([.A289];12;8))" office:value-type="date" office:date-value="2020-04-30T07:42:52" calcext:value-type="date">
            <text:p>30/04/20 07:42</text:p>
          </table:table-cell>
          <table:table-cell table:formula="of:=IF([.B289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30T07:49:09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90];10))+TIMEVALUE(MID([.A290];12;8))" office:value-type="date" office:date-value="2020-04-30T07:49:09" calcext:value-type="date">
            <text:p>30/04/20 07:49</text:p>
          </table:table-cell>
          <table:table-cell table:formula="of:=IF([.B290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30T07:50:21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91];10))+TIMEVALUE(MID([.A291];12;8))" office:value-type="date" office:date-value="2020-04-30T07:50:21" calcext:value-type="date">
            <text:p>30/04/20 07:50</text:p>
          </table:table-cell>
          <table:table-cell table:formula="of:=IF([.B291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30T07:51:24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92];10))+TIMEVALUE(MID([.A292];12;8))" office:value-type="date" office:date-value="2020-04-30T07:51:24" calcext:value-type="date">
            <text:p>30/04/20 07:51</text:p>
          </table:table-cell>
          <table:table-cell table:formula="of:=IF([.B292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30T07:52:32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93];10))+TIMEVALUE(MID([.A293];12;8))" office:value-type="date" office:date-value="2020-04-30T07:52:32" calcext:value-type="date">
            <text:p>30/04/20 07:52</text:p>
          </table:table-cell>
          <table:table-cell table:formula="of:=IF([.B293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30T07:54:02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94];10))+TIMEVALUE(MID([.A294];12;8))" office:value-type="date" office:date-value="2020-04-30T07:54:02" calcext:value-type="date">
            <text:p>30/04/20 07:54</text:p>
          </table:table-cell>
          <table:table-cell table:formula="of:=IF([.B294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30T07:54:34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95];10))+TIMEVALUE(MID([.A295];12;8))" office:value-type="date" office:date-value="2020-04-30T07:54:34" calcext:value-type="date">
            <text:p>30/04/20 07:54</text:p>
          </table:table-cell>
          <table:table-cell table:formula="of:=IF([.B295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30T07:56:04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296];10))+TIMEVALUE(MID([.A296];12;8))" office:value-type="date" office:date-value="2020-04-30T07:56:04" calcext:value-type="date">
            <text:p>30/04/20 07:56</text:p>
          </table:table-cell>
          <table:table-cell table:formula="of:=IF([.B296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30T07:56:37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97];10))+TIMEVALUE(MID([.A297];12;8))" office:value-type="date" office:date-value="2020-04-30T07:56:37" calcext:value-type="date">
            <text:p>30/04/20 07:56</text:p>
          </table:table-cell>
          <table:table-cell table:formula="of:=IF([.B297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30T07:57:43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98];10))+TIMEVALUE(MID([.A298];12;8))" office:value-type="date" office:date-value="2020-04-30T07:57:43" calcext:value-type="date">
            <text:p>30/04/20 07:57</text:p>
          </table:table-cell>
          <table:table-cell table:formula="of:=IF([.B298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30T07:59:00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299];10))+TIMEVALUE(MID([.A299];12;8))" office:value-type="date" office:date-value="2020-04-30T07:59:00" calcext:value-type="date">
            <text:p>30/04/20 07:59</text:p>
          </table:table-cell>
          <table:table-cell table:formula="of:=IF([.B299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30T08:00:12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300];10))+TIMEVALUE(MID([.A300];12;8))" office:value-type="date" office:date-value="2020-04-30T08:00:12" calcext:value-type="date">
            <text:p>30/04/20 08:00</text:p>
          </table:table-cell>
          <table:table-cell table:formula="of:=IF([.B300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30T08:01:42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301];10))+TIMEVALUE(MID([.A301];12;8))" office:value-type="date" office:date-value="2020-04-30T08:01:42" calcext:value-type="date">
            <text:p>30/04/20 08:01</text:p>
          </table:table-cell>
          <table:table-cell table:formula="of:=IF([.B301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30T08:02:13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302];10))+TIMEVALUE(MID([.A302];12;8))" office:value-type="date" office:date-value="2020-04-30T08:02:13" calcext:value-type="date">
            <text:p>30/04/20 08:02</text:p>
          </table:table-cell>
          <table:table-cell table:formula="of:=IF([.B302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30T08:03:19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303];10))+TIMEVALUE(MID([.A303];12;8))" office:value-type="date" office:date-value="2020-04-30T08:03:19" calcext:value-type="date">
            <text:p>30/04/20 08:03</text:p>
          </table:table-cell>
          <table:table-cell table:formula="of:=IF([.B303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30T08:04:21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304];10))+TIMEVALUE(MID([.A304];12;8))" office:value-type="date" office:date-value="2020-04-30T08:04:21" calcext:value-type="date">
            <text:p>30/04/20 08:04</text:p>
          </table:table-cell>
          <table:table-cell table:formula="of:=IF([.B304]=&quot;true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4-30T08:05:51</text:p>
          </table:table-cell>
          <table:table-cell office:value-type="string" calcext:value-type="string">
            <text:p>false</text:p>
          </table:table-cell>
          <table:table-cell/>
          <table:table-cell table:formula="of:=DATEVALUE(LEFT([.A305];10))+TIMEVALUE(MID([.A305];12;8))" office:value-type="date" office:date-value="2020-04-30T08:05:51" calcext:value-type="date">
            <text:p>30/04/20 08:05</text:p>
          </table:table-cell>
          <table:table-cell table:formula="of:=IF([.B305]=&quot;true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4-30T08:05:52</text:p>
          </table:table-cell>
          <table:table-cell office:value-type="string" calcext:value-type="string">
            <text:p>true</text:p>
          </table:table-cell>
          <table:table-cell/>
          <table:table-cell table:formula="of:=DATEVALUE(LEFT([.A306];10))+TIMEVALUE(MID([.A306];12;8))" office:value-type="date" office:date-value="2020-04-30T08:05:52" calcext:value-type="date">
            <text:p>30/04/20 08:05</text:p>
          </table:table-cell>
          <table:table-cell table:formula="of:=IF([.B306]=&quot;true&quot;;1;0)" office:value-type="float" office:value="1" calcext:value-type="float">
            <text:p>1</text:p>
          </table:table-cell>
        </table:table-row>
      </table:table>
      <table:table table:name="Chart" table:style-name="ta1">
        <table:shapes>
          <draw:frame draw:z-index="0" draw:style-name="gr1" draw:text-style-name="P1" svg:width="30.149cm" svg:height="16.388cm" svg:x="2.258cm" svg:y="0.452cm">
            <draw:object draw:notify-on-update-of-ranges="'2020-04-29_lux'.G2:'2020-04-29_lux'.G289 '2020-04-29_lux'.H1:'2020-04-29_lux'.H1 '2020-04-29_lux'.H2:'2020-04-29_lux'.H289 '2020-04-29_presence'.E1:'2020-04-29_presence'.E1 '2020-04-29_presence'.E2:'2020-04-29_presence'.E306 '2020-04-29_presence'.D2:'2020-04-29_presence'.D3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30T12:21:30.229000000</dc:date>
    <meta:editing-duration>PT2H11M44S</meta:editing-duration>
    <meta:editing-cycles>1</meta:editing-cycles>
    <meta:document-statistic meta:table-count="3" meta:cell-count="3245" meta:object-count="1"/>
    <meta:generator>LibreOffice/6.4.2.2$Windows_X86_64 LibreOffice_project/4e471d8c02c9c90f512f7f9ead8875b57fcb1ec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50">
      <style:chart-properties chart:display-label="true" chart:logarithmic="false" chart:minimum="43950.2916666667" chart:maximum="43951.4166666667" chart:interval-major="0.0416666666666667" chart:interval-minor-divisor="2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maximum="1" chart:interval-major="1" chart:interval-minor-divisor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5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15cm" svg:height="16.389cm" xlink:href=".." xlink:type="simple" chart:class="chart:scatter" chart:style-name="ch1">
        <chart:title svg:x="12.187cm" svg:y="0.463cm" chart:style-name="ch2">
          <text:p>Aqara ZigBee motion sensor</text:p>
        </chart:title>
        <chart:subtitle svg:x="12.028cm" svg:y="1.569cm" chart:style-name="ch3">
          <text:p>Light level 2020-04-29..2020-04-30</text:p>
        </chart:subtitle>
        <chart:legend chart:legend-position="end" svg:x="27.993cm" svg:y="7.646cm" style:legend-expansion="high" chart:style-name="ch4"/>
        <chart:plot-area chart:style-name="ch5" table:cell-range-address="'2020-04-29_lux'.G2:'2020-04-29_lux'.H289 '2020-04-29_lux'.H1:'2020-04-29_lux'.H1 '2020-04-29_presence'.E1:'2020-04-29_presence'.E306" chart:data-source-has-labels="row" svg:x="1.944cm" svg:y="2.578cm" svg:width="25.693cm" svg:height="13.206cm">
          <chartooo:coordinate-region svg:x="2.751cm" svg:y="2.777cm" svg:width="24.449cm" svg:height="10.482cm"/>
          <chart:axis chart:dimension="x" chart:name="primary-x" chart:style-name="ch6">
            <chart:title svg:x="13.516cm" svg:y="15.829cm" chart:style-name="ch7">
              <text:p>Date/Time (UTC)</text:p>
            </chart:title>
            <chart:grid chart:style-name="ch8" chart:class="major"/>
          </chart:axis>
          <chart:axis chart:dimension="y" chart:name="primary-y" chart:style-name="ch9">
            <chart:title svg:x="0.781cm" svg:y="9.503cm" chart:style-name="ch10">
              <text:p>Lux</text:p>
            </chart:title>
            <chart:grid chart:style-name="ch8" chart:class="major"/>
          </chart:axis>
          <chart:axis chart:dimension="y" chart:name="secondary-y" chart:style-name="ch11"/>
          <chart:series chart:attached-axis="primary-y" chart:style-name="ch12" chart:values-cell-range-address="'2020-04-29_lux'.H2:'2020-04-29_lux'.H289" chart:label-cell-address="'2020-04-29_lux'.H1:'2020-04-29_lux'.H1" chart:class="chart:scatter">
            <chart:domain table:cell-range-address="'2020-04-29_lux'.G2:'2020-04-29_lux'.G289"/>
            <chart:data-point chart:repeated="288"/>
          </chart:series>
          <chart:series chart:attached-axis="secondary-y" chart:style-name="ch13" chart:values-cell-range-address="'2020-04-29_presence'.E2:'2020-04-29_presence'.E306" chart:label-cell-address="'2020-04-29_presence'.E1:'2020-04-29_presence'.E1" chart:class="chart:scatter">
            <chart:domain table:cell-range-address="'2020-04-29_presence'.D2:'2020-04-29_presence'.D306"/>
            <chart:data-point chart:repeated="30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ux</text:p>
                <draw:g>
                  <svg:desc>'2020-04-29_lux'.H1:'2020-04-29_lux'.H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sence</text:p>
                <draw:g>
                  <svg:desc>'2020-04-29_presence'.E1:'2020-04-29_presenc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950.4403240741">
                <text:p>43950.4403240741</text:p>
                <draw:g>
                  <svg:desc>'2020-04-29_lux'.G2:'2020-04-29_lux'.G289</svg:desc>
                </draw:g>
              </table:table-cell>
              <table:table-cell office:value-type="float" office:value="131">
                <text:p>131</text:p>
                <draw:g>
                  <svg:desc>'2020-04-29_lux'.H2:'2020-04-29_lux'.H289</svg:desc>
                </draw:g>
              </table:table-cell>
              <table:table-cell office:value-type="float" office:value="43950.4405324074">
                <text:p>43950.4405324074</text:p>
                <draw:g>
                  <svg:desc>'2020-04-29_presence'.D2:'2020-04-29_presence'.D306</svg:desc>
                </draw:g>
              </table:table-cell>
              <table:table-cell office:value-type="float" office:value="1">
                <text:p>1</text:p>
                <draw:g>
                  <svg:desc>'2020-04-29_presence'.E2:'2020-04-29_presence'.E3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950.440462963">
                <text:p>43950.440462963</text:p>
              </table:table-cell>
              <table:table-cell office:value-type="float" office:value="167">
                <text:p>167</text:p>
              </table:table-cell>
              <table:table-cell office:value-type="float" office:value="43950.4406712963">
                <text:p>43950.4406712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50.4405324074">
                <text:p>43950.4405324074</text:p>
              </table:table-cell>
              <table:table-cell office:value-type="float" office:value="181">
                <text:p>181</text:p>
              </table:table-cell>
              <table:table-cell office:value-type="float" office:value="43950.4408217593">
                <text:p>43950.4408217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50.4406712963">
                <text:p>43950.4406712963</text:p>
              </table:table-cell>
              <table:table-cell office:value-type="float" office:value="34">
                <text:p>34</text:p>
              </table:table-cell>
              <table:table-cell office:value-type="float" office:value="43950.4408912037">
                <text:p>43950.4408912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50.4408217593">
                <text:p>43950.4408217593</text:p>
              </table:table-cell>
              <table:table-cell office:value-type="float" office:value="44">
                <text:p>44</text:p>
              </table:table-cell>
              <table:table-cell office:value-type="float" office:value="43950.4410300926">
                <text:p>43950.4410300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50.4408912037">
                <text:p>43950.4408912037</text:p>
              </table:table-cell>
              <table:table-cell office:value-type="float" office:value="153">
                <text:p>153</text:p>
              </table:table-cell>
              <table:table-cell office:value-type="float" office:value="43950.441099537">
                <text:p>43950.441099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50.4409606482">
                <text:p>43950.4409606482</text:p>
              </table:table-cell>
              <table:table-cell office:value-type="float" office:value="159">
                <text:p>159</text:p>
              </table:table-cell>
              <table:table-cell office:value-type="float" office:value="43950.4411689815">
                <text:p>43950.4411689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50.4409837963">
                <text:p>43950.4409837963</text:p>
              </table:table-cell>
              <table:table-cell office:value-type="float" office:value="160">
                <text:p>160</text:p>
              </table:table-cell>
              <table:table-cell office:value-type="float" office:value="43950.4412268519">
                <text:p>43950.4412268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50.4410069444">
                <text:p>43950.4410069444</text:p>
              </table:table-cell>
              <table:table-cell office:value-type="float" office:value="161">
                <text:p>161</text:p>
              </table:table-cell>
              <table:table-cell office:value-type="float" office:value="43950.4412962963">
                <text:p>43950.4412962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50.4410300926">
                <text:p>43950.4410300926</text:p>
              </table:table-cell>
              <table:table-cell office:value-type="float" office:value="161">
                <text:p>161</text:p>
              </table:table-cell>
              <table:table-cell office:value-type="float" office:value="43950.4413541667">
                <text:p>43950.4413541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50.4410300926">
                <text:p>43950.4410300926</text:p>
              </table:table-cell>
              <table:table-cell office:value-type="float" office:value="125">
                <text:p>125</text:p>
              </table:table-cell>
              <table:table-cell office:value-type="float" office:value="43950.441412037">
                <text:p>43950.441412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50.441099537">
                <text:p>43950.441099537</text:p>
              </table:table-cell>
              <table:table-cell office:value-type="float" office:value="41">
                <text:p>41</text:p>
              </table:table-cell>
              <table:table-cell office:value-type="float" office:value="43950.4414814815">
                <text:p>43950.4414814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50.4411689815">
                <text:p>43950.4411689815</text:p>
              </table:table-cell>
              <table:table-cell office:value-type="float" office:value="45">
                <text:p>45</text:p>
              </table:table-cell>
              <table:table-cell office:value-type="float" office:value="43950.4415393519">
                <text:p>43950.4415393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50.4411689815">
                <text:p>43950.4411689815</text:p>
              </table:table-cell>
              <table:table-cell office:value-type="float" office:value="39">
                <text:p>39</text:p>
              </table:table-cell>
              <table:table-cell office:value-type="float" office:value="43950.4415972222">
                <text:p>43950.441597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50.4412268519">
                <text:p>43950.4412268519</text:p>
              </table:table-cell>
              <table:table-cell office:value-type="float" office:value="77">
                <text:p>77</text:p>
              </table:table-cell>
              <table:table-cell office:value-type="float" office:value="43950.4416898148">
                <text:p>43950.4416898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50.4412962963">
                <text:p>43950.4412962963</text:p>
              </table:table-cell>
              <table:table-cell office:value-type="float" office:value="23">
                <text:p>23</text:p>
              </table:table-cell>
              <table:table-cell office:value-type="float" office:value="43950.4417708333">
                <text:p>43950.4417708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50.4413541667">
                <text:p>43950.4413541667</text:p>
              </table:table-cell>
              <table:table-cell office:value-type="float" office:value="48">
                <text:p>48</text:p>
              </table:table-cell>
              <table:table-cell office:value-type="float" office:value="43950.4418287037">
                <text:p>43950.4418287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50.441412037">
                <text:p>43950.441412037</text:p>
              </table:table-cell>
              <table:table-cell office:value-type="float" office:value="75">
                <text:p>75</text:p>
              </table:table-cell>
              <table:table-cell office:value-type="float" office:value="43950.4420023148">
                <text:p>43950.4420023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50.4414814815">
                <text:p>43950.4414814815</text:p>
              </table:table-cell>
              <table:table-cell office:value-type="float" office:value="89">
                <text:p>89</text:p>
              </table:table-cell>
              <table:table-cell office:value-type="float" office:value="43950.4421064815">
                <text:p>43950.4421064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50.4415393519">
                <text:p>43950.4415393519</text:p>
              </table:table-cell>
              <table:table-cell office:value-type="float" office:value="55">
                <text:p>55</text:p>
              </table:table-cell>
              <table:table-cell office:value-type="float" office:value="43950.4421759259">
                <text:p>43950.4421759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50.4415972222">
                <text:p>43950.4415972222</text:p>
              </table:table-cell>
              <table:table-cell office:value-type="float" office:value="46">
                <text:p>46</text:p>
              </table:table-cell>
              <table:table-cell office:value-type="float" office:value="43950.4422453704">
                <text:p>43950.4422453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50.4416898148">
                <text:p>43950.4416898148</text:p>
              </table:table-cell>
              <table:table-cell office:value-type="float" office:value="23">
                <text:p>23</text:p>
              </table:table-cell>
              <table:table-cell office:value-type="float" office:value="43950.4423032407">
                <text:p>43950.4423032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50.4416898148">
                <text:p>43950.4416898148</text:p>
              </table:table-cell>
              <table:table-cell office:value-type="float" office:value="26">
                <text:p>26</text:p>
              </table:table-cell>
              <table:table-cell office:value-type="float" office:value="43950.4423611111">
                <text:p>43950.44236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50.4417708333">
                <text:p>43950.4417708333</text:p>
              </table:table-cell>
              <table:table-cell office:value-type="float" office:value="54">
                <text:p>54</text:p>
              </table:table-cell>
              <table:table-cell office:value-type="float" office:value="43950.4424305556">
                <text:p>43950.442430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50.4418287037">
                <text:p>43950.4418287037</text:p>
              </table:table-cell>
              <table:table-cell office:value-type="float" office:value="54">
                <text:p>54</text:p>
              </table:table-cell>
              <table:table-cell office:value-type="float" office:value="43950.4425115741">
                <text:p>43950.4425115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50.4418981482">
                <text:p>43950.4418981482</text:p>
              </table:table-cell>
              <table:table-cell office:value-type="float" office:value="78">
                <text:p>78</text:p>
              </table:table-cell>
              <table:table-cell office:value-type="float" office:value="43950.4425810185">
                <text:p>43950.4425810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50.4419212963">
                <text:p>43950.4419212963</text:p>
              </table:table-cell>
              <table:table-cell office:value-type="float" office:value="79">
                <text:p>79</text:p>
              </table:table-cell>
              <table:table-cell office:value-type="float" office:value="43950.4426388889">
                <text:p>43950.44263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50.4419444444">
                <text:p>43950.4419444444</text:p>
              </table:table-cell>
              <table:table-cell office:value-type="float" office:value="75">
                <text:p>75</text:p>
              </table:table-cell>
              <table:table-cell office:value-type="float" office:value="43950.4427083333">
                <text:p>43950.442708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50.4419675926">
                <text:p>43950.4419675926</text:p>
              </table:table-cell>
              <table:table-cell office:value-type="float" office:value="79">
                <text:p>79</text:p>
              </table:table-cell>
              <table:table-cell office:value-type="float" office:value="43950.4427662037">
                <text:p>43950.4427662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50.4420023148">
                <text:p>43950.4420023148</text:p>
              </table:table-cell>
              <table:table-cell office:value-type="float" office:value="74">
                <text:p>74</text:p>
              </table:table-cell>
              <table:table-cell office:value-type="float" office:value="43950.4428356482">
                <text:p>43950.4428356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950.4420023148">
                <text:p>43950.4420023148</text:p>
              </table:table-cell>
              <table:table-cell office:value-type="float" office:value="69">
                <text:p>69</text:p>
              </table:table-cell>
              <table:table-cell office:value-type="float" office:value="43950.4428935185">
                <text:p>43950.4428935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950.4420833333">
                <text:p>43950.4420833333</text:p>
              </table:table-cell>
              <table:table-cell office:value-type="float" office:value="77">
                <text:p>77</text:p>
              </table:table-cell>
              <table:table-cell office:value-type="float" office:value="43950.4429513889">
                <text:p>43950.4429513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950.4421064815">
                <text:p>43950.4421064815</text:p>
              </table:table-cell>
              <table:table-cell office:value-type="float" office:value="78">
                <text:p>78</text:p>
              </table:table-cell>
              <table:table-cell office:value-type="float" office:value="43950.4430208333">
                <text:p>43950.4430208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950.4421064815">
                <text:p>43950.4421064815</text:p>
              </table:table-cell>
              <table:table-cell office:value-type="float" office:value="97">
                <text:p>97</text:p>
              </table:table-cell>
              <table:table-cell office:value-type="float" office:value="43950.4430787037">
                <text:p>43950.4430787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950.4421759259">
                <text:p>43950.4421759259</text:p>
              </table:table-cell>
              <table:table-cell office:value-type="float" office:value="91">
                <text:p>91</text:p>
              </table:table-cell>
              <table:table-cell office:value-type="float" office:value="43950.4432175926">
                <text:p>43950.4432175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950.4422453704">
                <text:p>43950.4422453704</text:p>
              </table:table-cell>
              <table:table-cell office:value-type="float" office:value="113">
                <text:p>113</text:p>
              </table:table-cell>
              <table:table-cell office:value-type="float" office:value="43950.4436458333">
                <text:p>43950.4436458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950.4423032407">
                <text:p>43950.4423032407</text:p>
              </table:table-cell>
              <table:table-cell office:value-type="float" office:value="161">
                <text:p>161</text:p>
              </table:table-cell>
              <table:table-cell office:value-type="float" office:value="43950.4441550926">
                <text:p>43950.4441550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950.4423611111">
                <text:p>43950.4423611111</text:p>
              </table:table-cell>
              <table:table-cell office:value-type="float" office:value="107">
                <text:p>107</text:p>
              </table:table-cell>
              <table:table-cell office:value-type="float" office:value="43950.444212963">
                <text:p>43950.444212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950.4424305556">
                <text:p>43950.4424305556</text:p>
              </table:table-cell>
              <table:table-cell office:value-type="float" office:value="136">
                <text:p>136</text:p>
              </table:table-cell>
              <table:table-cell office:value-type="float" office:value="43950.4442824074">
                <text:p>43950.4442824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950.4425115741">
                <text:p>43950.4425115741</text:p>
              </table:table-cell>
              <table:table-cell office:value-type="float" office:value="140">
                <text:p>140</text:p>
              </table:table-cell>
              <table:table-cell office:value-type="float" office:value="43950.4443402778">
                <text:p>43950.4443402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950.4425810185">
                <text:p>43950.4425810185</text:p>
              </table:table-cell>
              <table:table-cell office:value-type="float" office:value="149">
                <text:p>149</text:p>
              </table:table-cell>
              <table:table-cell office:value-type="float" office:value="43950.4444560185">
                <text:p>43950.4444560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950.4425810185">
                <text:p>43950.4425810185</text:p>
              </table:table-cell>
              <table:table-cell office:value-type="float" office:value="148">
                <text:p>148</text:p>
              </table:table-cell>
              <table:table-cell office:value-type="float" office:value="43950.4452199074">
                <text:p>43950.4452199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950.4426388889">
                <text:p>43950.4426388889</text:p>
              </table:table-cell>
              <table:table-cell office:value-type="float" office:value="144">
                <text:p>144</text:p>
              </table:table-cell>
              <table:table-cell office:value-type="float" office:value="43950.4452893519">
                <text:p>43950.4452893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950.4427083333">
                <text:p>43950.4427083333</text:p>
              </table:table-cell>
              <table:table-cell office:value-type="float" office:value="145">
                <text:p>145</text:p>
              </table:table-cell>
              <table:table-cell office:value-type="float" office:value="43950.4453819445">
                <text:p>43950.4453819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950.4427662037">
                <text:p>43950.4427662037</text:p>
              </table:table-cell>
              <table:table-cell office:value-type="float" office:value="134">
                <text:p>134</text:p>
              </table:table-cell>
              <table:table-cell office:value-type="float" office:value="43950.4454976852">
                <text:p>43950.4454976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950.4428356482">
                <text:p>43950.4428356482</text:p>
              </table:table-cell>
              <table:table-cell office:value-type="float" office:value="130">
                <text:p>130</text:p>
              </table:table-cell>
              <table:table-cell office:value-type="float" office:value="43950.4459837963">
                <text:p>43950.4459837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950.4428935185">
                <text:p>43950.4428935185</text:p>
              </table:table-cell>
              <table:table-cell office:value-type="float" office:value="126">
                <text:p>126</text:p>
              </table:table-cell>
              <table:table-cell office:value-type="float" office:value="43950.4463194445">
                <text:p>43950.4463194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950.4429513889">
                <text:p>43950.4429513889</text:p>
              </table:table-cell>
              <table:table-cell office:value-type="float" office:value="125">
                <text:p>125</text:p>
              </table:table-cell>
              <table:table-cell office:value-type="float" office:value="43950.4463888889">
                <text:p>43950.4463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950.4430208333">
                <text:p>43950.4430208333</text:p>
              </table:table-cell>
              <table:table-cell office:value-type="float" office:value="141">
                <text:p>141</text:p>
              </table:table-cell>
              <table:table-cell office:value-type="float" office:value="43950.4464467593">
                <text:p>43950.4464467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950.4430787037">
                <text:p>43950.4430787037</text:p>
              </table:table-cell>
              <table:table-cell office:value-type="float" office:value="134">
                <text:p>134</text:p>
              </table:table-cell>
              <table:table-cell office:value-type="float" office:value="43950.4465046296">
                <text:p>43950.4465046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950.4431712963">
                <text:p>43950.4431712963</text:p>
              </table:table-cell>
              <table:table-cell office:value-type="float" office:value="138">
                <text:p>138</text:p>
              </table:table-cell>
              <table:table-cell office:value-type="float" office:value="43950.4467361111">
                <text:p>43950.446736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950.4431944444">
                <text:p>43950.4431944444</text:p>
              </table:table-cell>
              <table:table-cell office:value-type="float" office:value="138">
                <text:p>138</text:p>
              </table:table-cell>
              <table:table-cell office:value-type="float" office:value="43950.4468055556">
                <text:p>43950.44680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950.4432175926">
                <text:p>43950.4432175926</text:p>
              </table:table-cell>
              <table:table-cell office:value-type="float" office:value="138">
                <text:p>138</text:p>
              </table:table-cell>
              <table:table-cell office:value-type="float" office:value="43950.446875">
                <text:p>43950.446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950.4432175926">
                <text:p>43950.4432175926</text:p>
              </table:table-cell>
              <table:table-cell office:value-type="float" office:value="138">
                <text:p>138</text:p>
              </table:table-cell>
              <table:table-cell office:value-type="float" office:value="43950.4469444444">
                <text:p>43950.446944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950.4432986111">
                <text:p>43950.4432986111</text:p>
              </table:table-cell>
              <table:table-cell office:value-type="float" office:value="136">
                <text:p>136</text:p>
              </table:table-cell>
              <table:table-cell office:value-type="float" office:value="43950.4470023148">
                <text:p>43950.4470023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950.4433217593">
                <text:p>43950.4433217593</text:p>
              </table:table-cell>
              <table:table-cell office:value-type="float" office:value="136">
                <text:p>136</text:p>
              </table:table-cell>
              <table:table-cell office:value-type="float" office:value="43950.4470717593">
                <text:p>43950.4470717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950.4433449074">
                <text:p>43950.4433449074</text:p>
              </table:table-cell>
              <table:table-cell office:value-type="float" office:value="136">
                <text:p>136</text:p>
              </table:table-cell>
              <table:table-cell office:value-type="float" office:value="43950.4471296296">
                <text:p>43950.4471296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950.4433680556">
                <text:p>43950.4433680556</text:p>
              </table:table-cell>
              <table:table-cell office:value-type="float" office:value="137">
                <text:p>137</text:p>
              </table:table-cell>
              <table:table-cell office:value-type="float" office:value="43950.4472106481">
                <text:p>43950.4472106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950.4433912037">
                <text:p>43950.4433912037</text:p>
              </table:table-cell>
              <table:table-cell office:value-type="float" office:value="137">
                <text:p>137</text:p>
              </table:table-cell>
              <table:table-cell office:value-type="float" office:value="43950.4473842593">
                <text:p>43950.4473842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950.4434143519">
                <text:p>43950.4434143519</text:p>
              </table:table-cell>
              <table:table-cell office:value-type="float" office:value="137">
                <text:p>137</text:p>
              </table:table-cell>
              <table:table-cell office:value-type="float" office:value="43950.4477083333">
                <text:p>43950.447708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950.4434375">
                <text:p>43950.4434375</text:p>
              </table:table-cell>
              <table:table-cell office:value-type="float" office:value="137">
                <text:p>137</text:p>
              </table:table-cell>
              <table:table-cell office:value-type="float" office:value="43950.4478125">
                <text:p>43950.4478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950.4434606481">
                <text:p>43950.4434606481</text:p>
              </table:table-cell>
              <table:table-cell office:value-type="float" office:value="137">
                <text:p>137</text:p>
              </table:table-cell>
              <table:table-cell office:value-type="float" office:value="43950.4478935185">
                <text:p>43950.4478935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950.4434837963">
                <text:p>43950.4434837963</text:p>
              </table:table-cell>
              <table:table-cell office:value-type="float" office:value="136">
                <text:p>136</text:p>
              </table:table-cell>
              <table:table-cell office:value-type="float" office:value="43950.4483680556">
                <text:p>43950.4483680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950.4435069444">
                <text:p>43950.4435069444</text:p>
              </table:table-cell>
              <table:table-cell office:value-type="float" office:value="136">
                <text:p>136</text:p>
              </table:table-cell>
              <table:table-cell office:value-type="float" office:value="43950.4484606482">
                <text:p>43950.4484606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3950.4435300926">
                <text:p>43950.4435300926</text:p>
              </table:table-cell>
              <table:table-cell office:value-type="float" office:value="136">
                <text:p>136</text:p>
              </table:table-cell>
              <table:table-cell office:value-type="float" office:value="43950.4493518519">
                <text:p>43950.4493518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950.4435532407">
                <text:p>43950.4435532407</text:p>
              </table:table-cell>
              <table:table-cell office:value-type="float" office:value="137">
                <text:p>137</text:p>
              </table:table-cell>
              <table:table-cell office:value-type="float" office:value="43950.4496412037">
                <text:p>43950.4496412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950.4435763889">
                <text:p>43950.4435763889</text:p>
              </table:table-cell>
              <table:table-cell office:value-type="float" office:value="136">
                <text:p>136</text:p>
              </table:table-cell>
              <table:table-cell office:value-type="float" office:value="43950.4497453704">
                <text:p>43950.4497453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950.4436458333">
                <text:p>43950.4436458333</text:p>
              </table:table-cell>
              <table:table-cell office:value-type="float" office:value="137">
                <text:p>137</text:p>
              </table:table-cell>
              <table:table-cell office:value-type="float" office:value="43950.4499305556">
                <text:p>43950.449930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950.4441550926">
                <text:p>43950.4441550926</text:p>
              </table:table-cell>
              <table:table-cell office:value-type="float" office:value="125">
                <text:p>125</text:p>
              </table:table-cell>
              <table:table-cell office:value-type="float" office:value="43950.45">
                <text:p>43950.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950.444212963">
                <text:p>43950.444212963</text:p>
              </table:table-cell>
              <table:table-cell office:value-type="float" office:value="125">
                <text:p>125</text:p>
              </table:table-cell>
              <table:table-cell office:value-type="float" office:value="43950.4500694444">
                <text:p>43950.450069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950.4442824074">
                <text:p>43950.4442824074</text:p>
              </table:table-cell>
              <table:table-cell office:value-type="float" office:value="125">
                <text:p>125</text:p>
              </table:table-cell>
              <table:table-cell office:value-type="float" office:value="43950.4501273148">
                <text:p>43950.4501273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950.4443402778">
                <text:p>43950.4443402778</text:p>
              </table:table-cell>
              <table:table-cell office:value-type="float" office:value="129">
                <text:p>129</text:p>
              </table:table-cell>
              <table:table-cell office:value-type="float" office:value="43950.4501967593">
                <text:p>43950.4501967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3950.4444560185">
                <text:p>43950.4444560185</text:p>
              </table:table-cell>
              <table:table-cell office:value-type="float" office:value="128">
                <text:p>128</text:p>
              </table:table-cell>
              <table:table-cell office:value-type="float" office:value="43950.4502546296">
                <text:p>43950.4502546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950.4452199074">
                <text:p>43950.4452199074</text:p>
              </table:table-cell>
              <table:table-cell office:value-type="float" office:value="140">
                <text:p>140</text:p>
              </table:table-cell>
              <table:table-cell office:value-type="float" office:value="43950.4503125">
                <text:p>43950.4503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950.4452893519">
                <text:p>43950.4452893519</text:p>
              </table:table-cell>
              <table:table-cell office:value-type="float" office:value="135">
                <text:p>135</text:p>
              </table:table-cell>
              <table:table-cell office:value-type="float" office:value="43950.4503935185">
                <text:p>43950.4503935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3950.4453819445">
                <text:p>43950.4453819445</text:p>
              </table:table-cell>
              <table:table-cell office:value-type="float" office:value="136">
                <text:p>136</text:p>
              </table:table-cell>
              <table:table-cell office:value-type="float" office:value="43950.4506018519">
                <text:p>43950.4506018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950.4454976852">
                <text:p>43950.4454976852</text:p>
              </table:table-cell>
              <table:table-cell office:value-type="float" office:value="138">
                <text:p>138</text:p>
              </table:table-cell>
              <table:table-cell office:value-type="float" office:value="43950.4506597222">
                <text:p>43950.4506597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950.4459837963">
                <text:p>43950.4459837963</text:p>
              </table:table-cell>
              <table:table-cell office:value-type="float" office:value="144">
                <text:p>144</text:p>
              </table:table-cell>
              <table:table-cell office:value-type="float" office:value="43950.4507291667">
                <text:p>43950.4507291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3950.4463194445">
                <text:p>43950.4463194445</text:p>
              </table:table-cell>
              <table:table-cell office:value-type="float" office:value="142">
                <text:p>142</text:p>
              </table:table-cell>
              <table:table-cell office:value-type="float" office:value="43950.4508101852">
                <text:p>43950.4508101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3950.4463888889">
                <text:p>43950.4463888889</text:p>
              </table:table-cell>
              <table:table-cell office:value-type="float" office:value="136">
                <text:p>136</text:p>
              </table:table-cell>
              <table:table-cell office:value-type="float" office:value="43950.4508796296">
                <text:p>43950.4508796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950.4464467593">
                <text:p>43950.4464467593</text:p>
              </table:table-cell>
              <table:table-cell office:value-type="float" office:value="143">
                <text:p>143</text:p>
              </table:table-cell>
              <table:table-cell office:value-type="float" office:value="43950.4509375">
                <text:p>43950.4509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950.4465046296">
                <text:p>43950.4465046296</text:p>
              </table:table-cell>
              <table:table-cell office:value-type="float" office:value="142">
                <text:p>142</text:p>
              </table:table-cell>
              <table:table-cell office:value-type="float" office:value="43950.4510069444">
                <text:p>43950.4510069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3950.4467361111">
                <text:p>43950.4467361111</text:p>
              </table:table-cell>
              <table:table-cell office:value-type="float" office:value="143">
                <text:p>143</text:p>
              </table:table-cell>
              <table:table-cell office:value-type="float" office:value="43950.4510763889">
                <text:p>43950.4510763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950.4468055556">
                <text:p>43950.4468055556</text:p>
              </table:table-cell>
              <table:table-cell office:value-type="float" office:value="137">
                <text:p>137</text:p>
              </table:table-cell>
              <table:table-cell office:value-type="float" office:value="43950.4511689815">
                <text:p>43950.4511689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950.446875">
                <text:p>43950.446875</text:p>
              </table:table-cell>
              <table:table-cell office:value-type="float" office:value="138">
                <text:p>138</text:p>
              </table:table-cell>
              <table:table-cell office:value-type="float" office:value="43950.4512268519">
                <text:p>43950.4512268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950.4469444444">
                <text:p>43950.4469444444</text:p>
              </table:table-cell>
              <table:table-cell office:value-type="float" office:value="137">
                <text:p>137</text:p>
              </table:table-cell>
              <table:table-cell office:value-type="float" office:value="43950.4512962963">
                <text:p>43950.4512962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950.4470023148">
                <text:p>43950.4470023148</text:p>
              </table:table-cell>
              <table:table-cell office:value-type="float" office:value="144">
                <text:p>144</text:p>
              </table:table-cell>
              <table:table-cell office:value-type="float" office:value="43950.4513657407">
                <text:p>43950.4513657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950.4470717593">
                <text:p>43950.4470717593</text:p>
              </table:table-cell>
              <table:table-cell office:value-type="float" office:value="139">
                <text:p>139</text:p>
              </table:table-cell>
              <table:table-cell office:value-type="float" office:value="43950.4524074074">
                <text:p>43950.4524074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950.4471296296">
                <text:p>43950.4471296296</text:p>
              </table:table-cell>
              <table:table-cell office:value-type="float" office:value="140">
                <text:p>140</text:p>
              </table:table-cell>
              <table:table-cell office:value-type="float" office:value="43950.4953935185">
                <text:p>43950.4953935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950.4472106481">
                <text:p>43950.4472106481</text:p>
              </table:table-cell>
              <table:table-cell office:value-type="float" office:value="140">
                <text:p>140</text:p>
              </table:table-cell>
              <table:table-cell office:value-type="float" office:value="43950.4961805556">
                <text:p>43950.496180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950.4473842593">
                <text:p>43950.4473842593</text:p>
              </table:table-cell>
              <table:table-cell office:value-type="float" office:value="143">
                <text:p>143</text:p>
              </table:table-cell>
              <table:table-cell office:value-type="float" office:value="43950.4968865741">
                <text:p>43950.4968865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950.4477083333">
                <text:p>43950.4477083333</text:p>
              </table:table-cell>
              <table:table-cell office:value-type="float" office:value="150">
                <text:p>150</text:p>
              </table:table-cell>
              <table:table-cell office:value-type="float" office:value="43950.4979282407">
                <text:p>43950.4979282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3950.4478125">
                <text:p>43950.4478125</text:p>
              </table:table-cell>
              <table:table-cell office:value-type="float" office:value="163">
                <text:p>163</text:p>
              </table:table-cell>
              <table:table-cell office:value-type="float" office:value="43950.4990393519">
                <text:p>43950.4990393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3950.4478935185">
                <text:p>43950.4478935185</text:p>
              </table:table-cell>
              <table:table-cell office:value-type="float" office:value="156">
                <text:p>156</text:p>
              </table:table-cell>
              <table:table-cell office:value-type="float" office:value="43950.499837963">
                <text:p>43950.499837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950.4483680556">
                <text:p>43950.4483680556</text:p>
              </table:table-cell>
              <table:table-cell office:value-type="float" office:value="187">
                <text:p>187</text:p>
              </table:table-cell>
              <table:table-cell office:value-type="float" office:value="43950.5005671296">
                <text:p>43950.5005671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3950.4484606482">
                <text:p>43950.4484606482</text:p>
              </table:table-cell>
              <table:table-cell office:value-type="float" office:value="177">
                <text:p>177</text:p>
              </table:table-cell>
              <table:table-cell office:value-type="float" office:value="43950.5013194445">
                <text:p>43950.5013194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3950.4493518519">
                <text:p>43950.4493518519</text:p>
              </table:table-cell>
              <table:table-cell office:value-type="float" office:value="165">
                <text:p>165</text:p>
              </table:table-cell>
              <table:table-cell office:value-type="float" office:value="43950.5023611111">
                <text:p>43950.50236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950.4496412037">
                <text:p>43950.4496412037</text:p>
              </table:table-cell>
              <table:table-cell office:value-type="float" office:value="145">
                <text:p>145</text:p>
              </table:table-cell>
              <table:table-cell office:value-type="float" office:value="43950.5023958333">
                <text:p>43950.5023958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950.4497453704">
                <text:p>43950.4497453704</text:p>
              </table:table-cell>
              <table:table-cell office:value-type="float" office:value="126">
                <text:p>126</text:p>
              </table:table-cell>
              <table:table-cell office:value-type="float" office:value="43950.503125">
                <text:p>43950.503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950.4499305556">
                <text:p>43950.4499305556</text:p>
              </table:table-cell>
              <table:table-cell office:value-type="float" office:value="120">
                <text:p>120</text:p>
              </table:table-cell>
              <table:table-cell office:value-type="float" office:value="43950.5041666667">
                <text:p>43950.5041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3950.45">
                <text:p>43950.45</text:p>
              </table:table-cell>
              <table:table-cell office:value-type="float" office:value="120">
                <text:p>120</text:p>
              </table:table-cell>
              <table:table-cell office:value-type="float" office:value="43950.5048032407">
                <text:p>43950.5048032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950.4500694444">
                <text:p>43950.4500694444</text:p>
              </table:table-cell>
              <table:table-cell office:value-type="float" office:value="130">
                <text:p>130</text:p>
              </table:table-cell>
              <table:table-cell office:value-type="float" office:value="43950.5054976852">
                <text:p>43950.5054976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3950.4501273148">
                <text:p>43950.4501273148</text:p>
              </table:table-cell>
              <table:table-cell office:value-type="float" office:value="143">
                <text:p>143</text:p>
              </table:table-cell>
              <table:table-cell office:value-type="float" office:value="43950.5065393519">
                <text:p>43950.5065393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3950.4501967593">
                <text:p>43950.4501967593</text:p>
              </table:table-cell>
              <table:table-cell office:value-type="float" office:value="163">
                <text:p>163</text:p>
              </table:table-cell>
              <table:table-cell office:value-type="float" office:value="43950.5218634259">
                <text:p>43950.5218634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950.4502546296">
                <text:p>43950.4502546296</text:p>
              </table:table-cell>
              <table:table-cell office:value-type="float" office:value="173">
                <text:p>173</text:p>
              </table:table-cell>
              <table:table-cell office:value-type="float" office:value="43950.5226041667">
                <text:p>43950.5226041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950.4503125">
                <text:p>43950.4503125</text:p>
              </table:table-cell>
              <table:table-cell office:value-type="float" office:value="168">
                <text:p>168</text:p>
              </table:table-cell>
              <table:table-cell office:value-type="float" office:value="43950.5233680556">
                <text:p>43950.5233680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3950.4503935185">
                <text:p>43950.4503935185</text:p>
              </table:table-cell>
              <table:table-cell office:value-type="float" office:value="165">
                <text:p>165</text:p>
              </table:table-cell>
              <table:table-cell office:value-type="float" office:value="43950.5241898148">
                <text:p>43950.5241898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950.4506018519">
                <text:p>43950.4506018519</text:p>
              </table:table-cell>
              <table:table-cell office:value-type="float" office:value="171">
                <text:p>171</text:p>
              </table:table-cell>
              <table:table-cell office:value-type="float" office:value="43950.5248958333">
                <text:p>43950.5248958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950.4506597222">
                <text:p>43950.4506597222</text:p>
              </table:table-cell>
              <table:table-cell office:value-type="float" office:value="174">
                <text:p>174</text:p>
              </table:table-cell>
              <table:table-cell office:value-type="float" office:value="43950.5250694444">
                <text:p>43950.525069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950.4507291667">
                <text:p>43950.4507291667</text:p>
              </table:table-cell>
              <table:table-cell office:value-type="float" office:value="164">
                <text:p>164</text:p>
              </table:table-cell>
              <table:table-cell office:value-type="float" office:value="43950.5261111111">
                <text:p>43950.526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950.4508101852">
                <text:p>43950.4508101852</text:p>
              </table:table-cell>
              <table:table-cell office:value-type="float" office:value="161">
                <text:p>161</text:p>
              </table:table-cell>
              <table:table-cell office:value-type="float" office:value="43950.5264814815">
                <text:p>43950.5264814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3950.4508796296">
                <text:p>43950.4508796296</text:p>
              </table:table-cell>
              <table:table-cell office:value-type="float" office:value="165">
                <text:p>165</text:p>
              </table:table-cell>
              <table:table-cell office:value-type="float" office:value="43950.5271759259">
                <text:p>43950.5271759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3950.4509375">
                <text:p>43950.4509375</text:p>
              </table:table-cell>
              <table:table-cell office:value-type="float" office:value="163">
                <text:p>163</text:p>
              </table:table-cell>
              <table:table-cell office:value-type="float" office:value="43950.5278819444">
                <text:p>43950.5278819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3950.4510069444">
                <text:p>43950.4510069444</text:p>
              </table:table-cell>
              <table:table-cell office:value-type="float" office:value="163">
                <text:p>163</text:p>
              </table:table-cell>
              <table:table-cell office:value-type="float" office:value="43950.5289236111">
                <text:p>43950.5289236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3950.4510763889">
                <text:p>43950.4510763889</text:p>
              </table:table-cell>
              <table:table-cell office:value-type="float" office:value="158">
                <text:p>158</text:p>
              </table:table-cell>
              <table:table-cell office:value-type="float" office:value="43950.5289930556">
                <text:p>43950.5289930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3950.4511689815">
                <text:p>43950.4511689815</text:p>
              </table:table-cell>
              <table:table-cell office:value-type="float" office:value="152">
                <text:p>152</text:p>
              </table:table-cell>
              <table:table-cell office:value-type="float" office:value="43950.529849537">
                <text:p>43950.529849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3950.4512268519">
                <text:p>43950.4512268519</text:p>
              </table:table-cell>
              <table:table-cell office:value-type="float" office:value="134">
                <text:p>134</text:p>
              </table:table-cell>
              <table:table-cell office:value-type="float" office:value="43950.5305439815">
                <text:p>43950.5305439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3950.4512962963">
                <text:p>43950.4512962963</text:p>
              </table:table-cell>
              <table:table-cell office:value-type="float" office:value="118">
                <text:p>118</text:p>
              </table:table-cell>
              <table:table-cell office:value-type="float" office:value="43950.5313310185">
                <text:p>43950.5313310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3950.4513657407">
                <text:p>43950.4513657407</text:p>
              </table:table-cell>
              <table:table-cell office:value-type="float" office:value="128">
                <text:p>128</text:p>
              </table:table-cell>
              <table:table-cell office:value-type="float" office:value="43950.5321875">
                <text:p>43950.5321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3950.4953935185">
                <text:p>43950.4953935185</text:p>
              </table:table-cell>
              <table:table-cell office:value-type="float" office:value="136">
                <text:p>136</text:p>
              </table:table-cell>
              <table:table-cell office:value-type="float" office:value="43950.5329398148">
                <text:p>43950.5329398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3950.4961805556">
                <text:p>43950.4961805556</text:p>
              </table:table-cell>
              <table:table-cell office:value-type="float" office:value="160">
                <text:p>160</text:p>
              </table:table-cell>
              <table:table-cell office:value-type="float" office:value="43950.5336574074">
                <text:p>43950.5336574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3950.4968865741">
                <text:p>43950.4968865741</text:p>
              </table:table-cell>
              <table:table-cell office:value-type="float" office:value="150">
                <text:p>150</text:p>
              </table:table-cell>
              <table:table-cell office:value-type="float" office:value="43950.5343634259">
                <text:p>43950.5343634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3950.4990393519">
                <text:p>43950.4990393519</text:p>
              </table:table-cell>
              <table:table-cell office:value-type="float" office:value="127">
                <text:p>127</text:p>
              </table:table-cell>
              <table:table-cell office:value-type="float" office:value="43950.5354166667">
                <text:p>43950.53541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3950.499837963">
                <text:p>43950.499837963</text:p>
              </table:table-cell>
              <table:table-cell office:value-type="float" office:value="112">
                <text:p>112</text:p>
              </table:table-cell>
              <table:table-cell office:value-type="float" office:value="43950.5355324074">
                <text:p>43950.5355324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950.5005671296">
                <text:p>43950.5005671296</text:p>
              </table:table-cell>
              <table:table-cell office:value-type="float" office:value="112">
                <text:p>112</text:p>
              </table:table-cell>
              <table:table-cell office:value-type="float" office:value="43950.53625">
                <text:p>43950.53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3950.5013194445">
                <text:p>43950.5013194445</text:p>
              </table:table-cell>
              <table:table-cell office:value-type="float" office:value="87">
                <text:p>87</text:p>
              </table:table-cell>
              <table:table-cell office:value-type="float" office:value="43950.5369675926">
                <text:p>43950.5369675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3950.5023958333">
                <text:p>43950.5023958333</text:p>
              </table:table-cell>
              <table:table-cell office:value-type="float" office:value="77">
                <text:p>77</text:p>
              </table:table-cell>
              <table:table-cell office:value-type="float" office:value="43950.5376736111">
                <text:p>43950.5376736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3950.503125">
                <text:p>43950.503125</text:p>
              </table:table-cell>
              <table:table-cell office:value-type="float" office:value="74">
                <text:p>74</text:p>
              </table:table-cell>
              <table:table-cell office:value-type="float" office:value="43950.5385185185">
                <text:p>43950.5385185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3950.5048032407">
                <text:p>43950.5048032407</text:p>
              </table:table-cell>
              <table:table-cell office:value-type="float" office:value="64">
                <text:p>64</text:p>
              </table:table-cell>
              <table:table-cell office:value-type="float" office:value="43950.5395601852">
                <text:p>43950.5395601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3950.5054976852">
                <text:p>43950.5054976852</text:p>
              </table:table-cell>
              <table:table-cell office:value-type="float" office:value="74">
                <text:p>74</text:p>
              </table:table-cell>
              <table:table-cell office:value-type="float" office:value="43950.5400115741">
                <text:p>43950.5400115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950.5218634259">
                <text:p>43950.5218634259</text:p>
              </table:table-cell>
              <table:table-cell office:value-type="float" office:value="31">
                <text:p>31</text:p>
              </table:table-cell>
              <table:table-cell office:value-type="float" office:value="43950.5407175926">
                <text:p>43950.5407175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3950.5226041667">
                <text:p>43950.5226041667</text:p>
              </table:table-cell>
              <table:table-cell office:value-type="float" office:value="31">
                <text:p>31</text:p>
              </table:table-cell>
              <table:table-cell office:value-type="float" office:value="43950.5417708333">
                <text:p>43950.5417708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950.5233680556">
                <text:p>43950.5233680556</text:p>
              </table:table-cell>
              <table:table-cell office:value-type="float" office:value="32">
                <text:p>32</text:p>
              </table:table-cell>
              <table:table-cell office:value-type="float" office:value="43950.5419328704">
                <text:p>43950.5419328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3950.5241898148">
                <text:p>43950.5241898148</text:p>
              </table:table-cell>
              <table:table-cell office:value-type="float" office:value="30">
                <text:p>30</text:p>
              </table:table-cell>
              <table:table-cell office:value-type="float" office:value="43950.5427083333">
                <text:p>43950.542708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3950.5248958333">
                <text:p>43950.5248958333</text:p>
              </table:table-cell>
              <table:table-cell office:value-type="float" office:value="32">
                <text:p>32</text:p>
              </table:table-cell>
              <table:table-cell office:value-type="float" office:value="43950.5434143519">
                <text:p>43950.5434143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950.5250694444">
                <text:p>43950.5250694444</text:p>
              </table:table-cell>
              <table:table-cell office:value-type="float" office:value="33">
                <text:p>33</text:p>
              </table:table-cell>
              <table:table-cell office:value-type="float" office:value="43950.5441203704">
                <text:p>43950.5441203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3950.5264814815">
                <text:p>43950.5264814815</text:p>
              </table:table-cell>
              <table:table-cell office:value-type="float" office:value="41">
                <text:p>41</text:p>
              </table:table-cell>
              <table:table-cell office:value-type="float" office:value="43950.5448148148">
                <text:p>43950.5448148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3950.5271759259">
                <text:p>43950.5271759259</text:p>
              </table:table-cell>
              <table:table-cell office:value-type="float" office:value="49">
                <text:p>49</text:p>
              </table:table-cell>
              <table:table-cell office:value-type="float" office:value="43950.5458564815">
                <text:p>43950.5458564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950.5278819444">
                <text:p>43950.5278819444</text:p>
              </table:table-cell>
              <table:table-cell office:value-type="float" office:value="58">
                <text:p>58</text:p>
              </table:table-cell>
              <table:table-cell office:value-type="float" office:value="43950.5463773148">
                <text:p>43950.5463773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3950.5289930556">
                <text:p>43950.5289930556</text:p>
              </table:table-cell>
              <table:table-cell office:value-type="float" office:value="70">
                <text:p>70</text:p>
              </table:table-cell>
              <table:table-cell office:value-type="float" office:value="43950.5471180556">
                <text:p>43950.5471180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3950.529849537">
                <text:p>43950.529849537</text:p>
              </table:table-cell>
              <table:table-cell office:value-type="float" office:value="74">
                <text:p>74</text:p>
              </table:table-cell>
              <table:table-cell office:value-type="float" office:value="43950.5479861111">
                <text:p>43950.547986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3950.5305439815">
                <text:p>43950.5305439815</text:p>
              </table:table-cell>
              <table:table-cell office:value-type="float" office:value="63">
                <text:p>63</text:p>
              </table:table-cell>
              <table:table-cell office:value-type="float" office:value="43950.5486921296">
                <text:p>43950.5486921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950.5313310185">
                <text:p>43950.5313310185</text:p>
              </table:table-cell>
              <table:table-cell office:value-type="float" office:value="68">
                <text:p>68</text:p>
              </table:table-cell>
              <table:table-cell office:value-type="float" office:value="43950.5495717593">
                <text:p>43950.5495717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950.5321875">
                <text:p>43950.5321875</text:p>
              </table:table-cell>
              <table:table-cell office:value-type="float" office:value="74">
                <text:p>74</text:p>
              </table:table-cell>
              <table:table-cell office:value-type="float" office:value="43950.5506134259">
                <text:p>43950.5506134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3950.5329398148">
                <text:p>43950.5329398148</text:p>
              </table:table-cell>
              <table:table-cell office:value-type="float" office:value="76">
                <text:p>76</text:p>
              </table:table-cell>
              <table:table-cell office:value-type="float" office:value="43950.550787037">
                <text:p>43950.550787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3950.5336574074">
                <text:p>43950.5336574074</text:p>
              </table:table-cell>
              <table:table-cell office:value-type="float" office:value="78">
                <text:p>78</text:p>
              </table:table-cell>
              <table:table-cell office:value-type="float" office:value="43950.5518287037">
                <text:p>43950.551828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950.5343634259">
                <text:p>43950.5343634259</text:p>
              </table:table-cell>
              <table:table-cell office:value-type="float" office:value="79">
                <text:p>79</text:p>
              </table:table-cell>
              <table:table-cell office:value-type="float" office:value="43950.5536574074">
                <text:p>43950.5536574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3950.5355324074">
                <text:p>43950.5355324074</text:p>
              </table:table-cell>
              <table:table-cell office:value-type="float" office:value="73">
                <text:p>73</text:p>
              </table:table-cell>
              <table:table-cell office:value-type="float" office:value="43950.5543518519">
                <text:p>43950.5543518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3950.53625">
                <text:p>43950.53625</text:p>
              </table:table-cell>
              <table:table-cell office:value-type="float" office:value="70">
                <text:p>70</text:p>
              </table:table-cell>
              <table:table-cell office:value-type="float" office:value="43950.5553935185">
                <text:p>43950.5553935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3950.5369675926">
                <text:p>43950.5369675926</text:p>
              </table:table-cell>
              <table:table-cell office:value-type="float" office:value="62">
                <text:p>62</text:p>
              </table:table-cell>
              <table:table-cell office:value-type="float" office:value="43950.5568634259">
                <text:p>43950.5568634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3950.5376736111">
                <text:p>43950.5376736111</text:p>
              </table:table-cell>
              <table:table-cell office:value-type="float" office:value="53">
                <text:p>53</text:p>
              </table:table-cell>
              <table:table-cell office:value-type="float" office:value="43950.5575578704">
                <text:p>43950.5575578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3950.5385185185">
                <text:p>43950.5385185185</text:p>
              </table:table-cell>
              <table:table-cell office:value-type="float" office:value="49">
                <text:p>49</text:p>
              </table:table-cell>
              <table:table-cell office:value-type="float" office:value="43950.5582638889">
                <text:p>43950.558263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3950.5400115741">
                <text:p>43950.5400115741</text:p>
              </table:table-cell>
              <table:table-cell office:value-type="float" office:value="69">
                <text:p>69</text:p>
              </table:table-cell>
              <table:table-cell office:value-type="float" office:value="43950.5589699074">
                <text:p>43950.5589699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3950.5407175926">
                <text:p>43950.5407175926</text:p>
              </table:table-cell>
              <table:table-cell office:value-type="float" office:value="76">
                <text:p>76</text:p>
              </table:table-cell>
              <table:table-cell office:value-type="float" office:value="43950.5596759259">
                <text:p>43950.5596759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3950.5419328704">
                <text:p>43950.5419328704</text:p>
              </table:table-cell>
              <table:table-cell office:value-type="float" office:value="76">
                <text:p>76</text:p>
              </table:table-cell>
              <table:table-cell office:value-type="float" office:value="43950.5603819444">
                <text:p>43950.5603819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3950.5427083333">
                <text:p>43950.5427083333</text:p>
              </table:table-cell>
              <table:table-cell office:value-type="float" office:value="66">
                <text:p>66</text:p>
              </table:table-cell>
              <table:table-cell office:value-type="float" office:value="43950.5613541667">
                <text:p>43950.5613541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3950.5434143519">
                <text:p>43950.5434143519</text:p>
              </table:table-cell>
              <table:table-cell office:value-type="float" office:value="63">
                <text:p>63</text:p>
              </table:table-cell>
              <table:table-cell office:value-type="float" office:value="43950.5621412037">
                <text:p>43950.5621412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3950.5441203704">
                <text:p>43950.5441203704</text:p>
              </table:table-cell>
              <table:table-cell office:value-type="float" office:value="81">
                <text:p>81</text:p>
              </table:table-cell>
              <table:table-cell office:value-type="float" office:value="43950.5621759259">
                <text:p>43950.5621759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3950.5448148148">
                <text:p>43950.5448148148</text:p>
              </table:table-cell>
              <table:table-cell office:value-type="float" office:value="92">
                <text:p>92</text:p>
              </table:table-cell>
              <table:table-cell office:value-type="float" office:value="43950.5630208333">
                <text:p>43950.5630208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3950.5463773148">
                <text:p>43950.5463773148</text:p>
              </table:table-cell>
              <table:table-cell office:value-type="float" office:value="114">
                <text:p>114</text:p>
              </table:table-cell>
              <table:table-cell office:value-type="float" office:value="43950.5638657407">
                <text:p>43950.5638657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3950.5471180556">
                <text:p>43950.5471180556</text:p>
              </table:table-cell>
              <table:table-cell office:value-type="float" office:value="110">
                <text:p>110</text:p>
              </table:table-cell>
              <table:table-cell office:value-type="float" office:value="43950.5649074074">
                <text:p>43950.5649074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3950.5479861111">
                <text:p>43950.5479861111</text:p>
              </table:table-cell>
              <table:table-cell office:value-type="float" office:value="112">
                <text:p>112</text:p>
              </table:table-cell>
              <table:table-cell office:value-type="float" office:value="43950.5652662037">
                <text:p>43950.5652662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3950.5486805556">
                <text:p>43950.5486805556</text:p>
              </table:table-cell>
              <table:table-cell office:value-type="float" office:value="98">
                <text:p>98</text:p>
              </table:table-cell>
              <table:table-cell office:value-type="float" office:value="43950.566099537">
                <text:p>43950.566099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3950.5495717593">
                <text:p>43950.5495717593</text:p>
              </table:table-cell>
              <table:table-cell office:value-type="float" office:value="55">
                <text:p>55</text:p>
              </table:table-cell>
              <table:table-cell office:value-type="float" office:value="43950.5668402778">
                <text:p>43950.5668402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3950.550787037">
                <text:p>43950.550787037</text:p>
              </table:table-cell>
              <table:table-cell office:value-type="float" office:value="43">
                <text:p>43</text:p>
              </table:table-cell>
              <table:table-cell office:value-type="float" office:value="43950.5678819444">
                <text:p>43950.5678819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3950.5536574074">
                <text:p>43950.5536574074</text:p>
              </table:table-cell>
              <table:table-cell office:value-type="float" office:value="44">
                <text:p>44</text:p>
              </table:table-cell>
              <table:table-cell office:value-type="float" office:value="43950.568275463">
                <text:p>43950.568275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950.5543518519">
                <text:p>43950.5543518519</text:p>
              </table:table-cell>
              <table:table-cell office:value-type="float" office:value="81">
                <text:p>81</text:p>
              </table:table-cell>
              <table:table-cell office:value-type="float" office:value="43950.5693171296">
                <text:p>43950.5693171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950.5568634259">
                <text:p>43950.5568634259</text:p>
              </table:table-cell>
              <table:table-cell office:value-type="float" office:value="79">
                <text:p>79</text:p>
              </table:table-cell>
              <table:table-cell office:value-type="float" office:value="43950.5693981482">
                <text:p>43950.5693981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950.5575578704">
                <text:p>43950.5575578704</text:p>
              </table:table-cell>
              <table:table-cell office:value-type="float" office:value="76">
                <text:p>76</text:p>
              </table:table-cell>
              <table:table-cell office:value-type="float" office:value="43950.5701273148">
                <text:p>43950.5701273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950.5582638889">
                <text:p>43950.5582638889</text:p>
              </table:table-cell>
              <table:table-cell office:value-type="float" office:value="76">
                <text:p>76</text:p>
              </table:table-cell>
              <table:table-cell office:value-type="float" office:value="43950.5708912037">
                <text:p>43950.5708912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3950.5589699074">
                <text:p>43950.5589699074</text:p>
              </table:table-cell>
              <table:table-cell office:value-type="float" office:value="77">
                <text:p>77</text:p>
              </table:table-cell>
              <table:table-cell office:value-type="float" office:value="43950.5719328704">
                <text:p>43950.5719328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3950.5596759259">
                <text:p>43950.5596759259</text:p>
              </table:table-cell>
              <table:table-cell office:value-type="float" office:value="77">
                <text:p>77</text:p>
              </table:table-cell>
              <table:table-cell office:value-type="float" office:value="43950.5720486111">
                <text:p>43950.5720486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950.5603819444">
                <text:p>43950.5603819444</text:p>
              </table:table-cell>
              <table:table-cell office:value-type="float" office:value="73">
                <text:p>73</text:p>
              </table:table-cell>
              <table:table-cell office:value-type="float" office:value="43950.5729398148">
                <text:p>43950.5729398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950.5613541667">
                <text:p>43950.5613541667</text:p>
              </table:table-cell>
              <table:table-cell office:value-type="float" office:value="74">
                <text:p>74</text:p>
              </table:table-cell>
              <table:table-cell office:value-type="float" office:value="43950.5736574074">
                <text:p>43950.5736574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3950.5621412037">
                <text:p>43950.5621412037</text:p>
              </table:table-cell>
              <table:table-cell office:value-type="float" office:value="75">
                <text:p>75</text:p>
              </table:table-cell>
              <table:table-cell office:value-type="float" office:value="43950.5744097222">
                <text:p>43950.5744097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3950.5621759259">
                <text:p>43950.5621759259</text:p>
              </table:table-cell>
              <table:table-cell office:value-type="float" office:value="70">
                <text:p>70</text:p>
              </table:table-cell>
              <table:table-cell office:value-type="float" office:value="43950.5754513889">
                <text:p>43950.5754513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3950.5630208333">
                <text:p>43950.5630208333</text:p>
              </table:table-cell>
              <table:table-cell office:value-type="float" office:value="72">
                <text:p>72</text:p>
              </table:table-cell>
              <table:table-cell office:value-type="float" office:value="43950.5758101852">
                <text:p>43950.5758101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3950.5638657407">
                <text:p>43950.5638657407</text:p>
              </table:table-cell>
              <table:table-cell office:value-type="float" office:value="73">
                <text:p>73</text:p>
              </table:table-cell>
              <table:table-cell office:value-type="float" office:value="43950.5765162037">
                <text:p>43950.5765162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3950.5652662037">
                <text:p>43950.5652662037</text:p>
              </table:table-cell>
              <table:table-cell office:value-type="float" office:value="70">
                <text:p>70</text:p>
              </table:table-cell>
              <table:table-cell office:value-type="float" office:value="43950.5775694444">
                <text:p>43950.577569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3950.566099537">
                <text:p>43950.566099537</text:p>
              </table:table-cell>
              <table:table-cell office:value-type="float" office:value="72">
                <text:p>72</text:p>
              </table:table-cell>
              <table:table-cell office:value-type="float" office:value="43950.5778472222">
                <text:p>43950.577847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3950.5668402778">
                <text:p>43950.5668402778</text:p>
              </table:table-cell>
              <table:table-cell office:value-type="float" office:value="71">
                <text:p>71</text:p>
              </table:table-cell>
              <table:table-cell office:value-type="float" office:value="43950.5788888889">
                <text:p>43950.578888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3950.568275463">
                <text:p>43950.568275463</text:p>
              </table:table-cell>
              <table:table-cell office:value-type="float" office:value="86">
                <text:p>86</text:p>
              </table:table-cell>
              <table:table-cell office:value-type="float" office:value="43950.5790972222">
                <text:p>43950.579097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3950.5693981482">
                <text:p>43950.5693981482</text:p>
              </table:table-cell>
              <table:table-cell office:value-type="float" office:value="79">
                <text:p>79</text:p>
              </table:table-cell>
              <table:table-cell office:value-type="float" office:value="43950.5801388889">
                <text:p>43950.580138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3950.5701273148">
                <text:p>43950.5701273148</text:p>
              </table:table-cell>
              <table:table-cell office:value-type="float" office:value="73">
                <text:p>73</text:p>
              </table:table-cell>
              <table:table-cell office:value-type="float" office:value="43950.5814467593">
                <text:p>43950.5814467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3950.5708912037">
                <text:p>43950.5708912037</text:p>
              </table:table-cell>
              <table:table-cell office:value-type="float" office:value="69">
                <text:p>69</text:p>
              </table:table-cell>
              <table:table-cell office:value-type="float" office:value="43950.5824884259">
                <text:p>43950.5824884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3950.5720486111">
                <text:p>43950.5720486111</text:p>
              </table:table-cell>
              <table:table-cell office:value-type="float" office:value="77">
                <text:p>77</text:p>
              </table:table-cell>
              <table:table-cell office:value-type="float" office:value="43950.5853356481">
                <text:p>43950.5853356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3950.5729398148">
                <text:p>43950.5729398148</text:p>
              </table:table-cell>
              <table:table-cell office:value-type="float" office:value="60">
                <text:p>60</text:p>
              </table:table-cell>
              <table:table-cell office:value-type="float" office:value="43950.5863888889">
                <text:p>43950.586388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3950.5736574074">
                <text:p>43950.5736574074</text:p>
              </table:table-cell>
              <table:table-cell office:value-type="float" office:value="76">
                <text:p>76</text:p>
              </table:table-cell>
              <table:table-cell office:value-type="float" office:value="43950.5873032407">
                <text:p>43950.5873032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3950.5744097222">
                <text:p>43950.5744097222</text:p>
              </table:table-cell>
              <table:table-cell office:value-type="float" office:value="71">
                <text:p>71</text:p>
              </table:table-cell>
              <table:table-cell office:value-type="float" office:value="43950.5880324074">
                <text:p>43950.5880324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3950.5758101852">
                <text:p>43950.5758101852</text:p>
              </table:table-cell>
              <table:table-cell office:value-type="float" office:value="76">
                <text:p>76</text:p>
              </table:table-cell>
              <table:table-cell office:value-type="float" office:value="43950.5890046296">
                <text:p>43950.5890046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3950.5765162037">
                <text:p>43950.5765162037</text:p>
              </table:table-cell>
              <table:table-cell office:value-type="float" office:value="83">
                <text:p>83</text:p>
              </table:table-cell>
              <table:table-cell office:value-type="float" office:value="43950.5897453704">
                <text:p>43950.5897453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3950.5778472222">
                <text:p>43950.5778472222</text:p>
              </table:table-cell>
              <table:table-cell office:value-type="float" office:value="85">
                <text:p>85</text:p>
              </table:table-cell>
              <table:table-cell office:value-type="float" office:value="43950.590462963">
                <text:p>43950.590462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3950.5790972222">
                <text:p>43950.5790972222</text:p>
              </table:table-cell>
              <table:table-cell office:value-type="float" office:value="92">
                <text:p>92</text:p>
              </table:table-cell>
              <table:table-cell office:value-type="float" office:value="43950.5915046296">
                <text:p>43950.5915046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3950.5814467593">
                <text:p>43950.5814467593</text:p>
              </table:table-cell>
              <table:table-cell office:value-type="float" office:value="96">
                <text:p>96</text:p>
              </table:table-cell>
              <table:table-cell office:value-type="float" office:value="43950.5925925926">
                <text:p>43950.5925925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3950.5853356481">
                <text:p>43950.5853356481</text:p>
              </table:table-cell>
              <table:table-cell office:value-type="float" office:value="94">
                <text:p>94</text:p>
              </table:table-cell>
              <table:table-cell office:value-type="float" office:value="43950.5933564815">
                <text:p>43950.5933564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3950.5873032407">
                <text:p>43950.5873032407</text:p>
              </table:table-cell>
              <table:table-cell office:value-type="float" office:value="82">
                <text:p>82</text:p>
              </table:table-cell>
              <table:table-cell office:value-type="float" office:value="43950.5943981481">
                <text:p>43950.5943981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3950.5880324074">
                <text:p>43950.5880324074</text:p>
              </table:table-cell>
              <table:table-cell office:value-type="float" office:value="86">
                <text:p>86</text:p>
              </table:table-cell>
              <table:table-cell office:value-type="float" office:value="43950.5944328704">
                <text:p>43950.5944328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3950.5890046296">
                <text:p>43950.5890046296</text:p>
              </table:table-cell>
              <table:table-cell office:value-type="float" office:value="85">
                <text:p>85</text:p>
              </table:table-cell>
              <table:table-cell office:value-type="float" office:value="43950.5952314815">
                <text:p>43950.5952314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3950.5897453704">
                <text:p>43950.5897453704</text:p>
              </table:table-cell>
              <table:table-cell office:value-type="float" office:value="82">
                <text:p>82</text:p>
              </table:table-cell>
              <table:table-cell office:value-type="float" office:value="43950.5959375">
                <text:p>43950.5959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3950.590462963">
                <text:p>43950.590462963</text:p>
              </table:table-cell>
              <table:table-cell office:value-type="float" office:value="79">
                <text:p>79</text:p>
              </table:table-cell>
              <table:table-cell office:value-type="float" office:value="43950.596712963">
                <text:p>43950.596712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3950.5925925926">
                <text:p>43950.5925925926</text:p>
              </table:table-cell>
              <table:table-cell office:value-type="float" office:value="71">
                <text:p>71</text:p>
              </table:table-cell>
              <table:table-cell office:value-type="float" office:value="43950.5977546296">
                <text:p>43950.5977546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3950.5933564815">
                <text:p>43950.5933564815</text:p>
              </table:table-cell>
              <table:table-cell office:value-type="float" office:value="69">
                <text:p>69</text:p>
              </table:table-cell>
              <table:table-cell office:value-type="float" office:value="43950.5978819444">
                <text:p>43950.5978819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3950.5944328704">
                <text:p>43950.5944328704</text:p>
              </table:table-cell>
              <table:table-cell office:value-type="float" office:value="63">
                <text:p>63</text:p>
              </table:table-cell>
              <table:table-cell office:value-type="float" office:value="43950.5988425926">
                <text:p>43950.5988425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3950.5952314815">
                <text:p>43950.5952314815</text:p>
              </table:table-cell>
              <table:table-cell office:value-type="float" office:value="59">
                <text:p>59</text:p>
              </table:table-cell>
              <table:table-cell office:value-type="float" office:value="43950.5989236111">
                <text:p>43950.5989236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3950.5959375">
                <text:p>43950.5959375</text:p>
              </table:table-cell>
              <table:table-cell office:value-type="float" office:value="50">
                <text:p>50</text:p>
              </table:table-cell>
              <table:table-cell office:value-type="float" office:value="43950.5990277778">
                <text:p>43950.59902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3950.596712963">
                <text:p>43950.596712963</text:p>
              </table:table-cell>
              <table:table-cell office:value-type="float" office:value="58">
                <text:p>58</text:p>
              </table:table-cell>
              <table:table-cell office:value-type="float" office:value="43950.5997337963">
                <text:p>43950.5997337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3950.5978819444">
                <text:p>43950.5978819444</text:p>
              </table:table-cell>
              <table:table-cell office:value-type="float" office:value="55">
                <text:p>55</text:p>
              </table:table-cell>
              <table:table-cell office:value-type="float" office:value="43950.600775463">
                <text:p>43950.600775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3950.5988425926">
                <text:p>43950.5988425926</text:p>
              </table:table-cell>
              <table:table-cell office:value-type="float" office:value="54">
                <text:p>54</text:p>
              </table:table-cell>
              <table:table-cell office:value-type="float" office:value="43950.6016087963">
                <text:p>43950.6016087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3950.5990277778">
                <text:p>43950.5990277778</text:p>
              </table:table-cell>
              <table:table-cell office:value-type="float" office:value="53">
                <text:p>53</text:p>
              </table:table-cell>
              <table:table-cell office:value-type="float" office:value="43950.6023032407">
                <text:p>43950.6023032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3950.5997222222">
                <text:p>43950.5997222222</text:p>
              </table:table-cell>
              <table:table-cell office:value-type="float" office:value="49">
                <text:p>49</text:p>
              </table:table-cell>
              <table:table-cell office:value-type="float" office:value="43950.6030555556">
                <text:p>43950.60305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3950.6016087963">
                <text:p>43950.6016087963</text:p>
              </table:table-cell>
              <table:table-cell office:value-type="float" office:value="72">
                <text:p>72</text:p>
              </table:table-cell>
              <table:table-cell office:value-type="float" office:value="43950.6037731482">
                <text:p>43950.6037731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3950.6023032407">
                <text:p>43950.6023032407</text:p>
              </table:table-cell>
              <table:table-cell office:value-type="float" office:value="77">
                <text:p>77</text:p>
              </table:table-cell>
              <table:table-cell office:value-type="float" office:value="43950.6048148148">
                <text:p>43950.604814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950.6030555556">
                <text:p>43950.6030555556</text:p>
              </table:table-cell>
              <table:table-cell office:value-type="float" office:value="78">
                <text:p>78</text:p>
              </table:table-cell>
              <table:table-cell office:value-type="float" office:value="43950.604837963">
                <text:p>43950.604837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950.6037731482">
                <text:p>43950.6037731482</text:p>
              </table:table-cell>
              <table:table-cell office:value-type="float" office:value="71">
                <text:p>71</text:p>
              </table:table-cell>
              <table:table-cell office:value-type="float" office:value="43950.6058912037">
                <text:p>43950.6058912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950.604837963">
                <text:p>43950.604837963</text:p>
              </table:table-cell>
              <table:table-cell office:value-type="float" office:value="66">
                <text:p>66</text:p>
              </table:table-cell>
              <table:table-cell office:value-type="float" office:value="43950.6060648148">
                <text:p>43950.6060648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950.6060648148">
                <text:p>43950.6060648148</text:p>
              </table:table-cell>
              <table:table-cell office:value-type="float" office:value="61">
                <text:p>61</text:p>
              </table:table-cell>
              <table:table-cell office:value-type="float" office:value="43950.6071064815">
                <text:p>43950.6071064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950.6071990741">
                <text:p>43950.6071990741</text:p>
              </table:table-cell>
              <table:table-cell office:value-type="float" office:value="61">
                <text:p>61</text:p>
              </table:table-cell>
              <table:table-cell office:value-type="float" office:value="43950.6071990741">
                <text:p>43950.6071990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950.6086458333">
                <text:p>43950.6086458333</text:p>
              </table:table-cell>
              <table:table-cell office:value-type="float" office:value="52">
                <text:p>52</text:p>
              </table:table-cell>
              <table:table-cell office:value-type="float" office:value="43950.6082407407">
                <text:p>43950.6082407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950.6105208333">
                <text:p>43950.6105208333</text:p>
              </table:table-cell>
              <table:table-cell office:value-type="float" office:value="45">
                <text:p>45</text:p>
              </table:table-cell>
              <table:table-cell office:value-type="float" office:value="43950.6086458333">
                <text:p>43950.6086458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950.6112731482">
                <text:p>43950.6112731482</text:p>
              </table:table-cell>
              <table:table-cell office:value-type="float" office:value="45">
                <text:p>45</text:p>
              </table:table-cell>
              <table:table-cell office:value-type="float" office:value="43950.6096875">
                <text:p>43950.60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3950.6121180556">
                <text:p>43950.6121180556</text:p>
              </table:table-cell>
              <table:table-cell office:value-type="float" office:value="44">
                <text:p>44</text:p>
              </table:table-cell>
              <table:table-cell office:value-type="float" office:value="43950.6105208333">
                <text:p>43950.6105208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3950.6128240741">
                <text:p>43950.6128240741</text:p>
              </table:table-cell>
              <table:table-cell office:value-type="float" office:value="38">
                <text:p>38</text:p>
              </table:table-cell>
              <table:table-cell office:value-type="float" office:value="43950.6112731482">
                <text:p>43950.6112731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3950.6135763889">
                <text:p>43950.6135763889</text:p>
              </table:table-cell>
              <table:table-cell office:value-type="float" office:value="36">
                <text:p>36</text:p>
              </table:table-cell>
              <table:table-cell office:value-type="float" office:value="43950.6121180556">
                <text:p>43950.6121180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3950.6144328704">
                <text:p>43950.6144328704</text:p>
              </table:table-cell>
              <table:table-cell office:value-type="float" office:value="33">
                <text:p>33</text:p>
              </table:table-cell>
              <table:table-cell office:value-type="float" office:value="43950.6128240741">
                <text:p>43950.6128240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3950.6152199074">
                <text:p>43950.6152199074</text:p>
              </table:table-cell>
              <table:table-cell office:value-type="float" office:value="31">
                <text:p>31</text:p>
              </table:table-cell>
              <table:table-cell office:value-type="float" office:value="43950.613587963">
                <text:p>43950.613587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3950.6163888889">
                <text:p>43950.6163888889</text:p>
              </table:table-cell>
              <table:table-cell office:value-type="float" office:value="34">
                <text:p>34</text:p>
              </table:table-cell>
              <table:table-cell office:value-type="float" office:value="43950.6144328704">
                <text:p>43950.6144328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3950.6188773148">
                <text:p>43950.6188773148</text:p>
              </table:table-cell>
              <table:table-cell office:value-type="float" office:value="38">
                <text:p>38</text:p>
              </table:table-cell>
              <table:table-cell office:value-type="float" office:value="43950.6152199074">
                <text:p>43950.6152199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3950.6199074074">
                <text:p>43950.6199074074</text:p>
              </table:table-cell>
              <table:table-cell office:value-type="float" office:value="50">
                <text:p>50</text:p>
              </table:table-cell>
              <table:table-cell office:value-type="float" office:value="43950.6162615741">
                <text:p>43950.6162615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3950.6206018519">
                <text:p>43950.6206018519</text:p>
              </table:table-cell>
              <table:table-cell office:value-type="float" office:value="49">
                <text:p>49</text:p>
              </table:table-cell>
              <table:table-cell office:value-type="float" office:value="43950.6163888889">
                <text:p>43950.6163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3950.6213425926">
                <text:p>43950.6213425926</text:p>
              </table:table-cell>
              <table:table-cell office:value-type="float" office:value="38">
                <text:p>38</text:p>
              </table:table-cell>
              <table:table-cell office:value-type="float" office:value="43950.6174305556">
                <text:p>43950.617430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3950.6223958333">
                <text:p>43950.6223958333</text:p>
              </table:table-cell>
              <table:table-cell office:value-type="float" office:value="47">
                <text:p>47</text:p>
              </table:table-cell>
              <table:table-cell office:value-type="float" office:value="43950.6188773148">
                <text:p>43950.6188773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3950.6231365741">
                <text:p>43950.6231365741</text:p>
              </table:table-cell>
              <table:table-cell office:value-type="float" office:value="41">
                <text:p>41</text:p>
              </table:table-cell>
              <table:table-cell office:value-type="float" office:value="43950.6199074074">
                <text:p>43950.6199074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3950.6239814815">
                <text:p>43950.6239814815</text:p>
              </table:table-cell>
              <table:table-cell office:value-type="float" office:value="47">
                <text:p>47</text:p>
              </table:table-cell>
              <table:table-cell office:value-type="float" office:value="43950.6206018519">
                <text:p>43950.6206018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3950.6247685185">
                <text:p>43950.6247685185</text:p>
              </table:table-cell>
              <table:table-cell office:value-type="float" office:value="40">
                <text:p>40</text:p>
              </table:table-cell>
              <table:table-cell office:value-type="float" office:value="43950.6213425926">
                <text:p>43950.6213425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3950.6255208333">
                <text:p>43950.6255208333</text:p>
              </table:table-cell>
              <table:table-cell office:value-type="float" office:value="41">
                <text:p>41</text:p>
              </table:table-cell>
              <table:table-cell office:value-type="float" office:value="43950.6223842593">
                <text:p>43950.6223842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3950.6266550926">
                <text:p>43950.6266550926</text:p>
              </table:table-cell>
              <table:table-cell office:value-type="float" office:value="38">
                <text:p>38</text:p>
              </table:table-cell>
              <table:table-cell office:value-type="float" office:value="43950.6223958333">
                <text:p>43950.6223958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3950.6275694444">
                <text:p>43950.6275694444</text:p>
              </table:table-cell>
              <table:table-cell office:value-type="float" office:value="44">
                <text:p>44</text:p>
              </table:table-cell>
              <table:table-cell office:value-type="float" office:value="43950.6231365741">
                <text:p>43950.6231365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3950.6282638889">
                <text:p>43950.6282638889</text:p>
              </table:table-cell>
              <table:table-cell office:value-type="float" office:value="43">
                <text:p>43</text:p>
              </table:table-cell>
              <table:table-cell office:value-type="float" office:value="43950.6239814815">
                <text:p>43950.6239814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3950.6291782407">
                <text:p>43950.6291782407</text:p>
              </table:table-cell>
              <table:table-cell office:value-type="float" office:value="38">
                <text:p>38</text:p>
              </table:table-cell>
              <table:table-cell office:value-type="float" office:value="43950.6247685185">
                <text:p>43950.6247685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3950.6298842593">
                <text:p>43950.6298842593</text:p>
              </table:table-cell>
              <table:table-cell office:value-type="float" office:value="55">
                <text:p>55</text:p>
              </table:table-cell>
              <table:table-cell office:value-type="float" office:value="43950.6255208333">
                <text:p>43950.6255208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3950.6310069444">
                <text:p>43950.6310069444</text:p>
              </table:table-cell>
              <table:table-cell office:value-type="float" office:value="60">
                <text:p>60</text:p>
              </table:table-cell>
              <table:table-cell office:value-type="float" office:value="43950.6265625">
                <text:p>43950.62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3950.6317592593">
                <text:p>43950.6317592593</text:p>
              </table:table-cell>
              <table:table-cell office:value-type="float" office:value="45">
                <text:p>45</text:p>
              </table:table-cell>
              <table:table-cell office:value-type="float" office:value="43950.6266550926">
                <text:p>43950.6266550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3950.6339467593">
                <text:p>43950.6339467593</text:p>
              </table:table-cell>
              <table:table-cell office:value-type="float" office:value="36">
                <text:p>36</text:p>
              </table:table-cell>
              <table:table-cell office:value-type="float" office:value="43950.6275694444">
                <text:p>43950.6275694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3950.6353240741">
                <text:p>43950.6353240741</text:p>
              </table:table-cell>
              <table:table-cell office:value-type="float" office:value="44">
                <text:p>44</text:p>
              </table:table-cell>
              <table:table-cell office:value-type="float" office:value="43950.6282638889">
                <text:p>43950.628263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3950.6360648148">
                <text:p>43950.6360648148</text:p>
              </table:table-cell>
              <table:table-cell office:value-type="float" office:value="51">
                <text:p>51</text:p>
              </table:table-cell>
              <table:table-cell office:value-type="float" office:value="43950.6291782407">
                <text:p>43950.6291782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3950.6361226852">
                <text:p>43950.6361226852</text:p>
              </table:table-cell>
              <table:table-cell office:value-type="float" office:value="52">
                <text:p>52</text:p>
              </table:table-cell>
              <table:table-cell office:value-type="float" office:value="43950.6298842593">
                <text:p>43950.6298842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3950.6368287037">
                <text:p>43950.6368287037</text:p>
              </table:table-cell>
              <table:table-cell office:value-type="float" office:value="46">
                <text:p>46</text:p>
              </table:table-cell>
              <table:table-cell office:value-type="float" office:value="43950.6309259259">
                <text:p>43950.6309259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3950.6377314815">
                <text:p>43950.6377314815</text:p>
              </table:table-cell>
              <table:table-cell office:value-type="float" office:value="44">
                <text:p>44</text:p>
              </table:table-cell>
              <table:table-cell office:value-type="float" office:value="43950.6310069444">
                <text:p>43950.6310069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3950.6384490741">
                <text:p>43950.6384490741</text:p>
              </table:table-cell>
              <table:table-cell office:value-type="float" office:value="33">
                <text:p>33</text:p>
              </table:table-cell>
              <table:table-cell office:value-type="float" office:value="43950.6317592593">
                <text:p>43950.6317592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3950.6392013889">
                <text:p>43950.6392013889</text:p>
              </table:table-cell>
              <table:table-cell office:value-type="float" office:value="31">
                <text:p>31</text:p>
              </table:table-cell>
              <table:table-cell office:value-type="float" office:value="43950.6328009259">
                <text:p>43950.6328009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3950.6399074074">
                <text:p>43950.6399074074</text:p>
              </table:table-cell>
              <table:table-cell office:value-type="float" office:value="46">
                <text:p>46</text:p>
              </table:table-cell>
              <table:table-cell office:value-type="float" office:value="43950.6339467593">
                <text:p>43950.6339467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3950.6413541667">
                <text:p>43950.6413541667</text:p>
              </table:table-cell>
              <table:table-cell office:value-type="float" office:value="44">
                <text:p>44</text:p>
              </table:table-cell>
              <table:table-cell office:value-type="float" office:value="43950.6349884259">
                <text:p>43950.6349884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3950.6421643519">
                <text:p>43950.6421643519</text:p>
              </table:table-cell>
              <table:table-cell office:value-type="float" office:value="41">
                <text:p>41</text:p>
              </table:table-cell>
              <table:table-cell office:value-type="float" office:value="43950.6353240741">
                <text:p>43950.6353240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3950.6428703704">
                <text:p>43950.6428703704</text:p>
              </table:table-cell>
              <table:table-cell office:value-type="float" office:value="35">
                <text:p>35</text:p>
              </table:table-cell>
              <table:table-cell office:value-type="float" office:value="43950.6360648148">
                <text:p>43950.6360648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3950.6441550926">
                <text:p>43950.6441550926</text:p>
              </table:table-cell>
              <table:table-cell office:value-type="float" office:value="33">
                <text:p>33</text:p>
              </table:table-cell>
              <table:table-cell office:value-type="float" office:value="43950.6361226852">
                <text:p>43950.6361226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3950.6451273148">
                <text:p>43950.6451273148</text:p>
              </table:table-cell>
              <table:table-cell office:value-type="float" office:value="31">
                <text:p>31</text:p>
              </table:table-cell>
              <table:table-cell office:value-type="float" office:value="43950.6368287037">
                <text:p>43950.6368287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3950.6740856482">
                <text:p>43950.6740856482</text:p>
              </table:table-cell>
              <table:table-cell office:value-type="float" office:value="45">
                <text:p>45</text:p>
              </table:table-cell>
              <table:table-cell office:value-type="float" office:value="43950.6377314815">
                <text:p>43950.6377314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3950.7123148148">
                <text:p>43950.7123148148</text:p>
              </table:table-cell>
              <table:table-cell office:value-type="float" office:value="113">
                <text:p>113</text:p>
              </table:table-cell>
              <table:table-cell office:value-type="float" office:value="43950.6384490741">
                <text:p>43950.6384490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3950.7505324074">
                <text:p>43950.7505324074</text:p>
              </table:table-cell>
              <table:table-cell office:value-type="float" office:value="51">
                <text:p>51</text:p>
              </table:table-cell>
              <table:table-cell office:value-type="float" office:value="43950.6392013889">
                <text:p>43950.6392013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3950.7887615741">
                <text:p>43950.7887615741</text:p>
              </table:table-cell>
              <table:table-cell office:value-type="float" office:value="7">
                <text:p>7</text:p>
              </table:table-cell>
              <table:table-cell office:value-type="float" office:value="43950.6399074074">
                <text:p>43950.6399074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3950.8072800926">
                <text:p>43950.8072800926</text:p>
              </table:table-cell>
              <table:table-cell office:value-type="float" office:value="31">
                <text:p>31</text:p>
              </table:table-cell>
              <table:table-cell office:value-type="float" office:value="43950.6409490741">
                <text:p>43950.6409490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3950.8246875">
                <text:p>43950.8246875</text:p>
              </table:table-cell>
              <table:table-cell office:value-type="float" office:value="8">
                <text:p>8</text:p>
              </table:table-cell>
              <table:table-cell office:value-type="float" office:value="43950.6413541667">
                <text:p>43950.6413541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3950.8629050926">
                <text:p>43950.8629050926</text:p>
              </table:table-cell>
              <table:table-cell office:value-type="float" office:value="8">
                <text:p>8</text:p>
              </table:table-cell>
              <table:table-cell office:value-type="float" office:value="43950.6421643519">
                <text:p>43950.6421643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3950.9011111111">
                <text:p>43950.9011111111</text:p>
              </table:table-cell>
              <table:table-cell office:value-type="float" office:value="8">
                <text:p>8</text:p>
              </table:table-cell>
              <table:table-cell office:value-type="float" office:value="43950.6428703704">
                <text:p>43950.6428703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3950.9393287037">
                <text:p>43950.9393287037</text:p>
              </table:table-cell>
              <table:table-cell office:value-type="float" office:value="8">
                <text:p>8</text:p>
              </table:table-cell>
              <table:table-cell office:value-type="float" office:value="43950.6439236111">
                <text:p>43950.6439236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3950.9775578704">
                <text:p>43950.9775578704</text:p>
              </table:table-cell>
              <table:table-cell office:value-type="float" office:value="8">
                <text:p>8</text:p>
              </table:table-cell>
              <table:table-cell office:value-type="float" office:value="43950.6441550926">
                <text:p>43950.6441550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3951.0157407407">
                <text:p>43951.0157407407</text:p>
              </table:table-cell>
              <table:table-cell office:value-type="float" office:value="8">
                <text:p>8</text:p>
              </table:table-cell>
              <table:table-cell office:value-type="float" office:value="43950.6451273148">
                <text:p>43950.6451273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3951.0539583333">
                <text:p>43951.0539583333</text:p>
              </table:table-cell>
              <table:table-cell office:value-type="float" office:value="8">
                <text:p>8</text:p>
              </table:table-cell>
              <table:table-cell office:value-type="float" office:value="43950.6461689815">
                <text:p>43950.6461689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951.0921875">
                <text:p>43951.0921875</text:p>
              </table:table-cell>
              <table:table-cell office:value-type="float" office:value="8">
                <text:p>8</text:p>
              </table:table-cell>
              <table:table-cell office:value-type="float" office:value="43950.6740856482">
                <text:p>43950.6740856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3951.1303935185">
                <text:p>43951.1303935185</text:p>
              </table:table-cell>
              <table:table-cell office:value-type="float" office:value="8">
                <text:p>8</text:p>
              </table:table-cell>
              <table:table-cell office:value-type="float" office:value="43950.7123148148">
                <text:p>43950.712314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3951.168587963">
                <text:p>43951.168587963</text:p>
              </table:table-cell>
              <table:table-cell office:value-type="float" office:value="8">
                <text:p>8</text:p>
              </table:table-cell>
              <table:table-cell office:value-type="float" office:value="43950.7505324074">
                <text:p>43950.7505324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3951.2067939815">
                <text:p>43951.2067939815</text:p>
              </table:table-cell>
              <table:table-cell office:value-type="float" office:value="4">
                <text:p>4</text:p>
              </table:table-cell>
              <table:table-cell office:value-type="float" office:value="43950.7887615741">
                <text:p>43950.7887615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3951.2450115741">
                <text:p>43951.2450115741</text:p>
              </table:table-cell>
              <table:table-cell office:value-type="float" office:value="28">
                <text:p>28</text:p>
              </table:table-cell>
              <table:table-cell office:value-type="float" office:value="43950.8072800926">
                <text:p>43950.8072800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3951.2832060185">
                <text:p>43951.2832060185</text:p>
              </table:table-cell>
              <table:table-cell office:value-type="float" office:value="46">
                <text:p>46</text:p>
              </table:table-cell>
              <table:table-cell office:value-type="float" office:value="43950.8083333333">
                <text:p>43950.808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3951.3214351852">
                <text:p>43951.3214351852</text:p>
              </table:table-cell>
              <table:table-cell office:value-type="float" office:value="100">
                <text:p>100</text:p>
              </table:table-cell>
              <table:table-cell office:value-type="float" office:value="43950.8246875">
                <text:p>43950.82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3951.3257986111">
                <text:p>43951.3257986111</text:p>
              </table:table-cell>
              <table:table-cell office:value-type="float" office:value="69">
                <text:p>69</text:p>
              </table:table-cell>
              <table:table-cell office:value-type="float" office:value="43950.8629050926">
                <text:p>43950.8629050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3951.3266203704">
                <text:p>43951.3266203704</text:p>
              </table:table-cell>
              <table:table-cell office:value-type="float" office:value="49">
                <text:p>49</text:p>
              </table:table-cell>
              <table:table-cell office:value-type="float" office:value="43950.9011111111">
                <text:p>43950.90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3951.3273611111">
                <text:p>43951.3273611111</text:p>
              </table:table-cell>
              <table:table-cell office:value-type="float" office:value="49">
                <text:p>49</text:p>
              </table:table-cell>
              <table:table-cell office:value-type="float" office:value="43950.9393287037">
                <text:p>43950.939328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3951.3281481482">
                <text:p>43951.3281481482</text:p>
              </table:table-cell>
              <table:table-cell office:value-type="float" office:value="46">
                <text:p>46</text:p>
              </table:table-cell>
              <table:table-cell office:value-type="float" office:value="43950.9775578704">
                <text:p>43950.9775578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3951.3295601852">
                <text:p>43951.3295601852</text:p>
              </table:table-cell>
              <table:table-cell office:value-type="float" office:value="86">
                <text:p>86</text:p>
              </table:table-cell>
              <table:table-cell office:value-type="float" office:value="43951.0157407407">
                <text:p>43951.0157407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3951.3309837963">
                <text:p>43951.3309837963</text:p>
              </table:table-cell>
              <table:table-cell office:value-type="float" office:value="66">
                <text:p>66</text:p>
              </table:table-cell>
              <table:table-cell office:value-type="float" office:value="43951.0539583333">
                <text:p>43951.053958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3951.3317476852">
                <text:p>43951.3317476852</text:p>
              </table:table-cell>
              <table:table-cell office:value-type="float" office:value="68">
                <text:p>68</text:p>
              </table:table-cell>
              <table:table-cell office:value-type="float" office:value="43951.0921875">
                <text:p>43951.09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3951.3326388889">
                <text:p>43951.3326388889</text:p>
              </table:table-cell>
              <table:table-cell office:value-type="float" office:value="60">
                <text:p>60</text:p>
              </table:table-cell>
              <table:table-cell office:value-type="float" office:value="43951.1303935185">
                <text:p>43951.1303935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3951.3334722222">
                <text:p>43951.3334722222</text:p>
              </table:table-cell>
              <table:table-cell office:value-type="float" office:value="60">
                <text:p>60</text:p>
              </table:table-cell>
              <table:table-cell office:value-type="float" office:value="43951.168587963">
                <text:p>43951.168587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3951.3348726852">
                <text:p>43951.3348726852</text:p>
              </table:table-cell>
              <table:table-cell office:value-type="float" office:value="72">
                <text:p>72</text:p>
              </table:table-cell>
              <table:table-cell office:value-type="float" office:value="43951.2067939815">
                <text:p>43951.2067939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3951.3356365741">
                <text:p>43951.3356365741</text:p>
              </table:table-cell>
              <table:table-cell office:value-type="float" office:value="76">
                <text:p>76</text:p>
              </table:table-cell>
              <table:table-cell office:value-type="float" office:value="43951.2450115741">
                <text:p>43951.2450115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3951.3363541667">
                <text:p>43951.3363541667</text:p>
              </table:table-cell>
              <table:table-cell office:value-type="float" office:value="73">
                <text:p>73</text:p>
              </table:table-cell>
              <table:table-cell office:value-type="float" office:value="43951.2832060185">
                <text:p>43951.2832060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3951.3374074074">
                <text:p>43951.3374074074</text:p>
              </table:table-cell>
              <table:table-cell office:value-type="float" office:value="77">
                <text:p>77</text:p>
              </table:table-cell>
              <table:table-cell office:value-type="float" office:value="43951.3214351852">
                <text:p>43951.3214351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51.3257986111">
                <text:p>43951.3257986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51.3266319444">
                <text:p>43951.3266319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51.3273611111">
                <text:p>43951.32736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51.3281481482">
                <text:p>43951.3281481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51.3291898148">
                <text:p>43951.329189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51.3295601852">
                <text:p>43951.3295601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51.3306018519">
                <text:p>43951.3306018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51.3309837963">
                <text:p>43951.3309837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51.3317476852">
                <text:p>43951.3317476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51.3326388889">
                <text:p>43951.33263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51.3334722222">
                <text:p>43951.33347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51.3345138889">
                <text:p>43951.334513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51.3348726852">
                <text:p>43951.3348726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51.3356365741">
                <text:p>43951.3356365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51.3363541667">
                <text:p>43951.3363541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51.3373958333">
                <text:p>43951.3373958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51.3374074074">
                <text:p>43951.337407407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